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48in"/>
    </style:style>
    <style:style style:name="co3" style:family="table-column">
      <style:table-column-properties fo:break-before="auto" style:column-width="1.5945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1.398in"/>
    </style:style>
    <style:style style:name="co6" style:family="table-column">
      <style:table-column-properties fo:break-before="auto" style:column-width="1.3673in"/>
    </style:style>
    <style:style style:name="co7" style:family="table-column">
      <style:table-column-properties fo:break-before="auto" style:column-width="1.411in"/>
    </style:style>
    <style:style style:name="co8" style:family="table-column">
      <style:table-column-properties fo:break-before="auto" style:column-width="1.7602in"/>
    </style:style>
    <style:style style:name="co9" style:family="table-column">
      <style:table-column-properties fo:break-before="auto" style:column-width="1.3in"/>
    </style:style>
    <style:style style:name="co10" style:family="table-column">
      <style:table-column-properties fo:break-before="auto" style:column-width="1.0598in"/>
    </style:style>
    <style:style style:name="co11" style:family="table-column">
      <style:table-column-properties fo:break-before="auto" style:column-width="1.2339in"/>
    </style:style>
    <style:style style:name="co12" style:family="table-column">
      <style:table-column-properties fo:break-before="auto" style:column-width="0.3819in"/>
    </style:style>
    <style:style style:name="co13" style:family="table-column">
      <style:table-column-properties fo:break-before="auto" style:column-width="0.7098in"/>
    </style:style>
    <style:style style:name="co14" style:family="table-column">
      <style:table-column-properties fo:break-before="auto" style:column-width="1.5075in"/>
    </style:style>
    <style:style style:name="co15" style:family="table-column">
      <style:table-column-properties fo:break-before="auto" style:column-width="1.3543in"/>
    </style:style>
    <style:style style:name="co16" style:family="table-column">
      <style:table-column-properties fo:break-before="auto" style:column-width="0.7425in"/>
    </style:style>
    <style:style style:name="co17" style:family="table-column">
      <style:table-column-properties fo:break-before="auto" style:column-width="1.1465in"/>
    </style:style>
    <style:style style:name="co18" style:family="table-column">
      <style:table-column-properties fo:break-before="auto" style:column-width="1.1362in"/>
    </style:style>
    <style:style style:name="co19" style:family="table-column">
      <style:table-column-properties fo:break-before="auto" style:column-width="0.8846in"/>
    </style:style>
    <style:style style:name="co20" style:family="table-column">
      <style:table-column-properties fo:break-before="auto" style:column-width="1.0701in"/>
    </style:style>
    <style:style style:name="co21" style:family="table-column">
      <style:table-column-properties fo:break-before="auto" style:column-width="3.7799in"/>
    </style:style>
    <style:style style:name="co22" style:family="table-column">
      <style:table-column-properties fo:break-before="auto" style:column-width="1.80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000000"/>
      <style:text-properties style:use-window-font-color="true"/>
    </style:style>
    <style:style style:name="ce2" style:family="table-cell" style:parent-style-name="Default">
      <style:table-cell-properties fo:background-color="#ffff66"/>
    </style:style>
    <style:style style:name="ce3" style:family="table-cell" style:parent-style-name="Default">
      <style:table-cell-properties fo:background-color="#b2b2b2"/>
    </style:style>
    <style:style style:name="ce4" style:family="table-cell" style:parent-style-name="Default">
      <style:table-cell-properties fo:background-color="#00331a"/>
    </style:style>
    <style:style style:name="ce5" style:family="table-cell" style:parent-style-name="Default">
      <style:table-cell-properties fo:background-color="#00331a"/>
      <style:text-properties style:use-window-font-color="true"/>
    </style:style>
    <style:style style:name="ce6" style:family="table-cell" style:parent-style-name="Default">
      <style:table-cell-properties fo:background-color="#003333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1c1c1c" fo:font-weight="bold" style:font-weight-asian="bold" style:font-weight-complex="bold"/>
    </style:style>
    <style:style style:name="ce8" style:family="table-cell" style:parent-style-name="Default">
      <style:table-cell-properties fo:background-color="#333333"/>
      <style:text-properties fo:color="#ffff99" style:font-name="DejaVu Sans Mono" fo:font-weight="bold" style:font-weight-asian="bold" style:font-weight-complex="bold"/>
    </style:style>
    <style:style style:name="ce9" style:family="table-cell" style:parent-style-name="Default">
      <style:table-cell-properties fo:background-color="#99ffcc"/>
      <style:text-properties style:font-name="DejaVu Sans Mono" fo:font-weight="bold" style:font-weight-asian="bold" style:font-weight-complex="bold"/>
    </style:style>
    <style:style style:name="ce10" style:family="table-cell" style:parent-style-name="Default">
      <style:table-cell-properties fo:background-color="#333333" style:text-align-source="fix" style:repeat-content="false"/>
      <style:paragraph-properties fo:text-align="start" fo:margin-left="0in"/>
      <style:text-properties fo:color="#ffff99" style:font-name="DejaVu Sans Mono" fo:font-weight="bold" style:font-weight-asian="bold" style:font-weight-complex="bold"/>
    </style:style>
    <style:style style:name="ce11" style:family="table-cell" style:parent-style-name="Default">
      <style:table-cell-properties fo:background-color="#99ffcc" style:text-align-source="fix" style:repeat-content="false"/>
      <style:paragraph-properties fo:text-align="start" fo:margin-left="0in"/>
      <style:text-properties style:font-name="DejaVu Sans Mono" fo:font-weight="bold" style:font-weight-asian="bold" style:font-weight-complex="bold"/>
    </style:style>
    <style:style style:name="ce12" style:family="table-cell" style:parent-style-name="Default">
      <style:table-cell-properties fo:background-color="#333333"/>
      <style:text-properties fo:color="#ffff99" fo:font-weight="bold" style:font-weight-asian="bold" style:font-weight-complex="bold"/>
    </style:style>
    <style:style style:name="ce13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14" style:family="table-cell" style:parent-style-name="Default">
      <style:table-cell-properties fo:background-color="#ffff99"/>
      <style:text-properties fo:color="#cc0000"/>
    </style:style>
    <style:style style:name="ce15" style:family="table-cell" style:parent-style-name="Default" style:data-style-name="N1">
      <style:table-cell-properties fo:background-color="#ffff99"/>
      <style:text-properties fo:color="#cc0000" style:font-name="Droid Sans Mono" fo:font-weight="bold" style:font-weight-asian="bold" style:font-weight-complex="bold"/>
    </style:style>
    <style:style style:name="ce16" style:family="table-cell" style:parent-style-name="Default">
      <style:table-cell-properties fo:background-color="#ffff99"/>
      <style:text-properties fo:color="#cc0000" fo:font-weight="bold" style:font-weight-asian="bold" style:font-weight-complex="bold"/>
    </style:style>
    <style:style style:name="ce17" style:family="table-cell" style:parent-style-name="Default">
      <style:table-cell-properties fo:background-color="#333333" style:text-align-source="fix" style:repeat-content="false"/>
      <style:paragraph-properties fo:text-align="center" fo:margin-left="0in"/>
      <style:text-properties fo:color="#ffff99" style:font-name="DejaVu Sans Mono" fo:font-weight="bold" style:font-weight-asian="bold" style:font-weight-complex="bold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color="#cc0000" style:font-name="DejaVu Sans Mono" fo:font-weight="bold" style:font-weight-asian="bold" style:font-weight-complex="bold"/>
    </style:style>
    <style:style style:name="ce19" style:family="table-cell" style:parent-style-name="Default">
      <style:table-cell-properties fo:background-color="#000000"/>
      <style:text-properties style:use-window-font-color="true" style:font-name="DejaVu Sans Mono"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style:use-window-font-color="true" style:font-name="DejaVu Sans Mono" fo:font-weight="normal" style:font-weight-asian="normal" style:font-weight-complex="normal"/>
    </style:style>
    <style:style style:name="ce21" style:family="table-cell" style:parent-style-name="Default">
      <style:table-cell-properties fo:background-color="transparent"/>
      <style:text-properties style:use-window-font-color="true" style:font-name="DejaVu Sans Mono" fo:font-weight="normal" style:font-weight-asian="normal" style:font-weight-complex="normal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99ff66" fo:font-weight="bold" style:font-weight-asian="bold" style:font-weight-complex="bold"/>
    </style:style>
    <style:style style:name="ce24" style:family="table-cell" style:parent-style-name="Default">
      <style:table-cell-properties fo:background-color="#dddddd"/>
      <style:text-properties style:use-window-font-color="true" style:font-name="DejaVu Sans Mono" fo:font-weight="bold" style:font-weight-asian="bold" style:font-weight-complex="bold"/>
    </style:style>
    <style:style style:name="ce25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26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style:use-window-font-color="true" style:font-name="DejaVu Sans Mono"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111111" style:font-name="DejaVu Sans Mono" fo:font-weight="normal" style:font-weight-asian="normal" style:font-weight-complex="normal"/>
    </style:style>
    <style:style style:name="ce28" style:family="table-cell" style:parent-style-name="Default" style:data-style-name="N60">
      <style:table-cell-properties style:text-align-source="fix" style:repeat-content="false" fo:background-color="transparent"/>
      <style:paragraph-properties fo:text-align="start" fo:margin-left="0in"/>
      <style:text-properties fo:color="#111111" style:font-name="DejaVu Sans Mono"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0" style:family="table-cell" style:parent-style-name="Default">
      <style:table-cell-properties fo:background-color="#000000"/>
      <style:text-properties style:use-window-font-color="true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fo:color="#111111" style:font-name="DejaVu Sans Mono" fo:font-weight="normal" style:font-weight-asian="normal" style:font-weight-complex="normal"/>
    </style:style>
    <style:style style:name="ce32" style:family="table-cell" style:parent-style-name="Default">
      <style:table-cell-properties fo:background-color="transparent"/>
      <style:text-properties style:use-window-font-color="true"/>
    </style:style>
    <style:style style:name="ce33" style:family="table-cell" style:parent-style-name="Default" style:data-style-name="N1">
      <style:table-cell-properties fo:background-color="#000000"/>
      <style:text-properties fo:color="#ffff66" fo:font-weight="bold" style:font-weight-asian="bold" style:font-weight-complex="bold"/>
    </style:style>
    <style:style style:name="ce34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35" style:family="table-cell" style:parent-style-name="Default" style:data-style-name="N1">
      <style:table-cell-properties fo:background-color="#cfe7f5"/>
      <style:text-properties style:font-name="Droid Sans Mono" fo:font-weight="bold" style:font-weight-asian="bold" style:font-weight-complex="bold"/>
    </style:style>
    <style:style style:name="ce36" style:family="table-cell" style:parent-style-name="Default" style:data-style-name="N1">
      <style:table-cell-properties fo:background-color="#eeeeee"/>
      <style:text-properties style:font-name="Droid Sans Mono" fo:font-weight="bold" style:font-weight-asian="bold" style:font-weight-complex="bold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39" style:family="table-cell" style:parent-style-name="Default" style:data-style-name="N1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40" style:family="table-cell" style:parent-style-name="Default" style:data-style-name="N1">
      <style:table-cell-properties fo:background-color="#eeeeee"/>
      <style:text-properties style:use-window-font-color="true" style:font-name="Arial" fo:font-weight="bold" style:font-weight-asian="bold" style:font-weight-complex="bold"/>
    </style:style>
    <style:style style:name="ce41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 style:data-style-name="N1">
      <style:text-properties fo:color="#006600" style:font-name="Arial" fo:font-weight="bold" style:font-weight-asian="bold" style:font-weight-complex="bold"/>
    </style:style>
    <style:style style:name="ce43" style:family="table-cell" style:parent-style-name="Default" style:data-style-name="N1">
      <style:table-cell-properties fo:background-color="#eeeeee"/>
      <style:text-properties fo:color="#006600" style:font-name="Arial" fo:font-weight="bold" style:font-weight-asian="bold" style:font-weight-complex="bold"/>
    </style:style>
    <style:style style:name="ce44" style:family="table-cell" style:parent-style-name="Default" style:data-style-name="N1">
      <style:text-properties fo:color="#7e0021" fo:font-weight="bold" style:font-weight-asian="bold" style:font-weight-complex="bold"/>
    </style:style>
    <style:style style:name="ce45" style:family="table-cell" style:parent-style-name="Default" style:data-style-name="N1">
      <style:table-cell-properties fo:background-color="#eeeeee"/>
      <style:text-properties fo:color="#7e0021" fo:font-weight="bold" style:font-weight-asian="bold" style:font-weight-complex="bold"/>
    </style:style>
    <style:style style:name="ce46" style:family="table-cell" style:parent-style-name="Default" style:data-style-name="N1">
      <style:text-properties fo:font-weight="bold" style:font-weight-asian="bold" style:font-weight-complex="bold"/>
    </style:style>
    <style:style style:name="ce47" style:family="table-cell" style:parent-style-name="Default" style:data-style-name="N1">
      <style:table-cell-properties fo:background-color="#eeeeee"/>
      <style:text-properties fo:font-weight="bold" style:font-weight-asian="bold" style:font-weight-complex="bold"/>
    </style:style>
    <style:style style:name="ce48" style:family="table-cell" style:parent-style-name="Default" style:data-style-name="N1">
      <style:text-properties fo:color="#0000ff" fo:font-weight="bold" style:font-weight-asian="bold" style:font-weight-complex="bold"/>
    </style:style>
    <style:style style:name="ce49" style:family="table-cell" style:parent-style-name="Default" style:data-style-name="N1">
      <style:table-cell-properties fo:background-color="#eeeeee"/>
      <style:text-properties fo:color="#0000ff" fo:font-weight="bold" style:font-weight-asian="bold" style:font-weight-complex="bold"/>
    </style:style>
    <style:style style:name="ce50" style:family="table-cell" style:parent-style-name="Default" style:data-style-name="N1">
      <style:text-properties fo:color="#cc3300" fo:font-weight="bold" style:font-weight-asian="bold" style:font-weight-complex="bold"/>
    </style:style>
    <style:style style:name="ce51" style:family="table-cell" style:parent-style-name="Default" style:data-style-name="N1">
      <style:table-cell-properties fo:background-color="#eeeeee"/>
      <style:text-properties fo:color="#cc3300" fo:font-weight="bold" style:font-weight-asian="bold" style:font-weight-complex="bold"/>
    </style:style>
    <style:style style:name="ce52" style:family="table-cell" style:parent-style-name="Default" style:data-style-name="N1">
      <style:table-cell-properties fo:background-color="#666666"/>
      <style:text-properties fo:color="#ffff00" fo:font-weight="bold" style:font-weight-asian="bold" style:font-weight-complex="bold"/>
    </style:style>
    <style:style style:name="ce53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5" style:family="table-cell" style:parent-style-name="Default" style:data-style-name="N1">
      <style:table-cell-properties fo:background-color="#ffffff"/>
      <style:text-properties style:use-window-font-color="true" fo:font-weight="bold" style:font-weight-asian="bold" style:font-weight-complex="bold"/>
    </style:style>
    <style:style style:name="ce56" style:family="table-cell" style:parent-style-name="Default" style:data-style-name="N1"/>
    <style:style style:name="ce57" style:family="table-cell" style:parent-style-name="Default" style:data-style-name="N1">
      <style:text-properties fo:color="#cc3300"/>
    </style:style>
    <style:style style:name="ce58" style:family="table-cell" style:parent-style-name="Default" style:data-style-name="N1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dddddd"/>
    </style:style>
    <style:style style:name="ce60" style:family="table-cell" style:parent-style-name="Default">
      <style:table-cell-properties fo:background-color="#dddddd"/>
      <style:text-properties style:font-name="DejaVu Sans Mono" fo:font-weight="bold" style:font-weight-asian="bold" style:font-weight-complex="bold"/>
    </style:style>
    <style:style style:name="ce61" style:family="table-cell" style:parent-style-name="Default">
      <style:text-properties style:font-name="DejaVu Sans Mono" fo:font-weight="bold" style:font-weight-asian="bold" style:font-weight-complex="bold"/>
    </style:style>
    <style:style style:name="ce62" style:family="table-cell" style:parent-style-name="Default">
      <style:table-cell-properties fo:background-color="#cccccc"/>
      <style:text-properties style:font-name="DejaVu Sans Mono" fo:font-weight="bold" style:font-weight-asian="bold" style:font-weight-complex="bold"/>
    </style:style>
    <style:style style:name="ce63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cccccc"/>
    </style:style>
    <style:style style:name="ce65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69" style:family="table-cell" style:parent-style-name="Default" style:data-style-name="N1">
      <style:table-cell-properties fo:background-color="#ff9900"/>
      <style:text-properties style:use-window-font-color="true" style:font-name="Droid Sans Mono" fo:font-weight="bold" style:font-weight-asian="bold" style:font-weight-complex="bold"/>
    </style:style>
    <style:style style:name="ce70" style:family="table-cell" style:parent-style-name="Default" style:data-style-name="N1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71" style:family="table-cell" style:parent-style-name="Default" style:data-style-name="N1">
      <style:table-cell-properties fo:background-color="#666666"/>
      <style:text-properties fo:color="#ffff66" style:font-name="Droid Sans Mono" fo:font-weight="bold" style:font-weight-asian="bold" style:font-weight-complex="bold"/>
    </style:style>
    <style:style style:name="ce72" style:family="table-cell" style:parent-style-name="Default" style:data-style-name="N1">
      <style:table-cell-properties fo:background-color="#ff9900"/>
      <style:text-properties style:use-window-font-color="true" style:font-name="DejaVu Sans Mono" fo:font-weight="bold" style:font-weight-asian="bold" style:font-weight-complex="bold"/>
    </style:style>
    <style:style style:name="ce73" style:family="table-cell" style:parent-style-name="Default">
      <style:table-cell-properties fo:background-color="#1c1c1c"/>
      <style:text-properties fo:color="#ffff00" style:font-name="DejaVu Sans Mono" fo:font-weight="bold" style:font-weight-asian="bold" style:font-weight-complex="bold"/>
    </style:style>
    <style:style style:name="ce74" style:family="table-cell" style:parent-style-name="Default">
      <style:table-cell-properties fo:background-color="#666666"/>
      <style:text-properties fo:color="#ffff00" style:font-name="DejaVu Sans Mono" fo:font-weight="bold" style:font-weight-asian="bold" style:font-weight-complex="bold"/>
    </style:style>
    <style:style style:name="ce75" style:family="table-cell" style:parent-style-name="Default">
      <style:table-cell-properties fo:background-color="#1c1c1c"/>
      <style:text-properties fo:color="#ffff00" fo:font-weight="bold" style:font-weight-asian="bold" style:font-weight-complex="bold"/>
    </style:style>
    <style:style style:name="ce76" style:family="table-cell" style:parent-style-name="Default">
      <style:table-cell-properties fo:background-color="#1c1c1c"/>
      <style:text-properties fo:color="#ffff00"/>
    </style:style>
    <style:style style:name="ce77" style:family="table-cell" style:parent-style-name="Default">
      <style:table-cell-properties fo:background-color="#666666"/>
      <style:text-properties fo:color="#ffff00"/>
    </style:style>
    <style:style style:name="ce78" style:family="table-cell" style:parent-style-name="Default">
      <style:table-cell-properties fo:background-color="#333333"/>
      <style:text-properties fo:color="#ff99ff" fo:font-weight="bold" style:font-weight-asian="bold" style:font-weight-complex="bold"/>
    </style:style>
  </office:automatic-styles>
  <office:body>
    <office:spreadsheet>
      <table:table table:name="NEW" table:style-name="ta1" table:print="false">
        <table:table-column table:style-name="co1" table:default-cell-style-name="ce2"/>
        <table:table-column table:style-name="co1" table:number-columns-repeated="2" table:default-cell-style-name="ce3"/>
        <table:table-column table:style-name="co1" table:number-columns-repeated="3" table:default-cell-style-name="ce4"/>
        <table:table-column table:style-name="co1" table:default-cell-style-name="ce6"/>
        <table:table-row table:style-name="ro1">
          <table:table-cell table:style-name="ce1" office:value-type="string">
            <text:p>OLD</text:p>
          </table:table-cell>
          <table:table-cell table:style-name="ce1" office:value-type="string">
            <text:p>NEW</text:p>
          </table:table-cell>
          <table:table-cell table:style-name="ce1" office:value-type="string">
            <text:p>PPZ</text:p>
          </table:table-cell>
          <table:table-cell table:style-name="ce5" office:value-type="string">
            <text:p>W3</text:p>
          </table:table-cell>
          <table:table-cell table:style-name="ce5" office:value-type="string">
            <text:p>W2</text:p>
          </table:table-cell>
          <table:table-cell table:style-name="ce5" office:value-type="string">
            <text:p>semne</text:p>
          </table:table-cell>
          <table:table-cell office:value-type="string">
            <text:p>prenume</text:p>
          </table:table-cell>
        </table:table-row>
        <table:table-row table:style-name="ro1">
          <table:table-cell/>
          <table:table-cell office:value-type="string">
            <text:p>nah</text:p>
          </table:table-cell>
          <table:table-cell table:style-name="ce4" table:formula="of:=VLOOKUP([.B2];[PPZ.B$1:PPZ.C$200];2;0)" office:value-type="string" office:string-value="near,close by">
            <text:p>near,close by</text:p>
          </table:table-cell>
          <table:table-cell table:formula="of:=VLOOKUP([.B2];[W3.C$1:.D$200];2;0)" office:value-type="string" office:string-value="close">
            <text:p>close</text:p>
          </table:table-cell>
          <table:table-cell table:formula="of:=VLOOKUP([.B2];[W2.A$1:.B$200];2;0)" office:value-type="float" office:value="0">
            <text:p>#N/A</text:p>
          </table:table-cell>
          <table:table-cell table:formula="of:=VLOOKUP([.B2];[semne.B$1:.C$200];2;0)" office:value-type="float" office:value="0">
            <text:p>#N/A</text:p>
          </table:table-cell>
          <table:table-cell table:formula="of:=VLOOKUP([.B2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na</text:p>
          </table:table-cell>
          <table:table-cell table:style-name="ce4" table:formula="of:=VLOOKUP([.B3];[PPZ.B$1:PPZ.C$200];2;0)" office:value-type="float" office:value="0">
            <text:p>#N/A</text:p>
          </table:table-cell>
          <table:table-cell table:formula="of:=VLOOKUP([.B3];[W3.C$1:.D$200];2;0)" office:value-type="float" office:value="0">
            <text:p>#N/A</text:p>
          </table:table-cell>
          <table:table-cell table:formula="of:=VLOOKUP([.B3];[W2.A$1:.B$200];2;0)" office:value-type="string" office:string-value="ours">
            <text:p>ours</text:p>
          </table:table-cell>
          <table:table-cell table:formula="of:=VLOOKUP([.B3];[semne.B$1:.C$200];2;0)" office:value-type="float" office:value="0">
            <text:p>#N/A</text:p>
          </table:table-cell>
          <table:table-cell table:formula="of:=VLOOKUP([.B3];[prenume.A$1:.B$30];2;0)" office:value-type="string" office:string-value="ours">
            <text:p>ours</text:p>
          </table:table-cell>
        </table:table-row>
        <table:table-row table:style-name="ro1">
          <table:table-cell/>
          <table:table-cell office:value-type="string">
            <text:p>de</text:p>
          </table:table-cell>
          <table:table-cell table:style-name="ce4" table:formula="of:=VLOOKUP([.B4];[PPZ.B$1:PPZ.C$200];2;0)" office:value-type="float" office:value="0">
            <text:p>#N/A</text:p>
          </table:table-cell>
          <table:table-cell table:formula="of:=VLOOKUP([.B4];[W3.C$1:.D$200];2;0)" office:value-type="float" office:value="0">
            <text:p>#N/A</text:p>
          </table:table-cell>
          <table:table-cell table:formula="of:=VLOOKUP([.B4];[W2.A$1:.B$200];2;0)" office:value-type="string" office:string-value="of, by">
            <text:p>of, by</text:p>
          </table:table-cell>
          <table:table-cell table:formula="of:=VLOOKUP([.B4];[semne.B$1:.C$200];2;0)" office:value-type="float" office:value="0">
            <text:p>#N/A</text:p>
          </table:table-cell>
          <table:table-cell table:formula="of:=VLOOKUP([.B4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mus</text:p>
          </table:table-cell>
          <table:table-cell table:style-name="ce4" table:formula="of:=VLOOKUP([.B5];[PPZ.B$1:PPZ.C$200];2;0)" office:value-type="float" office:value="0">
            <text:p>#N/A</text:p>
          </table:table-cell>
          <table:table-cell table:formula="of:=VLOOKUP([.B5];[W3.C$1:.D$200];2;0)" office:value-type="float" office:value="0">
            <text:p>#N/A</text:p>
          </table:table-cell>
          <table:table-cell table:formula="of:=VLOOKUP([.B5];[W2.A$1:.B$200];2;0)" office:value-type="float" office:value="0">
            <text:p>#N/A</text:p>
          </table:table-cell>
          <table:table-cell table:formula="of:=VLOOKUP([.B5];[semne.B$1:.C$200];2;0)" office:value-type="float" office:value="0">
            <text:p>#N/A</text:p>
          </table:table-cell>
          <table:table-cell table:formula="of:=VLOOKUP([.B5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sao</text:p>
          </table:table-cell>
          <table:table-cell table:style-name="ce4" table:formula="of:=VLOOKUP([.B6];[PPZ.B$1:PPZ.C$200];2;0)" office:value-type="float" office:value="0">
            <text:p>#N/A</text:p>
          </table:table-cell>
          <table:table-cell table:formula="of:=VLOOKUP([.B6];[W3.C$1:.D$200];2;0)" office:value-type="string" office:string-value="Space, gap, blank">
            <text:p>Space, gap, blank</text:p>
          </table:table-cell>
          <table:table-cell table:formula="of:=VLOOKUP([.B6];[W2.A$1:.B$200];2;0)" office:value-type="float" office:value="0">
            <text:p>#N/A</text:p>
          </table:table-cell>
          <table:table-cell table:formula="of:=VLOOKUP([.B6];[semne.B$1:.C$200];2;0)" office:value-type="string" office:string-value="Space">
            <text:p>Space</text:p>
          </table:table-cell>
          <table:table-cell table:formula="of:=VLOOKUP([.B6];[prenume.A$1:.B$30];2;0)" office:value-type="float" office:value="0">
            <text:p>#N/A</text:p>
          </table:table-cell>
        </table:table-row>
        <table:table-row table:style-name="ro1">
          <table:table-cell/>
          <table:table-cell office:value-type="string">
            <text:p>yna</text:p>
          </table:table-cell>
          <table:table-cell table:style-name="ce4" table:formula="of:=VLOOKUP([.B7];[PPZ.B$1:PPZ.C$200];2;0)" office:value-type="string" office:string-value="inside">
            <text:p>inside</text:p>
          </table:table-cell>
          <table:table-cell table:formula="of:=VLOOKUP([.B7];[W3.C$1:.D$200];2;0)" office:value-type="string" office:string-value="inside">
            <text:p>inside</text:p>
          </table:table-cell>
          <table:table-cell table:formula="of:=VLOOKUP([.B7];[W2.A$1:.B$200];2;0)" office:value-type="float" office:value="0">
            <text:p>#N/A</text:p>
          </table:table-cell>
          <table:table-cell table:formula="of:=VLOOKUP([.B7];[semne.B$1:.C$200];2;0)" office:value-type="float" office:value="0">
            <text:p>#N/A</text:p>
          </table:table-cell>
          <table:table-cell table:formula="of:=VLOOKUP([.B7];[prenume.A$1:.B$30];2;0)" office:value-type="float" office:value="0">
            <text:p>#N/A</text:p>
          </table:table-cell>
        </table:table-row>
        <table:table-row table:style-name="ro1">
          <table:table-cell/>
          <table:table-cell/>
          <table:table-cell table:style-name="ce4" table:formula="of:=VLOOKUP([.B8];[PPZ.B$1:PPZ.C$200];2;0)" office:value-type="float" office:value="0">
            <text:p>#N/A</text:p>
          </table:table-cell>
          <table:table-cell table:formula="of:=VLOOKUP([.B8];[W3.C$1:.D$200];2;0)" office:value-type="float" office:value="0">
            <text:p>#N/A</text:p>
          </table:table-cell>
          <table:table-cell table:formula="of:=VLOOKUP([.B8];[W2.A$1:.B$200];2;0)" office:value-type="float" office:value="0">
            <text:p>#N/A</text:p>
          </table:table-cell>
          <table:table-cell table:formula="of:=VLOOKUP([.B8];[semne.B$1:.C$200];2;0)" office:value-type="float" office:value="0">
            <text:p>#N/A</text:p>
          </table:table-cell>
          <table:table-cell table:formula="of:=VLOOKUP([.B8];[prenume.A$1:.B$30];2;0)" office:value-type="float" office:value="0">
            <text:p>#N/A</text:p>
          </table:table-cell>
        </table:table-row>
        <table:table-row table:style-name="ro1">
          <table:table-cell/>
          <table:table-cell/>
          <table:table-cell table:style-name="ce4" table:formula="of:=VLOOKUP([.B9];[PPZ.B$1:PPZ.C$200];2;0)" office:value-type="float" office:value="0">
            <text:p>#N/A</text:p>
          </table:table-cell>
          <table:table-cell table:formula="of:=VLOOKUP([.B9];[W3.C$1:.D$200];2;0)" office:value-type="float" office:value="0">
            <text:p>#N/A</text:p>
          </table:table-cell>
          <table:table-cell table:formula="of:=VLOOKUP([.B9];[W2.A$1:.B$200];2;0)" office:value-type="float" office:value="0">
            <text:p>#N/A</text:p>
          </table:table-cell>
          <table:table-cell table:formula="of:=VLOOKUP([.B9];[semne.B$1:.C$200];2;0)" office:value-type="float" office:value="0">
            <text:p>#N/A</text:p>
          </table:table-cell>
          <table:table-cell table:formula="of:=VLOOKUP([.B9];[prenume.A$1:.B$30];2;0)" office:value-type="float" office:value="0">
            <text:p>#N/A</text:p>
          </table:table-cell>
        </table:table-row>
        <table:table-row table:style-name="ro1">
          <table:table-cell/>
          <table:table-cell/>
          <table:table-cell table:style-name="ce4" table:formula="of:=VLOOKUP([.B10];[PPZ.B$1:PPZ.C$200];2;0)" office:value-type="float" office:value="0">
            <text:p>#N/A</text:p>
          </table:table-cell>
          <table:table-cell table:formula="of:=VLOOKUP([.B10];[W3.C$1:.D$200];2;0)" office:value-type="float" office:value="0">
            <text:p>#N/A</text:p>
          </table:table-cell>
          <table:table-cell table:formula="of:=VLOOKUP([.B10];[W2.A$1:.B$200];2;0)" office:value-type="float" office:value="0">
            <text:p>#N/A</text:p>
          </table:table-cell>
          <table:table-cell table:formula="of:=VLOOKUP([.B10];[semne.B$1:.C$200];2;0)" office:value-type="float" office:value="0">
            <text:p>#N/A</text:p>
          </table:table-cell>
          <table:table-cell table:formula="of:=VLOOKUP([.B10];[prenume.A$1:.B$30];2;0)" office:value-type="float" office:value="0">
            <text:p>#N/A</text:p>
          </table:table-cell>
        </table:table-row>
        <table:table-row table:style-name="ro1">
          <table:table-cell/>
          <table:table-cell/>
          <table:table-cell table:style-name="ce4" table:formula="of:=VLOOKUP([.B11];[PPZ.B$1:PPZ.C$200];2;0)" office:value-type="float" office:value="0">
            <text:p>#N/A</text:p>
          </table:table-cell>
          <table:table-cell table:formula="of:=VLOOKUP([.B11];[W3.C$1:.D$200];2;0)" office:value-type="float" office:value="0">
            <text:p>#N/A</text:p>
          </table:table-cell>
          <table:table-cell table:formula="of:=VLOOKUP([.B11];[W2.A$1:.B$200];2;0)" office:value-type="float" office:value="0">
            <text:p>#N/A</text:p>
          </table:table-cell>
          <table:table-cell table:formula="of:=VLOOKUP([.B11];[semne.B$1:.C$200];2;0)" office:value-type="float" office:value="0">
            <text:p>#N/A</text:p>
          </table:table-cell>
          <table:table-cell table:formula="of:=VLOOKUP([.B11];[prenume.A$1:.B$30];2;0)" office:value-type="float" office:value="0">
            <text:p>#N/A</text:p>
          </table:table-cell>
        </table:table-row>
        <table:table-row table:style-name="ro1">
          <table:table-cell/>
          <table:table-cell/>
          <table:table-cell table:style-name="ce4" table:formula="of:=VLOOKUP([.B12];[PPZ.B$1:PPZ.C$200];2;0)" office:value-type="float" office:value="0">
            <text:p>#N/A</text:p>
          </table:table-cell>
          <table:table-cell table:formula="of:=VLOOKUP([.B12];[W3.C$1:.D$200];2;0)" office:value-type="float" office:value="0">
            <text:p>#N/A</text:p>
          </table:table-cell>
          <table:table-cell table:formula="of:=VLOOKUP([.B12];[W2.A$1:.B$200];2;0)" office:value-type="float" office:value="0">
            <text:p>#N/A</text:p>
          </table:table-cell>
          <table:table-cell table:formula="of:=VLOOKUP([.B12];[semne.B$1:.C$200];2;0)" office:value-type="float" office:value="0">
            <text:p>#N/A</text:p>
          </table:table-cell>
          <table:table-cell table:formula="of:=VLOOKUP([.B12];[prenume.A$1:.B$30];2;0)" office:value-type="float" office:value="0">
            <text:p>#N/A</text:p>
          </table:table-cell>
        </table:table-row>
        <table:table-row table:style-name="ro1">
          <table:table-cell/>
          <table:table-cell/>
          <table:table-cell table:style-name="ce4" table:formula="of:=VLOOKUP([.B13];[PPZ.B$1:PPZ.C$200];2;0)" office:value-type="float" office:value="0">
            <text:p>#N/A</text:p>
          </table:table-cell>
          <table:table-cell table:formula="of:=VLOOKUP([.B13];[W3.C$1:.D$200];2;0)" office:value-type="float" office:value="0">
            <text:p>#N/A</text:p>
          </table:table-cell>
          <table:table-cell table:formula="of:=VLOOKUP([.B13];[W2.A$1:.B$200];2;0)" office:value-type="float" office:value="0">
            <text:p>#N/A</text:p>
          </table:table-cell>
          <table:table-cell table:formula="of:=VLOOKUP([.B13];[semne.B$1:.C$200];2;0)" office:value-type="float" office:value="0">
            <text:p>#N/A</text:p>
          </table:table-cell>
          <table:table-cell table:formula="of:=VLOOKUP([.B13];[prenume.A$1:.B$30];2;0)" office:value-type="float" office:value="0">
            <text:p>#N/A</text:p>
          </table:table-cell>
        </table:table-row>
        <table:table-row table:style-name="ro1">
          <table:table-cell/>
          <table:table-cell/>
          <table:table-cell table:style-name="ce4" table:formula="of:=VLOOKUP([.B14];[PPZ.B$1:PPZ.C$200];2;0)" office:value-type="float" office:value="0">
            <text:p>#N/A</text:p>
          </table:table-cell>
          <table:table-cell table:formula="of:=VLOOKUP([.B14];[W3.C$1:.D$200];2;0)" office:value-type="float" office:value="0">
            <text:p>#N/A</text:p>
          </table:table-cell>
          <table:table-cell table:formula="of:=VLOOKUP([.B14];[W2.A$1:.B$200];2;0)" office:value-type="float" office:value="0">
            <text:p>#N/A</text:p>
          </table:table-cell>
          <table:table-cell table:formula="of:=VLOOKUP([.B14];[semne.B$1:.C$200];2;0)" office:value-type="float" office:value="0">
            <text:p>#N/A</text:p>
          </table:table-cell>
          <table:table-cell table:formula="of:=VLOOKUP([.B14];[prenume.A$1:.B$30];2;0)" office:value-type="float" office:value="0">
            <text:p>#N/A</text:p>
          </table:table-cell>
        </table:table-row>
        <table:table-row table:style-name="ro1">
          <table:table-cell/>
          <table:table-cell/>
          <table:table-cell table:style-name="ce4" table:formula="of:=VLOOKUP([.B15];[PPZ.B$1:PPZ.C$200];2;0)" office:value-type="float" office:value="0">
            <text:p>#N/A</text:p>
          </table:table-cell>
          <table:table-cell table:formula="of:=VLOOKUP([.B15];[W3.C$1:.D$200];2;0)" office:value-type="float" office:value="0">
            <text:p>#N/A</text:p>
          </table:table-cell>
          <table:table-cell table:formula="of:=VLOOKUP([.B15];[W2.A$1:.B$200];2;0)" office:value-type="float" office:value="0">
            <text:p>#N/A</text:p>
          </table:table-cell>
          <table:table-cell table:formula="of:=VLOOKUP([.B15];[semne.B$1:.C$200];2;0)" office:value-type="float" office:value="0">
            <text:p>#N/A</text:p>
          </table:table-cell>
          <table:table-cell table:formula="of:=VLOOKUP([.B15];[prenume.A$1:.B$30];2;0)" office:value-type="float" office:value="0">
            <text:p>#N/A</text:p>
          </table:table-cell>
        </table:table-row>
        <table:table-row table:style-name="ro1">
          <table:table-cell/>
          <table:table-cell/>
          <table:table-cell table:style-name="ce4" table:formula="of:=VLOOKUP([.B16];[PPZ.B$1:PPZ.C$200];2;0)" office:value-type="float" office:value="0">
            <text:p>#N/A</text:p>
          </table:table-cell>
          <table:table-cell table:formula="of:=VLOOKUP([.B16];[W3.C$1:.D$200];2;0)" office:value-type="float" office:value="0">
            <text:p>#N/A</text:p>
          </table:table-cell>
          <table:table-cell table:formula="of:=VLOOKUP([.B16];[W2.A$1:.B$200];2;0)" office:value-type="float" office:value="0">
            <text:p>#N/A</text:p>
          </table:table-cell>
          <table:table-cell table:formula="of:=VLOOKUP([.B16];[semne.B$1:.C$200];2;0)" office:value-type="float" office:value="0">
            <text:p>#N/A</text:p>
          </table:table-cell>
          <table:table-cell table:formula="of:=VLOOKUP([.B16];[prenume.A$1:.B$30];2;0)" office:value-type="float" office:value="0">
            <text:p>#N/A</text:p>
          </table:table-cell>
        </table:table-row>
        <table:table-row table:style-name="ro1">
          <table:table-cell/>
          <table:table-cell/>
          <table:table-cell table:style-name="ce4" table:formula="of:=VLOOKUP([.B17];[PPZ.B$1:PPZ.C$200];2;0)" office:value-type="float" office:value="0">
            <text:p>#N/A</text:p>
          </table:table-cell>
          <table:table-cell table:formula="of:=VLOOKUP([.B17];[W3.C$1:.D$200];2;0)" office:value-type="float" office:value="0">
            <text:p>#N/A</text:p>
          </table:table-cell>
          <table:table-cell table:formula="of:=VLOOKUP([.B17];[W2.A$1:.B$200];2;0)" office:value-type="float" office:value="0">
            <text:p>#N/A</text:p>
          </table:table-cell>
          <table:table-cell table:formula="of:=VLOOKUP([.B17];[semne.B$1:.C$200];2;0)" office:value-type="float" office:value="0">
            <text:p>#N/A</text:p>
          </table:table-cell>
          <table:table-cell table:formula="of:=VLOOKUP([.B17];[prenume.A$1:.B$30];2;0)" office:value-type="float" office:value="0">
            <text:p>#N/A</text:p>
          </table:table-cell>
        </table:table-row>
        <table:table-row table:style-name="ro1">
          <table:table-cell/>
          <table:table-cell/>
          <table:table-cell table:style-name="ce4" table:formula="of:=VLOOKUP([.B18];[PPZ.B$1:PPZ.C$200];2;0)" office:value-type="float" office:value="0">
            <text:p>#N/A</text:p>
          </table:table-cell>
          <table:table-cell table:formula="of:=VLOOKUP([.B18];[W3.C$1:.D$200];2;0)" office:value-type="float" office:value="0">
            <text:p>#N/A</text:p>
          </table:table-cell>
          <table:table-cell table:formula="of:=VLOOKUP([.B18];[W2.A$1:.B$200];2;0)" office:value-type="float" office:value="0">
            <text:p>#N/A</text:p>
          </table:table-cell>
          <table:table-cell table:formula="of:=VLOOKUP([.B18];[semne.B$1:.C$200];2;0)" office:value-type="float" office:value="0">
            <text:p>#N/A</text:p>
          </table:table-cell>
          <table:table-cell table:formula="of:=VLOOKUP([.B18];[prenume.A$1:.B$30];2;0)" office:value-type="float" office:value="0">
            <text:p>#N/A</text:p>
          </table:table-cell>
        </table:table-row>
        <table:table-row table:style-name="ro1">
          <table:table-cell/>
          <table:table-cell/>
          <table:table-cell table:style-name="ce4" table:formula="of:=VLOOKUP([.B19];[PPZ.B$1:PPZ.C$200];2;0)" office:value-type="float" office:value="0">
            <text:p>#N/A</text:p>
          </table:table-cell>
          <table:table-cell table:formula="of:=VLOOKUP([.B19];[W3.C$1:.D$200];2;0)" office:value-type="float" office:value="0">
            <text:p>#N/A</text:p>
          </table:table-cell>
          <table:table-cell table:formula="of:=VLOOKUP([.B19];[W2.A$1:.B$200];2;0)" office:value-type="float" office:value="0">
            <text:p>#N/A</text:p>
          </table:table-cell>
          <table:table-cell table:formula="of:=VLOOKUP([.B19];[semne.B$1:.C$200];2;0)" office:value-type="float" office:value="0">
            <text:p>#N/A</text:p>
          </table:table-cell>
          <table:table-cell table:formula="of:=VLOOKUP([.B19];[prenume.A$1:.B$30];2;0)" office:value-type="float" office:value="0">
            <text:p>#N/A</text:p>
          </table:table-cell>
        </table:table-row>
        <table:table-row table:style-name="ro1">
          <table:table-cell/>
          <table:table-cell/>
          <table:table-cell table:style-name="ce4" table:formula="of:=VLOOKUP([.B20];[PPZ.B$1:PPZ.C$200];2;0)" office:value-type="float" office:value="0">
            <text:p>#N/A</text:p>
          </table:table-cell>
          <table:table-cell table:formula="of:=VLOOKUP([.B20];[W3.C$1:.D$200];2;0)" office:value-type="float" office:value="0">
            <text:p>#N/A</text:p>
          </table:table-cell>
          <table:table-cell table:formula="of:=VLOOKUP([.B20];[W2.A$1:.B$200];2;0)" office:value-type="float" office:value="0">
            <text:p>#N/A</text:p>
          </table:table-cell>
          <table:table-cell table:formula="of:=VLOOKUP([.B20];[semne.B$1:.C$200];2;0)" office:value-type="float" office:value="0">
            <text:p>#N/A</text:p>
          </table:table-cell>
          <table:table-cell table:formula="of:=VLOOKUP([.B20];[prenume.A$1:.B$30];2;0)" office:value-type="float" office:value="0">
            <text:p>#N/A</text:p>
          </table:table-cell>
        </table:table-row>
        <table:table-row table:style-name="ro1">
          <table:table-cell/>
          <table:table-cell/>
          <table:table-cell table:style-name="ce4" table:formula="of:=VLOOKUP([.B21];[PPZ.B$1:PPZ.C$200];2;0)" office:value-type="float" office:value="0">
            <text:p>#N/A</text:p>
          </table:table-cell>
          <table:table-cell table:formula="of:=VLOOKUP([.B21];[W3.C$1:.D$200];2;0)" office:value-type="float" office:value="0">
            <text:p>#N/A</text:p>
          </table:table-cell>
          <table:table-cell table:formula="of:=VLOOKUP([.B21];[W2.A$1:.B$200];2;0)" office:value-type="float" office:value="0">
            <text:p>#N/A</text:p>
          </table:table-cell>
          <table:table-cell table:formula="of:=VLOOKUP([.B21];[semne.B$1:.C$200];2;0)" office:value-type="float" office:value="0">
            <text:p>#N/A</text:p>
          </table:table-cell>
          <table:table-cell table:formula="of:=VLOOKUP([.B21];[prenume.A$1:.B$30];2;0)" office:value-type="float" office:value="0">
            <text:p>#N/A</text:p>
          </table:table-cell>
        </table:table-row>
        <table:table-row table:style-name="ro1">
          <table:table-cell/>
          <table:table-cell/>
          <table:table-cell table:style-name="ce4" table:formula="of:=VLOOKUP([.B22];[PPZ.B$1:PPZ.C$200];2;0)" office:value-type="float" office:value="0">
            <text:p>#N/A</text:p>
          </table:table-cell>
          <table:table-cell table:formula="of:=VLOOKUP([.B22];[W3.C$1:.D$200];2;0)" office:value-type="float" office:value="0">
            <text:p>#N/A</text:p>
          </table:table-cell>
          <table:table-cell table:formula="of:=VLOOKUP([.B22];[W2.A$1:.B$200];2;0)" office:value-type="float" office:value="0">
            <text:p>#N/A</text:p>
          </table:table-cell>
          <table:table-cell table:formula="of:=VLOOKUP([.B22];[semne.B$1:.C$200];2;0)" office:value-type="float" office:value="0">
            <text:p>#N/A</text:p>
          </table:table-cell>
          <table:table-cell table:formula="of:=VLOOKUP([.B22];[prenume.A$1:.B$30];2;0)" office:value-type="float" office:value="0">
            <text:p>#N/A</text:p>
          </table:table-cell>
        </table:table-row>
        <table:table-row table:style-name="ro1">
          <table:table-cell/>
          <table:table-cell/>
          <table:table-cell table:style-name="ce4" table:formula="of:=VLOOKUP([.B23];[PPZ.B$1:PPZ.C$200];2;0)" office:value-type="float" office:value="0">
            <text:p>#N/A</text:p>
          </table:table-cell>
          <table:table-cell table:formula="of:=VLOOKUP([.B23];[W3.C$1:.D$200];2;0)" office:value-type="float" office:value="0">
            <text:p>#N/A</text:p>
          </table:table-cell>
          <table:table-cell table:formula="of:=VLOOKUP([.B23];[W2.A$1:.B$200];2;0)" office:value-type="float" office:value="0">
            <text:p>#N/A</text:p>
          </table:table-cell>
          <table:table-cell table:formula="of:=VLOOKUP([.B23];[semne.B$1:.C$200];2;0)" office:value-type="float" office:value="0">
            <text:p>#N/A</text:p>
          </table:table-cell>
          <table:table-cell table:formula="of:=VLOOKUP([.B23];[prenume.A$1:.B$30];2;0)" office:value-type="float" office:value="0">
            <text:p>#N/A</text:p>
          </table:table-cell>
        </table:table-row>
        <table:table-row table:style-name="ro1">
          <table:table-cell/>
          <table:table-cell/>
          <table:table-cell table:style-name="ce4" table:formula="of:=VLOOKUP([.B24];[PPZ.B$1:PPZ.C$200];2;0)" office:value-type="float" office:value="0">
            <text:p>#N/A</text:p>
          </table:table-cell>
          <table:table-cell table:formula="of:=VLOOKUP([.B24];[W3.C$1:.D$200];2;0)" office:value-type="float" office:value="0">
            <text:p>#N/A</text:p>
          </table:table-cell>
          <table:table-cell table:formula="of:=VLOOKUP([.B24];[W2.A$1:.B$200];2;0)" office:value-type="float" office:value="0">
            <text:p>#N/A</text:p>
          </table:table-cell>
          <table:table-cell table:formula="of:=VLOOKUP([.B24];[semne.B$1:.C$200];2;0)" office:value-type="float" office:value="0">
            <text:p>#N/A</text:p>
          </table:table-cell>
          <table:table-cell table:formula="of:=VLOOKUP([.B24];[prenume.A$1:.B$30];2;0)" office:value-type="float" office:value="0">
            <text:p>#N/A</text:p>
          </table:table-cell>
        </table:table-row>
        <table:table-row table:style-name="ro1">
          <table:table-cell/>
          <table:table-cell/>
          <table:table-cell table:style-name="ce4" table:formula="of:=VLOOKUP([.B25];[PPZ.B$1:PPZ.C$200];2;0)" office:value-type="float" office:value="0">
            <text:p>#N/A</text:p>
          </table:table-cell>
          <table:table-cell table:formula="of:=VLOOKUP([.B25];[W3.C$1:.D$200];2;0)" office:value-type="float" office:value="0">
            <text:p>#N/A</text:p>
          </table:table-cell>
          <table:table-cell table:formula="of:=VLOOKUP([.B25];[W2.A$1:.B$200];2;0)" office:value-type="float" office:value="0">
            <text:p>#N/A</text:p>
          </table:table-cell>
          <table:table-cell table:formula="of:=VLOOKUP([.B25];[semne.B$1:.C$200];2;0)" office:value-type="float" office:value="0">
            <text:p>#N/A</text:p>
          </table:table-cell>
          <table:table-cell table:formula="of:=VLOOKUP([.B25];[prenume.A$1:.B$30];2;0)" office:value-type="float" office:value="0">
            <text:p>#N/A</text:p>
          </table:table-cell>
        </table:table-row>
        <table:table-row table:style-name="ro1">
          <table:table-cell/>
          <table:table-cell/>
          <table:table-cell table:style-name="ce4" table:formula="of:=VLOOKUP([.B26];[PPZ.B$1:PPZ.C$200];2;0)" office:value-type="float" office:value="0">
            <text:p>#N/A</text:p>
          </table:table-cell>
          <table:table-cell table:formula="of:=VLOOKUP([.B26];[W3.C$1:.D$200];2;0)" office:value-type="float" office:value="0">
            <text:p>#N/A</text:p>
          </table:table-cell>
          <table:table-cell table:formula="of:=VLOOKUP([.B26];[W2.A$1:.B$200];2;0)" office:value-type="float" office:value="0">
            <text:p>#N/A</text:p>
          </table:table-cell>
          <table:table-cell table:formula="of:=VLOOKUP([.B26];[semne.B$1:.C$200];2;0)" office:value-type="float" office:value="0">
            <text:p>#N/A</text:p>
          </table:table-cell>
          <table:table-cell table:formula="of:=VLOOKUP([.B26];[prenume.A$1:.B$30];2;0)" office:value-type="float" office:value="0">
            <text:p>#N/A</text:p>
          </table:table-cell>
        </table:table-row>
        <table:table-row table:style-name="ro1">
          <table:table-cell/>
          <table:table-cell/>
          <table:table-cell table:style-name="ce4" table:formula="of:=VLOOKUP([.B27];[PPZ.B$1:PPZ.C$200];2;0)" office:value-type="float" office:value="0">
            <text:p>#N/A</text:p>
          </table:table-cell>
          <table:table-cell table:formula="of:=VLOOKUP([.B27];[W3.C$1:.D$200];2;0)" office:value-type="float" office:value="0">
            <text:p>#N/A</text:p>
          </table:table-cell>
          <table:table-cell table:formula="of:=VLOOKUP([.B27];[W2.A$1:.B$200];2;0)" office:value-type="float" office:value="0">
            <text:p>#N/A</text:p>
          </table:table-cell>
          <table:table-cell table:formula="of:=VLOOKUP([.B27];[semne.B$1:.C$200];2;0)" office:value-type="float" office:value="0">
            <text:p>#N/A</text:p>
          </table:table-cell>
          <table:table-cell table:formula="of:=VLOOKUP([.B27];[prenume.A$1:.B$30];2;0)" office:value-type="float" office:value="0">
            <text:p>#N/A</text:p>
          </table:table-cell>
        </table:table-row>
        <table:table-row table:style-name="ro1">
          <table:table-cell/>
          <table:table-cell/>
          <table:table-cell table:style-name="ce4" table:formula="of:=VLOOKUP([.B28];[PPZ.B$1:PPZ.C$200];2;0)" office:value-type="float" office:value="0">
            <text:p>#N/A</text:p>
          </table:table-cell>
          <table:table-cell table:formula="of:=VLOOKUP([.B28];[W3.C$1:.D$200];2;0)" office:value-type="float" office:value="0">
            <text:p>#N/A</text:p>
          </table:table-cell>
          <table:table-cell table:formula="of:=VLOOKUP([.B28];[W2.A$1:.B$200];2;0)" office:value-type="float" office:value="0">
            <text:p>#N/A</text:p>
          </table:table-cell>
          <table:table-cell table:formula="of:=VLOOKUP([.B28];[semne.B$1:.C$200];2;0)" office:value-type="float" office:value="0">
            <text:p>#N/A</text:p>
          </table:table-cell>
          <table:table-cell table:formula="of:=VLOOKUP([.B28];[prenume.A$1:.B$30];2;0)" office:value-type="float" office:value="0">
            <text:p>#N/A</text:p>
          </table:table-cell>
        </table:table-row>
        <table:table-row table:style-name="ro1">
          <table:table-cell/>
          <table:table-cell/>
          <table:table-cell table:style-name="ce4" table:formula="of:=VLOOKUP([.B29];[PPZ.B$1:PPZ.C$200];2;0)" office:value-type="float" office:value="0">
            <text:p>#N/A</text:p>
          </table:table-cell>
          <table:table-cell table:formula="of:=VLOOKUP([.B29];[W3.C$1:.D$200];2;0)" office:value-type="float" office:value="0">
            <text:p>#N/A</text:p>
          </table:table-cell>
          <table:table-cell table:formula="of:=VLOOKUP([.B29];[W2.A$1:.B$200];2;0)" office:value-type="float" office:value="0">
            <text:p>#N/A</text:p>
          </table:table-cell>
          <table:table-cell table:formula="of:=VLOOKUP([.B29];[semne.B$1:.C$200];2;0)" office:value-type="float" office:value="0">
            <text:p>#N/A</text:p>
          </table:table-cell>
          <table:table-cell table:formula="of:=VLOOKUP([.B29];[prenume.A$1:.B$30];2;0)" office:value-type="float" office:value="0">
            <text:p>#N/A</text:p>
          </table:table-cell>
        </table:table-row>
        <table:table-row table:style-name="ro1" table:number-rows-repeated="104854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PZ" table:style-name="ta1" table:print="false">
        <table:table-column table:style-name="co2" table:default-cell-style-name="ce7"/>
        <table:table-column table:style-name="co1" table:default-cell-style-name="ce9"/>
        <table:table-column table:style-name="co3" table:default-cell-style-name="ce9"/>
        <table:table-column table:style-name="co1" table:default-cell-style-name="ce13"/>
        <table:table-column table:style-name="co1" table:default-cell-style-name="ce14"/>
        <table:table-column table:style-name="co1" table:default-cell-style-name="ce18"/>
        <table:table-column table:style-name="co2" table:default-cell-style-name="ce7"/>
        <table:table-row table:style-name="ro1">
          <table:table-cell office:value-type="string">
            <text:p>CD</text:p>
          </table:table-cell>
          <table:table-cell table:style-name="ce8" office:value-type="string">
            <text:p>Yn Doc</text:p>
          </table:table-cell>
          <table:table-cell table:style-name="ce10" office:value-type="string">
            <text:p>ENG</text:p>
          </table:table-cell>
          <table:table-cell table:style-name="ce12" office:value-type="string">
            <text:p>W3</text:p>
          </table:table-cell>
          <table:table-cell table:style-name="ce12" office:value-type="string">
            <text:p>EX</text:p>
          </table:table-cell>
          <table:table-cell table:style-name="ce17" office:value-type="string">
            <text:p>NEW</text:p>
          </table:table-cell>
          <table:table-cell office:value-type="string">
            <text:p>C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bo</text:p>
          </table:table-cell>
          <table:table-cell table:style-name="ce11" office:value-type="string">
            <text:p>both</text:p>
          </table:table-cell>
          <table:table-cell table:formula="of:=VLOOKUP([.B2];[W3.C$1:W3.D$120];2;0)" office:value-type="string" office:string-value="both">
            <text:p>both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ku</text:p>
          </table:table-cell>
          <table:table-cell table:style-name="ce11" office:value-type="string">
            <text:p>now</text:p>
          </table:table-cell>
          <table:table-cell table:formula="of:=VLOOKUP([.B3];[W3.C$1:W3.D$120];2;0)" office:value-type="string" office:string-value="now">
            <text:p>now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pe</text:p>
          </table:table-cell>
          <table:table-cell office:value-type="string">
            <text:p>just</text:p>
          </table:table-cell>
          <table:table-cell table:formula="of:=VLOOKUP([.B4];[W3.C$1:W3.D$120];2;0)" office:value-type="string" office:string-value="just">
            <text:p>just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sy</text:p>
          </table:table-cell>
          <table:table-cell office:value-type="string">
            <text:p>yes</text:p>
          </table:table-cell>
          <table:table-cell table:formula="of:=VLOOKUP([.B5];[W3.C$1:W3.D$120];2;0)" office:value-type="string" office:string-value="yes">
            <text:p>yes</text:p>
          </table:table-cell>
          <table:table-cell/>
          <table:table-cell office:value-type="string">
            <text:p>asy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te</text:p>
          </table:table-cell>
          <table:table-cell office:value-type="string">
            <text:p>before</text:p>
          </table:table-cell>
          <table:table-cell table:formula="of:=VLOOKUP([.B6];[W3.C$1:W3.D$120];2;0)" office:value-type="string" office:string-value="before">
            <text:p>before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uf</text:p>
          </table:table-cell>
          <table:table-cell office:value-type="string">
            <text:p>on</text:p>
          </table:table-cell>
          <table:table-cell table:formula="of:=VLOOKUP([.B7];[W3.C$1:W3.D$120];2;0)" office:value-type="string" office:string-value="on">
            <text:p>on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off</text:p>
          </table:table-cell>
          <table:table-cell table:formula="of:=VLOOKUP([.B8];[W3.C$1:W3.D$120];2;0)" office:value-type="string" office:string-value="off">
            <text:p>off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ut</text:p>
          </table:table-cell>
          <table:table-cell office:value-type="string">
            <text:p>out</text:p>
          </table:table-cell>
          <table:table-cell table:formula="of:=VLOOKUP([.B9];[W3.C$1:W3.D$120];2;0)" office:value-type="string" office:string-value="out">
            <text:p>out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xa</text:p>
          </table:table-cell>
          <table:table-cell office:value-type="string">
            <text:p>correct (right)</text:p>
          </table:table-cell>
          <table:table-cell table:formula="of:=VLOOKUP([.B10];[W3.C$1:W3.D$120];2;0)" office:value-type="string" office:string-value="correct">
            <text:p>correct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y</text:p>
          </table:table-cell>
          <table:table-cell office:value-type="string">
            <text:p>at, by</text:p>
          </table:table-cell>
          <table:table-cell table:formula="of:=VLOOKUP([.B11];[W3.C$1:W3.D$120];2;0)" office:value-type="string" office:string-value="by">
            <text:p>by</text:p>
          </table:table-cell>
          <table:table-cell/>
          <table:table-cell office:value-type="string">
            <text:p>ba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el</text:p>
          </table:table-cell>
          <table:table-cell office:value-type="string">
            <text:p>because</text:p>
          </table:table-cell>
          <table:table-cell table:formula="of:=VLOOKUP([.B12];[W3.C$1:W3.D$120];2;0)" office:value-type="string" office:string-value="because">
            <text:p>because</text:p>
          </table:table-cell>
          <table:table-cell/>
          <table:table-cell office:value-type="string">
            <text:p>vel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kro</text:p>
          </table:table-cell>
          <table:table-cell office:value-type="string">
            <text:p>Across</text:p>
          </table:table-cell>
          <table:table-cell table:formula="of:=VLOOKUP([.B13];[W3.C$1:W3.D$120];2;0)" office:value-type="string" office:string-value="across">
            <text:p>across</text:p>
          </table:table-cell>
          <table:table-cell/>
          <table:table-cell office:value-type="string">
            <text:p>kr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dar</text:p>
          </table:table-cell>
          <table:table-cell office:value-type="string">
            <text:p>but</text:p>
          </table:table-cell>
          <table:table-cell table:formula="of:=VLOOKUP([.B14];[W3.C$1:W3.D$120];2;0)" office:value-type="string" office:string-value="but">
            <text:p>but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um</text:p>
          </table:table-cell>
          <table:table-cell office:value-type="string">
            <text:p>then</text:p>
          </table:table-cell>
          <table:table-cell table:formula="of:=VLOOKUP([.B15];[W3.C$1:W3.D$120];2;0)" office:value-type="string" office:string-value="then">
            <text:p>then</text:p>
          </table:table-cell>
          <table:table-cell/>
          <table:table-cell office:value-type="string">
            <text:p>de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ybo</text:p>
          </table:table-cell>
          <table:table-cell office:value-type="string">
            <text:p>there</text:p>
          </table:table-cell>
          <table:table-cell table:formula="of:=VLOOKUP([.B16];[W3.C$1:W3.D$120];2;0)" office:value-type="string" office:string-value="there">
            <text:p>there</text:p>
          </table:table-cell>
          <table:table-cell table:style-name="ce15" office:value-type="string">
            <text:p>ibi</text:p>
          </table:table-cell>
          <table:table-cell office:value-type="string">
            <text:p>yb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es</text:p>
          </table:table-cell>
          <table:table-cell office:value-type="string">
            <text:p>about</text:p>
          </table:table-cell>
          <table:table-cell table:formula="of:=VLOOKUP([.B17];[W3.C$1:W3.D$120];2;0)" office:value-type="float" office:value="0">
            <text:p>#N/A</text:p>
          </table:table-cell>
          <table:table-cell table:style-name="ce15" office:value-type="string">
            <text:p>nah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es</text:p>
          </table:table-cell>
          <table:table-cell office:value-type="string">
            <text:p>of the</text:p>
          </table:table-cell>
          <table:table-cell table:formula="of:=VLOOKUP([.B18];[W3.C$1:W3.D$120];2;0)" office:value-type="float" office:value="0">
            <text:p>#N/A</text:p>
          </table:table-cell>
          <table:table-cell table:style-name="ce15" office:value-type="string">
            <text:p>d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ot</text:p>
          </table:table-cell>
          <table:table-cell office:value-type="string">
            <text:p>must</text:p>
          </table:table-cell>
          <table:table-cell table:formula="of:=VLOOKUP([.B19];[W3.C$1:W3.D$120];2;0)" office:value-type="float" office:value="0">
            <text:p>#N/A</text:p>
          </table:table-cell>
          <table:table-cell/>
          <table:table-cell office:value-type="string">
            <text:p>dovu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ur</text:p>
          </table:table-cell>
          <table:table-cell office:value-type="string">
            <text:p>through</text:p>
          </table:table-cell>
          <table:table-cell table:formula="of:=VLOOKUP([.B20];[W3.C$1:W3.D$120];2;0)" office:value-type="string" office:string-value="through">
            <text:p>through</text:p>
          </table:table-cell>
          <table:table-cell/>
          <table:table-cell office:value-type="string">
            <text:p>tru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us</text:p>
          </table:table-cell>
          <table:table-cell office:value-type="string">
            <text:p>thus</text:p>
          </table:table-cell>
          <table:table-cell table:formula="of:=VLOOKUP([.B21];[W3.C$1:W3.D$120];2;0)" office:value-type="float" office:value="0">
            <text:p>#N/A</text:p>
          </table:table-cell>
          <table:table-cell table:style-name="ce15" office:value-type="string">
            <text:p>den</text:p>
          </table:table-cell>
          <table:table-cell office:value-type="string">
            <text:p>du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eko</text:p>
          </table:table-cell>
          <table:table-cell office:value-type="string">
            <text:p>still</text:p>
          </table:table-cell>
          <table:table-cell table:formula="of:=VLOOKUP([.B22];[W3.C$1:W3.D$120];2;0)" office:value-type="string" office:string-value="Equal sign">
            <text:p>Equal sign</text:p>
          </table:table-cell>
          <table:table-cell/>
          <table:table-cell office:value-type="string">
            <text:p>yka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eta</text:p>
          </table:table-cell>
          <table:table-cell office:value-type="string">
            <text:p>and</text:p>
          </table:table-cell>
          <table:table-cell table:formula="of:=VLOOKUP([.B23];[W3.C$1:W3.D$120];2;0)" office:value-type="string" office:string-value="this">
            <text:p>this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ob</text:p>
          </table:table-cell>
          <table:table-cell office:value-type="string">
            <text:p>may not</text:p>
          </table:table-cell>
          <table:table-cell table:formula="of:=VLOOKUP([.B24];[W3.C$1:W3.D$120];2;0)" office:value-type="float" office:value="0">
            <text:p>#N/A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ra</text:p>
          </table:table-cell>
          <table:table-cell office:value-type="string">
            <text:p>between</text:p>
          </table:table-cell>
          <table:table-cell table:formula="of:=VLOOKUP([.B25];[W3.C$1:W3.D$120];2;0)" office:value-type="string" office:string-value="between">
            <text:p>between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ut</text:p>
          </table:table-cell>
          <table:table-cell office:value-type="string">
            <text:p>well</text:p>
          </table:table-cell>
          <table:table-cell table:formula="of:=VLOOKUP([.B26];[W3.C$1:W3.D$120];2;0)" office:value-type="float" office:value="0">
            <text:p>#N/A</text:p>
          </table:table-cell>
          <table:table-cell table:style-name="ce15" office:value-type="string">
            <text:p>bono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yr</text:p>
          </table:table-cell>
          <table:table-cell office:value-type="string">
            <text:p>here</text:p>
          </table:table-cell>
          <table:table-cell table:formula="of:=VLOOKUP([.B27];[W3.C$1:W3.D$120];2;0)" office:value-type="string" office:string-value="here">
            <text:p>here</text:p>
          </table:table-cell>
          <table:table-cell/>
          <table:table-cell office:value-type="string">
            <text:p>hy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os</text:p>
          </table:table-cell>
          <table:table-cell office:value-type="string">
            <text:p>down</text:p>
          </table:table-cell>
          <table:table-cell table:formula="of:=VLOOKUP([.B28];[W3.C$1:W3.D$120];2;0)" office:value-type="string" office:string-value="down">
            <text:p>down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kan</text:p>
          </table:table-cell>
          <table:table-cell office:value-type="string">
            <text:p>not</text:p>
          </table:table-cell>
          <table:table-cell table:formula="of:=VLOOKUP([.B29];[W3.C$1:W3.D$120];2;0)" office:value-type="float" office:value="0">
            <text:p>#N/A</text:p>
          </table:table-cell>
          <table:table-cell/>
          <table:table-cell office:value-type="string">
            <text:p>ka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az</text:p>
          </table:table-cell>
          <table:table-cell office:value-type="string">
            <text:p>case</text:p>
          </table:table-cell>
          <table:table-cell table:formula="of:=VLOOKUP([.B30];[W3.C$1:W3.D$120];2;0)" office:value-type="float" office:value="0">
            <text:p>#N/A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kon</text:p>
          </table:table-cell>
          <table:table-cell office:value-type="string">
            <text:p>with</text:p>
          </table:table-cell>
          <table:table-cell table:formula="of:=VLOOKUP([.B31];[W3.C$1:W3.D$120];2;0)" office:value-type="string" office:string-value="with">
            <text:p>with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t</text:p>
          </table:table-cell>
          <table:table-cell office:value-type="string">
            <text:p>beside,nextto</text:p>
          </table:table-cell>
          <table:table-cell table:formula="of:=VLOOKUP([.B32];[W3.C$1:W3.D$120];2;0)" office:value-type="float" office:value="0">
            <text:p>#N/A</text:p>
          </table:table-cell>
          <table:table-cell/>
          <table:table-cell office:value-type="string">
            <text:p>ko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ot</text:p>
          </table:table-cell>
          <table:table-cell office:value-type="string">
            <text:p>next to</text:p>
          </table:table-cell>
          <table:table-cell table:formula="of:=VLOOKUP([.B33];[W3.C$1:W3.D$120];2;0)" office:value-type="float" office:value="0">
            <text:p>#N/A</text:p>
          </table:table-cell>
          <table:table-cell/>
          <table:table-cell office:value-type="string">
            <text:p>eq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um</text:p>
          </table:table-cell>
          <table:table-cell office:value-type="string">
            <text:p>as</text:p>
          </table:table-cell>
          <table:table-cell table:formula="of:=VLOOKUP([.B34];[W3.C$1:W3.D$120];2;0)" office:value-type="float" office:value="0">
            <text:p>#N/A</text:p>
          </table:table-cell>
          <table:table-cell table:style-name="ce15" office:value-type="string">
            <text:p>kum</text:p>
          </table:table-cell>
          <table:table-cell office:value-type="string">
            <text:p>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ym</text:p>
          </table:table-cell>
          <table:table-cell office:value-type="string">
            <text:p>like</text:p>
          </table:table-cell>
          <table:table-cell table:formula="of:=VLOOKUP([.B35];[W3.C$1:W3.D$120];2;0)" office:value-type="string" office:string-value="like">
            <text:p>like</text:p>
          </table:table-cell>
          <table:table-cell table:style-name="ce16" office:value-type="string">
            <text:p>kum</text:p>
          </table:table-cell>
          <table:table-cell office:value-type="string">
            <text:p>sym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g</text:p>
          </table:table-cell>
          <table:table-cell office:value-type="string">
            <text:p>along</text:p>
          </table:table-cell>
          <table:table-cell table:formula="of:=VLOOKUP([.B36];[W3.C$1:W3.D$120];2;0)" office:value-type="float" office:value="0">
            <text:p>#N/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</text:p>
          </table:table-cell>
          <table:table-cell office:value-type="string">
            <text:p>far</text:p>
          </table:table-cell>
          <table:table-cell table:formula="of:=VLOOKUP([.B37];[W3.C$1:W3.D$120];2;0)" office:value-type="string" office:string-value="far">
            <text:p>far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em</text:p>
          </table:table-cell>
          <table:table-cell office:value-type="string">
            <text:p>same</text:p>
          </table:table-cell>
          <table:table-cell table:formula="of:=VLOOKUP([.B38];[W3.C$1:W3.D$120];2;0)" office:value-type="float" office:value="0">
            <text:p>#N/A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y</text:p>
          </table:table-cell>
          <table:table-cell office:value-type="string">
            <text:p>may</text:p>
          </table:table-cell>
          <table:table-cell table:formula="of:=VLOOKUP([.B39];[W3.C$1:W3.D$120];2;0)" office:value-type="float" office:value="0">
            <text:p>#N/A</text:p>
          </table:table-cell>
          <table:table-cell table:style-name="ce15" office:value-type="string">
            <text:p>pwo</text:p>
          </table:table-cell>
          <table:table-cell office:value-type="string">
            <text:p>pwo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h</text:p>
          </table:table-cell>
          <table:table-cell office:value-type="string">
            <text:p>near,close by</text:p>
          </table:table-cell>
          <table:table-cell table:formula="of:=VLOOKUP([.B40];[W3.C$1:W3.D$120];2;0)" office:value-type="string" office:string-value="close">
            <text:p>close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r</text:p>
          </table:table-cell>
          <table:table-cell office:value-type="string">
            <text:p>neither</text:p>
          </table:table-cell>
          <table:table-cell table:formula="of:=VLOOKUP([.B41];[W3.C$1:W3.D$120];2;0)" office:value-type="float" office:value="0">
            <text:p>#N/A</text:p>
          </table:table-cell>
          <table:table-cell/>
          <table:table-cell office:value-type="string">
            <text:p>nyq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yb</text:p>
          </table:table-cell>
          <table:table-cell office:value-type="string">
            <text:p>beside</text:p>
          </table:table-cell>
          <table:table-cell table:formula="of:=VLOOKUP([.B42];[W3.C$1:W3.D$120];2;0)" office:value-type="string" office:string-value="beside">
            <text:p>beside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be</text:p>
          </table:table-cell>
          <table:table-cell office:value-type="string">
            <text:p>above, up</text:p>
          </table:table-cell>
          <table:table-cell table:formula="of:=VLOOKUP([.B43];[W3.C$1:W3.D$120];2;0)" office:value-type="string" office:string-value="up">
            <text:p>up</text:p>
          </table:table-cell>
          <table:table-cell/>
          <table:table-cell office:value-type="string">
            <text:p>ov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dy</text:p>
          </table:table-cell>
          <table:table-cell office:value-type="string">
            <text:p>or</text:p>
          </table:table-cell>
          <table:table-cell table:formula="of:=VLOOKUP([.B44];[W3.C$1:W3.D$120];2;0)" office:value-type="string" office:string-value="or">
            <text:p>or</text:p>
          </table:table-cell>
          <table:table-cell/>
          <table:table-cell office:value-type="string">
            <text:p>od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omy</text:p>
          </table:table-cell>
          <table:table-cell office:value-type="string">
            <text:p>every</text:p>
          </table:table-cell>
          <table:table-cell table:formula="of:=VLOOKUP([.B45];[W3.C$1:W3.D$120];2;0)" office:value-type="string" office:string-value="every">
            <text:p>every</text:p>
          </table:table-cell>
          <table:table-cell/>
          <table:table-cell office:value-type="string">
            <text:p>omy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oru</text:p>
          </table:table-cell>
          <table:table-cell office:value-type="string">
            <text:p>any</text:p>
          </table:table-cell>
          <table:table-cell table:formula="of:=VLOOKUP([.B46];[W3.C$1:W3.D$120];2;0)" office:value-type="string" office:string-value="any">
            <text:p>any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to</text:p>
          </table:table-cell>
          <table:table-cell office:value-type="string">
            <text:p>else</text:p>
          </table:table-cell>
          <table:table-cell table:formula="of:=VLOOKUP([.B47];[W3.C$1:W3.D$120];2;0)" office:value-type="string" office:string-value="else">
            <text:p>else</text:p>
          </table:table-cell>
          <table:table-cell office:value-type="string">
            <text:p>?</text:p>
          </table:table-cell>
          <table:table-cell office:value-type="string">
            <text:p>otu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to</text:p>
          </table:table-cell>
          <table:table-cell office:value-type="string">
            <text:p>Onto</text:p>
          </table:table-cell>
          <table:table-cell table:formula="of:=VLOOKUP([.B48];[W3.C$1:W3.D$120];2;0)" office:value-type="string" office:string-value="else">
            <text:p>else</text:p>
          </table:table-cell>
          <table:table-cell office:value-type="string">
            <text:p>?</text:p>
          </table:table-cell>
          <table:table-cell office:value-type="string">
            <text:p>onu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out</text:p>
          </table:table-cell>
          <table:table-cell table:formula="of:=VLOOKUP([.B49];[W3.C$1:W3.D$120];2;0)" office:value-type="float" office:value="0">
            <text:p>#N/A</text:p>
          </table:table-cell>
          <table:table-cell table:style-name="ce15" office:value-type="string">
            <text:p>aut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ut</text:p>
          </table:table-cell>
          <table:table-cell office:value-type="string">
            <text:p>outside</text:p>
          </table:table-cell>
          <table:table-cell table:formula="of:=VLOOKUP([.B50];[W3.C$1:W3.D$120];2;0)" office:value-type="float" office:value="0">
            <text:p>#N/A</text:p>
          </table:table-cell>
          <table:table-cell table:style-name="ce15" office:value-type="string">
            <text:p>fora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vy</text:p>
          </table:table-cell>
          <table:table-cell office:value-type="string">
            <text:p>End,Over</text:p>
          </table:table-cell>
          <table:table-cell table:formula="of:=VLOOKUP([.B51];[W3.C$1:W3.D$120];2;0)" office:value-type="string" office:string-value="over">
            <text:p>over</text:p>
          </table:table-cell>
          <table:table-cell/>
          <table:table-cell office:value-type="string">
            <text:p>en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zo</text:p>
          </table:table-cell>
          <table:table-cell office:value-type="string">
            <text:p>Over the</text:p>
          </table:table-cell>
          <table:table-cell table:formula="of:=VLOOKUP([.B52];[W3.C$1:W3.D$120];2;0)" office:value-type="string" office:string-value="overthe">
            <text:p>overthe</text:p>
          </table:table-cell>
          <table:table-cell/>
          <table:table-cell office:value-type="string">
            <text:p>oz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r</text:p>
          </table:table-cell>
          <table:table-cell office:value-type="string">
            <text:p>Through/by</text:p>
          </table:table-cell>
          <table:table-cell table:formula="of:=VLOOKUP([.B53];[W3.C$1:W3.D$120];2;0)" office:value-type="float" office:value="0">
            <text:p>#N/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</text:p>
          </table:table-cell>
          <table:table-cell office:value-type="string">
            <text:p>across</text:p>
          </table:table-cell>
          <table:table-cell table:formula="of:=VLOOKUP([.B54];[W3.C$1:W3.D$120];2;0)" office:value-type="float" office:value="0">
            <text:p>#N/A</text:p>
          </table:table-cell>
          <table:table-cell table:style-name="ce15" office:value-type="string">
            <text:p>cro</text:p>
          </table:table-cell>
          <table:table-cell office:value-type="string">
            <text:p>kr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s</text:p>
          </table:table-cell>
          <table:table-cell office:value-type="string">
            <text:p>behind</text:p>
          </table:table-cell>
          <table:table-cell table:formula="of:=VLOOKUP([.B55];[W3.C$1:W3.D$120];2;0)" office:value-type="string" office:string-value="behind">
            <text:p>behin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ue</text:p>
          </table:table-cell>
          <table:table-cell office:value-type="string">
            <text:p>after</text:p>
          </table:table-cell>
          <table:table-cell table:formula="of:=VLOOKUP([.B56];[W3.C$1:W3.D$120];2;0)" office:value-type="string" office:string-value="after">
            <text:p>after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uo</text:p>
          </table:table-cell>
          <table:table-cell office:value-type="string">
            <text:p>can</text:p>
          </table:table-cell>
          <table:table-cell table:formula="of:=VLOOKUP([.B57];[W3.C$1:W3.D$120];2;0)" office:value-type="float" office:value="0">
            <text:p>#N/A</text:p>
          </table:table-cell>
          <table:table-cell/>
          <table:table-cell office:value-type="string">
            <text:p>pw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rog</text:p>
          </table:table-cell>
          <table:table-cell office:value-type="string">
            <text:p>please</text:p>
          </table:table-cell>
          <table:table-cell table:formula="of:=VLOOKUP([.B58];[W3.C$1:W3.D$120];2;0)" office:value-type="string" office:string-value="please">
            <text:p>please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uc</text:p>
          </table:table-cell>
          <table:table-cell office:value-type="string">
            <text:p>Back</text:p>
          </table:table-cell>
          <table:table-cell table:formula="of:=VLOOKUP([.B59];[W3.C$1:W3.D$120];2;0)" office:value-type="float" office:value="0">
            <text:p>#N/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om</text:p>
          </table:table-cell>
          <table:table-cell office:value-type="string">
            <text:p>some</text:p>
          </table:table-cell>
          <table:table-cell table:formula="of:=VLOOKUP([.B60];[W3.C$1:W3.D$120];2;0)" office:value-type="string" office:string-value="some">
            <text:p>some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op</text:p>
          </table:table-cell>
          <table:table-cell office:value-type="string">
            <text:p>Stop</text:p>
          </table:table-cell>
          <table:table-cell table:formula="of:=VLOOKUP([.B61];[W3.C$1:W3.D$120];2;0)" office:value-type="float" office:value="0">
            <text:p>#N/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b</text:p>
          </table:table-cell>
          <table:table-cell office:value-type="string">
            <text:p>under,beneath,below</text:p>
          </table:table-cell>
          <table:table-cell table:formula="of:=VLOOKUP([.B62];[W3.C$1:W3.D$120];2;0)" office:value-type="string" office:string-value="beneath">
            <text:p>beneath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r</text:p>
          </table:table-cell>
          <table:table-cell office:value-type="string">
            <text:p>about</text:p>
          </table:table-cell>
          <table:table-cell table:formula="of:=VLOOKUP([.B63];[W3.C$1:W3.D$120];2;0)" office:value-type="string" office:string-value="about">
            <text:p>about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s</text:p>
          </table:table-cell>
          <table:table-cell office:value-type="string">
            <text:p>up</text:p>
          </table:table-cell>
          <table:table-cell table:formula="of:=VLOOKUP([.B64];[W3.C$1:W3.D$120];2;0)" office:value-type="string" office:string-value="up">
            <text:p>up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yf</text:p>
          </table:table-cell>
          <table:table-cell office:value-type="string">
            <text:p>if</text:p>
          </table:table-cell>
          <table:table-cell table:formula="of:=VLOOKUP([.B65];[W3.C$1:W3.D$120];2;0)" office:value-type="float" office:value="0">
            <text:p>#N/A</text:p>
          </table:table-cell>
          <table:table-cell table:style-name="ce15" office:value-type="string">
            <text:p>syf</text:p>
          </table:table-cell>
          <table:table-cell office:value-type="string">
            <text:p>ven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al</text:p>
          </table:table-cell>
          <table:table-cell office:value-type="string">
            <text:p>maybe</text:p>
          </table:table-cell>
          <table:table-cell table:formula="of:=VLOOKUP([.B66];[W3.C$1:W3.D$120];2;0)" office:value-type="float" office:value="0">
            <text:p>#N/A</text:p>
          </table:table-cell>
          <table:table-cell/>
          <table:table-cell office:value-type="string">
            <text:p>pu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an</text:p>
          </table:table-cell>
          <table:table-cell office:value-type="string">
            <text:p>so</text:p>
          </table:table-cell>
          <table:table-cell table:formula="of:=VLOOKUP([.B67];[W3.C$1:W3.D$120];2;0)" office:value-type="string" office:string-value="so">
            <text:p>so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op</text:p>
          </table:table-cell>
          <table:table-cell office:value-type="string">
            <text:p>on top</text:p>
          </table:table-cell>
          <table:table-cell table:formula="of:=VLOOKUP([.B68];[W3.C$1:W3.D$120];2;0)" office:value-type="string" office:string-value="top">
            <text:p>top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or</text:p>
          </table:table-cell>
          <table:table-cell office:value-type="string">
            <text:p>back to</text:p>
          </table:table-cell>
          <table:table-cell table:formula="of:=VLOOKUP([.B69];[W3.C$1:W3.D$120];2;0)" office:value-type="string" office:string-value="backto">
            <text:p>backto</text:p>
          </table:table-cell>
          <table:table-cell/>
          <table:table-cell office:value-type="string">
            <text:p>bak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am</text:p>
          </table:table-cell>
          <table:table-cell office:value-type="string">
            <text:p>for</text:p>
          </table:table-cell>
          <table:table-cell table:formula="of:=VLOOKUP([.B70];[W3.C$1:W3.D$120];2;0)" office:value-type="string" office:string-value="for">
            <text:p>for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um</text:p>
          </table:table-cell>
          <table:table-cell office:value-type="string">
            <text:p>towards</text:p>
          </table:table-cell>
          <table:table-cell table:formula="of:=VLOOKUP([.B71];[W3.C$1:W3.D$120];2;0)" office:value-type="string" office:string-value="towards">
            <text:p>towards</text:p>
          </table:table-cell>
          <table:table-cell table:style-name="ce15" office:value-type="string">
            <text:p>tsu</text:p>
          </table:table-cell>
          <table:table-cell office:value-type="string">
            <text:p>cum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ba</text:p>
          </table:table-cell>
          <table:table-cell office:value-type="string">
            <text:p>above</text:p>
          </table:table-cell>
          <table:table-cell table:formula="of:=VLOOKUP([.B72];[W3.C$1:W3.D$120];2;0)" office:value-type="string" office:string-value="above">
            <text:p>above</text:p>
          </table:table-cell>
          <table:table-cell/>
          <table:table-cell office:value-type="string">
            <text:p>ub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by</text:p>
          </table:table-cell>
          <table:table-cell office:value-type="string">
            <text:p>where</text:p>
          </table:table-cell>
          <table:table-cell table:formula="of:=VLOOKUP([.B73];[W3.C$1:W3.D$120];2;0)" office:value-type="string" office:string-value="where">
            <text:p>where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el</text:p>
          </table:table-cell>
          <table:table-cell office:value-type="string">
            <text:p>or</text:p>
          </table:table-cell>
          <table:table-cell table:formula="of:=VLOOKUP([.B74];[W3.C$1:W3.D$120];2;0)" office:value-type="float" office:value="0">
            <text:p>#N/A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ma</text:p>
          </table:table-cell>
          <table:table-cell office:value-type="string">
            <text:p>around</text:p>
          </table:table-cell>
          <table:table-cell table:formula="of:=VLOOKUP([.B75];[W3.C$1:W3.D$120];2;0)" office:value-type="string" office:string-value="around">
            <text:p>around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na</text:p>
          </table:table-cell>
          <table:table-cell office:value-type="string">
            <text:p>one,an</text:p>
          </table:table-cell>
          <table:table-cell table:formula="of:=VLOOKUP([.B76];[W3.C$1:W3.D$120];2;0)" office:value-type="string" office:string-value="an">
            <text:p>an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ra</text:p>
          </table:table-cell>
          <table:table-cell office:value-type="string">
            <text:p>why</text:p>
          </table:table-cell>
          <table:table-cell table:formula="of:=VLOOKUP([.B77];[W3.C$1:W3.D$120];2;0)" office:value-type="string" office:string-value="why">
            <text:p>why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uta</text:p>
          </table:table-cell>
          <table:table-cell office:value-type="string">
            <text:p>when</text:p>
          </table:table-cell>
          <table:table-cell table:formula="of:=VLOOKUP([.B78];[W3.C$1:W3.D$120];2;0)" office:value-type="string" office:string-value="when">
            <text:p>when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eg</text:p>
          </table:table-cell>
          <table:table-cell office:value-type="string">
            <text:p>Away From</text:p>
          </table:table-cell>
          <table:table-cell table:formula="of:=VLOOKUP([.B79];[W3.C$1:W3.D$120];2;0)" office:value-type="string" office:string-value="away">
            <text:p>away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on</text:p>
          </table:table-cell>
          <table:table-cell office:value-type="string">
            <text:p>from</text:p>
          </table:table-cell>
          <table:table-cell table:formula="of:=VLOOKUP([.B80];[W3.C$1:W3.D$120];2;0)" office:value-type="string" office:string-value="from">
            <text:p>from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or</text:p>
          </table:table-cell>
          <table:table-cell office:value-type="string">
            <text:p>prior,in front of</text:p>
          </table:table-cell>
          <table:table-cell table:formula="of:=VLOOKUP([.B81];[W3.C$1:W3.D$120];2;0)" office:value-type="string" office:string-value="front">
            <text:p>front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ya</text:p>
          </table:table-cell>
          <table:table-cell office:value-type="string">
            <text:p>via</text:p>
          </table:table-cell>
          <table:table-cell table:formula="of:=VLOOKUP([.B82];[W3.C$1:W3.D$120];2;0)" office:value-type="string" office:string-value="via">
            <text:p>vi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yr</text:p>
          </table:table-cell>
          <table:table-cell office:value-type="string">
            <text:p>while</text:p>
          </table:table-cell>
          <table:table-cell table:formula="of:=VLOOKUP([.B83];[W3.C$1:W3.D$120];2;0)" office:value-type="float" office:value="0">
            <text:p>#N/A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yet</text:p>
          </table:table-cell>
          <table:table-cell table:formula="of:=VLOOKUP([.B84];[W3.C$1:W3.D$120];2;0)" office:value-type="string" office:string-value="yet">
            <text:p>yet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yno</text:p>
          </table:table-cell>
          <table:table-cell office:value-type="string">
            <text:p>into</text:p>
          </table:table-cell>
          <table:table-cell table:formula="of:=VLOOKUP([.B85];[W3.C$1:W3.D$120];2;0)" office:value-type="string" office:string-value="into">
            <text:p>into</text:p>
          </table:table-cell>
          <table:table-cell/>
          <table:table-cell office:value-type="string">
            <text:p>yn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yna</text:p>
          </table:table-cell>
          <table:table-cell office:value-type="string">
            <text:p>inside</text:p>
          </table:table-cell>
          <table:table-cell table:formula="of:=VLOOKUP([.B86];[W3.C$1:W3.D$120];2;0)" office:value-type="string" office:string-value="inside">
            <text:p>inside</text:p>
          </table:table-cell>
          <table:table-cell office:value-type="string">
            <text:p>yny</text:p>
          </table:table-cell>
          <table:table-cell office:value-type="string">
            <text:p>ys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yor</text:p>
          </table:table-cell>
          <table:table-cell office:value-type="string">
            <text:p>shall</text:p>
          </table:table-cell>
          <table:table-cell table:formula="of:=VLOOKUP([.B87];[W3.C$1:W3.D$120];2;0)" office:value-type="string" office:string-value="shall">
            <text:p>shall</text:p>
          </table:table-cell>
          <table:table-cell/>
          <table:table-cell office:value-type="string">
            <text:p>xal</text:p>
          </table:table-cell>
          <table:table-cell office:value-type="float" office:value="4">
            <text:p>4</text:p>
          </table:table-cell>
        </table:table-row>
      </table:table>
      <table:table table:name="DEC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29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5" table:default-cell-style-name="Default"/>
        <table:table-row table:style-name="ro1">
          <table:table-cell table:style-name="ce19" office:value-type="string">
            <text:p>Lojban</text:p>
          </table:table-cell>
          <table:table-cell table:style-name="ce22" office:value-type="string">
            <text:p>CD</text:p>
          </table:table-cell>
          <table:table-cell table:style-name="ce19" office:value-type="string">
            <text:p>MAJ</text:p>
          </table:table-cell>
          <table:table-cell table:style-name="ce25" office:value-type="string">
            <text:p>English</text:p>
          </table:table-cell>
          <table:table-cell table:style-name="ce30" office:value-type="string">
            <text:p>Synonim</text:p>
          </table:table-cell>
          <table:table-cell table:style-name="ce30" office:value-type="string">
            <text:p>Spanish</text:p>
          </table:table-cell>
          <table:table-cell table:style-name="ce30" office:value-type="string">
            <text:p>Franch</text:p>
          </table:table-cell>
          <table:table-cell table:style-name="ce30" office:value-type="string">
            <text:p>Italian</text:p>
          </table:table-cell>
          <table:table-cell table:style-name="ce32" table:number-columns-repeated="1015"/>
        </table:table-row>
        <table:table-row table:style-name="ro1">
          <table:table-cell table:style-name="ce20" office:value-type="string">
            <text:p>**7.4</text:p>
          </table:table-cell>
          <table:table-cell table:style-name="ce22" office:value-type="float" office:value="8">
            <text:p>8</text:p>
          </table:table-cell>
          <table:table-cell table:style-name="ce19" office:value-type="string">
            <text:p>deka</text:p>
          </table:table-cell>
          <table:table-cell table:style-name="ce26" office:value-type="string">
            <text:p>exponents</text:p>
          </table:table-cell>
          <table:table-cell table:style-name="ce20"/>
          <table:table-cell table:style-name="ce1" office:value-type="string">
            <text:p>exponentes de 0</text:p>
          </table:table-cell>
          <table:table-cell table:style-name="ce1" office:value-type="string">
            <text:p>exposants de 0</text:p>
          </table:table-cell>
          <table:table-cell table:style-name="ce1" office:value-type="string">
            <text:p>esponenti di 0</text:p>
          </table:table-cell>
          <table:table-cell table:style-name="ce32" table:number-columns-repeated="1015"/>
        </table:table-row>
        <table:table-row table:style-name="ro1">
          <table:table-cell table:style-name="ce21" office:value-type="string">
            <text:p>dekto</text:p>
          </table:table-cell>
          <table:table-cell table:style-name="ce23" office:value-type="float" office:value="8">
            <text:p>8</text:p>
          </table:table-cell>
          <table:table-cell table:style-name="ce24"/>
          <table:table-cell table:style-name="ce27" office:value-type="float" office:value="0">
            <text:p>0</text:p>
          </table:table-cell>
          <table:table-cell table:style-name="ce31" office:value-type="string">
            <text:p>deka</text:p>
          </table:table-cell>
          <table:table-cell table:style-name="ce32" office:value-type="string">
            <text:p>0 métricas "deka"</text:p>
          </table:table-cell>
          <table:table-cell table:style-name="ce32" office:value-type="string">
            <text:p>0 métriques «deka»</text:p>
          </table:table-cell>
          <table:table-cell table:style-name="ce32" office:value-type="string">
            <text:p>0 "deka" metrico</text:p>
          </table:table-cell>
          <table:table-cell table:number-columns-repeated="1015"/>
        </table:table-row>
        <table:table-row table:style-name="ro1">
          <table:table-cell table:style-name="ce21" office:value-type="string">
            <text:p>xecto</text:p>
          </table:table-cell>
          <table:table-cell table:style-name="ce23" office:value-type="float" office:value="8">
            <text:p>8</text:p>
          </table:table-cell>
          <table:table-cell table:style-name="ce24"/>
          <table:table-cell table:style-name="ce27" office:value-type="float" office:value="0">
            <text:p>0</text:p>
          </table:table-cell>
          <table:table-cell table:style-name="ce31" office:value-type="string">
            <text:p>hecto</text:p>
          </table:table-cell>
          <table:table-cell table:style-name="ce32" office:value-type="string">
            <text:p>00 métricas "hecto"</text:p>
          </table:table-cell>
          <table:table-cell table:style-name="ce32" office:value-type="string">
            <text:p>00 ‘hecto’</text:p>
          </table:table-cell>
          <table:table-cell table:style-name="ce32" office:value-type="string">
            <text:p>00 hecto "metrico"</text:p>
          </table:table-cell>
          <table:table-cell table:number-columns-repeated="1015"/>
        </table:table-row>
        <table:table-row table:style-name="ro1">
          <table:table-cell table:style-name="ce21" office:value-type="string">
            <text:p>kilto</text:p>
          </table:table-cell>
          <table:table-cell table:style-name="ce23" office:value-type="float" office:value="8">
            <text:p>8</text:p>
          </table:table-cell>
          <table:table-cell table:style-name="ce24"/>
          <table:table-cell table:style-name="ce27" office:value-type="float" office:value="0">
            <text:p>0</text:p>
          </table:table-cell>
          <table:table-cell table:style-name="ce31" office:value-type="string">
            <text:p>kilo</text:p>
          </table:table-cell>
          <table:table-cell table:style-name="ce32" office:value-type="string">
            <text:p>000 ‘kilo’ métrico</text:p>
          </table:table-cell>
          <table:table-cell table:style-name="ce32" office:value-type="string">
            <text:p>000 kilos</text:p>
          </table:table-cell>
          <table:table-cell table:style-name="ce32" office:value-type="string">
            <text:p>000 chilogrammi di "chilo"</text:p>
          </table:table-cell>
          <table:table-cell table:number-columns-repeated="1015"/>
        </table:table-row>
        <table:table-row table:style-name="ro1">
          <table:table-cell table:style-name="ce21" office:value-type="string">
            <text:p>megdo</text:p>
          </table:table-cell>
          <table:table-cell table:style-name="ce23" office:value-type="float" office:value="8">
            <text:p>8</text:p>
          </table:table-cell>
          <table:table-cell table:style-name="ce24"/>
          <table:table-cell table:style-name="ce28" office:value-type="float" office:value="0">
            <text:p>0.00E+000</text:p>
          </table:table-cell>
          <table:table-cell table:style-name="ce31" office:value-type="string">
            <text:p>mega</text:p>
          </table:table-cell>
          <table:table-cell table:style-name="ce32" office:value-type="string">
            <text:p>Emétrica "mega"</text:p>
          </table:table-cell>
          <table:table-cell table:style-name="ce32" office:value-type="string">
            <text:p>e«métrique»</text:p>
          </table:table-cell>
          <table:table-cell table:style-name="ce32" office:value-type="string">
            <text:p>emetrica "mega"</text:p>
          </table:table-cell>
          <table:table-cell table:number-columns-repeated="1015"/>
        </table:table-row>
        <table:table-row table:style-name="ro1">
          <table:table-cell table:style-name="ce21" office:value-type="string">
            <text:p>gigdo</text:p>
          </table:table-cell>
          <table:table-cell table:style-name="ce23" office:value-type="float" office:value="8">
            <text:p>8</text:p>
          </table:table-cell>
          <table:table-cell table:style-name="ce24"/>
          <table:table-cell table:style-name="ce28" office:value-type="float" office:value="0">
            <text:p>0.00E+000</text:p>
          </table:table-cell>
          <table:table-cell table:style-name="ce31" office:value-type="string">
            <text:p>giga</text:p>
          </table:table-cell>
          <table:table-cell table:style-name="ce32" office:value-type="string">
            <text:p>E9 métrica "giga"</text:p>
          </table:table-cell>
          <table:table-cell table:style-name="ce32" office:value-type="string">
            <text:p>e9 métrique «giga»</text:p>
          </table:table-cell>
          <table:table-cell table:style-name="ce32" office:value-type="string">
            <text:p>e9 metrica "giga"</text:p>
          </table:table-cell>
          <table:table-cell table:number-columns-repeated="1015"/>
        </table:table-row>
        <table:table-row table:style-name="ro1">
          <table:table-cell table:style-name="ce21" office:value-type="string">
            <text:p>terto</text:p>
          </table:table-cell>
          <table:table-cell table:style-name="ce23" office:value-type="float" office:value="8">
            <text:p>8</text:p>
          </table:table-cell>
          <table:table-cell table:style-name="ce24"/>
          <table:table-cell table:style-name="ce28" office:value-type="float" office:value="0">
            <text:p>0.00E+000</text:p>
          </table:table-cell>
          <table:table-cell table:style-name="ce31" office:value-type="string">
            <text:p>tera</text:p>
          </table:table-cell>
          <table:table-cell table:style-name="ce32" office:value-type="string">
            <text:p>E métrica "tera"</text:p>
          </table:table-cell>
          <table:table-cell table:style-name="ce32" office:value-type="string">
            <text:p>e métrique «tera»</text:p>
          </table:table-cell>
          <table:table-cell table:style-name="ce32" office:value-type="string">
            <text:p>e metrica "tera"</text:p>
          </table:table-cell>
          <table:table-cell table:number-columns-repeated="1015"/>
        </table:table-row>
        <table:table-row table:style-name="ro1">
          <table:table-cell table:style-name="ce21" office:value-type="string">
            <text:p>petso</text:p>
          </table:table-cell>
          <table:table-cell table:style-name="ce23" office:value-type="float" office:value="8">
            <text:p>8</text:p>
          </table:table-cell>
          <table:table-cell table:style-name="ce24"/>
          <table:table-cell table:style-name="ce28" office:value-type="string">
            <text:p>E+05</text:p>
          </table:table-cell>
          <table:table-cell table:style-name="ce31" office:value-type="string">
            <text:p>peta</text:p>
          </table:table-cell>
          <table:table-cell table:style-name="ce32" office:value-type="string">
            <text:p>Emétrica "peta"</text:p>
          </table:table-cell>
          <table:table-cell table:style-name="ce32" office:value-type="string">
            <text:p>e«peta» métrique</text:p>
          </table:table-cell>
          <table:table-cell table:style-name="ce32" office:value-type="string">
            <text:p>emetrica "peta"</text:p>
          </table:table-cell>
          <table:table-cell table:number-columns-repeated="1015"/>
        </table:table-row>
        <table:table-row table:style-name="ro1">
          <table:table-cell table:style-name="ce21" office:value-type="string">
            <text:p>xexso</text:p>
          </table:table-cell>
          <table:table-cell table:style-name="ce23" office:value-type="float" office:value="8">
            <text:p>8</text:p>
          </table:table-cell>
          <table:table-cell table:style-name="ce24"/>
          <table:table-cell table:style-name="ce28" office:value-type="string">
            <text:p>E+08</text:p>
          </table:table-cell>
          <table:table-cell table:style-name="ce31" office:value-type="string">
            <text:p>exa</text:p>
          </table:table-cell>
          <table:table-cell table:style-name="ce32" office:value-type="string">
            <text:p>E8 métrica "exa"</text:p>
          </table:table-cell>
          <table:table-cell table:style-name="ce32" office:value-type="string">
            <text:p>e8 métrique «exa»</text:p>
          </table:table-cell>
          <table:table-cell table:style-name="ce32" office:value-type="string">
            <text:p>e8 metrica "exa"</text:p>
          </table:table-cell>
          <table:table-cell table:number-columns-repeated="1015"/>
        </table:table-row>
        <table:table-row table:style-name="ro1">
          <table:table-cell table:style-name="ce21" office:value-type="string">
            <text:p>zetro</text:p>
          </table:table-cell>
          <table:table-cell table:style-name="ce23" office:value-type="float" office:value="8">
            <text:p>8</text:p>
          </table:table-cell>
          <table:table-cell table:style-name="ce24"/>
          <table:table-cell table:style-name="ce28" office:value-type="string">
            <text:p>E+0</text:p>
          </table:table-cell>
          <table:table-cell table:style-name="ce31" office:value-type="string">
            <text:p>zetta</text:p>
          </table:table-cell>
          <table:table-cell table:style-name="ce32" office:value-type="string">
            <text:p>E ‘zetta’</text:p>
          </table:table-cell>
          <table:table-cell table:number-columns-repeated="2" table:style-name="ce32" office:value-type="string">
            <text:p>e "zetta"</text:p>
          </table:table-cell>
          <table:table-cell table:number-columns-repeated="1015"/>
        </table:table-row>
        <table:table-row table:style-name="ro1">
          <table:table-cell table:style-name="ce21" office:value-type="string">
            <text:p>gotro</text:p>
          </table:table-cell>
          <table:table-cell table:style-name="ce23" office:value-type="float" office:value="8">
            <text:p>8</text:p>
          </table:table-cell>
          <table:table-cell table:style-name="ce24"/>
          <table:table-cell table:style-name="ce28" office:value-type="string">
            <text:p>E+04</text:p>
          </table:table-cell>
          <table:table-cell table:style-name="ce31" office:value-type="string">
            <text:p>yotta</text:p>
          </table:table-cell>
          <table:table-cell table:style-name="ce32" office:value-type="string">
            <text:p>E"yotta"</text:p>
          </table:table-cell>
          <table:table-cell table:style-name="ce32" office:value-type="string">
            <text:p>e«yotta»</text:p>
          </table:table-cell>
          <table:table-cell table:style-name="ce32" office:value-type="string">
            <text:p>e"yotta"</text:p>
          </table:table-cell>
          <table:table-cell table:number-columns-repeated="1015"/>
        </table:table-row>
        <table:table-row table:style-name="ro1">
          <table:table-cell table:style-name="ce21" office:value-type="string">
            <text:p>decti</text:p>
          </table:table-cell>
          <table:table-cell table:style-name="ce23" office:value-type="float" office:value="8">
            <text:p>8</text:p>
          </table:table-cell>
          <table:table-cell table:style-name="ce24"/>
          <table:table-cell table:style-name="ce28" office:value-type="float" office:value="0">
            <text:p>0.00E+000</text:p>
          </table:table-cell>
          <table:table-cell table:style-name="ce31" office:value-type="string">
            <text:p>deci</text:p>
          </table:table-cell>
          <table:table-cell table:style-name="ce32" office:value-type="string">
            <text:p>. métrica "deci"</text:p>
          </table:table-cell>
          <table:table-cell table:style-name="ce32" office:value-type="string">
            <text:p>. métrique «déci»</text:p>
          </table:table-cell>
          <table:table-cell table:style-name="ce32" office:value-type="string">
            <text:p>. metrica "deci"</text:p>
          </table:table-cell>
          <table:table-cell table:number-columns-repeated="1015"/>
        </table:table-row>
        <table:table-row table:style-name="ro1">
          <table:table-cell table:style-name="ce21" office:value-type="string">
            <text:p>centi</text:p>
          </table:table-cell>
          <table:table-cell table:style-name="ce23" office:value-type="float" office:value="8">
            <text:p>8</text:p>
          </table:table-cell>
          <table:table-cell table:style-name="ce24"/>
          <table:table-cell table:style-name="ce27" office:value-type="float" office:value="0">
            <text:p>0</text:p>
          </table:table-cell>
          <table:table-cell table:style-name="ce31" office:value-type="string">
            <text:p>centi</text:p>
          </table:table-cell>
          <table:table-cell table:style-name="ce32" office:value-type="string">
            <text:p>.0 métrico "centi"</text:p>
          </table:table-cell>
          <table:table-cell table:style-name="ce32" office:value-type="string">
            <text:p>0,0 métrique</text:p>
          </table:table-cell>
          <table:table-cell table:style-name="ce32" office:value-type="string">
            <text:p>.0 metrica "centi"</text:p>
          </table:table-cell>
          <table:table-cell table:number-columns-repeated="1015"/>
        </table:table-row>
        <table:table-row table:style-name="ro1">
          <table:table-cell table:style-name="ce21" office:value-type="string">
            <text:p>milti</text:p>
          </table:table-cell>
          <table:table-cell table:style-name="ce23" office:value-type="float" office:value="8">
            <text:p>8</text:p>
          </table:table-cell>
          <table:table-cell table:style-name="ce24"/>
          <table:table-cell table:style-name="ce27" office:value-type="float" office:value="0">
            <text:p>0</text:p>
          </table:table-cell>
          <table:table-cell table:style-name="ce31" office:value-type="string">
            <text:p>milli</text:p>
          </table:table-cell>
          <table:table-cell table:style-name="ce32" office:value-type="string">
            <text:p>.00 métrica "milli"</text:p>
          </table:table-cell>
          <table:table-cell table:style-name="ce32" office:value-type="string">
            <text:p>0,00 métrique</text:p>
          </table:table-cell>
          <table:table-cell table:style-name="ce32" office:value-type="string">
            <text:p>.00 metrica "milli"</text:p>
          </table:table-cell>
          <table:table-cell table:number-columns-repeated="1015"/>
        </table:table-row>
        <table:table-row table:style-name="ro1">
          <table:table-cell table:style-name="ce21" office:value-type="string">
            <text:p>mikri</text:p>
          </table:table-cell>
          <table:table-cell table:style-name="ce23" office:value-type="float" office:value="8">
            <text:p>8</text:p>
          </table:table-cell>
          <table:table-cell table:style-name="ce24"/>
          <table:table-cell table:style-name="ce28" office:value-type="float" office:value="0">
            <text:p>0.00E+000</text:p>
          </table:table-cell>
          <table:table-cell table:style-name="ce31" office:value-type="string">
            <text:p>micro</text:p>
          </table:table-cell>
          <table:table-cell table:style-name="ce32" office:value-type="string">
            <text:p>E-métrica "micro"</text:p>
          </table:table-cell>
          <table:table-cell table:style-name="ce32" office:value-type="string">
            <text:p>e-métrique «micro»</text:p>
          </table:table-cell>
          <table:table-cell table:style-name="ce32" office:value-type="string">
            <text:p>e-metrica "micro"</text:p>
          </table:table-cell>
          <table:table-cell table:number-columns-repeated="1015"/>
        </table:table-row>
        <table:table-row table:style-name="ro1">
          <table:table-cell table:style-name="ce21" office:value-type="string">
            <text:p>nanvi</text:p>
          </table:table-cell>
          <table:table-cell table:style-name="ce23" office:value-type="float" office:value="8">
            <text:p>8</text:p>
          </table:table-cell>
          <table:table-cell table:style-name="ce24"/>
          <table:table-cell table:style-name="ce28" office:value-type="float" office:value="0">
            <text:p>0.00E+000</text:p>
          </table:table-cell>
          <table:table-cell table:style-name="ce31" office:value-type="string">
            <text:p>nano</text:p>
          </table:table-cell>
          <table:table-cell table:style-name="ce32" office:value-type="string">
            <text:p>E-9 métrica "nano"</text:p>
          </table:table-cell>
          <table:table-cell table:style-name="ce32" office:value-type="string">
            <text:p>e-9 métrique «nano»</text:p>
          </table:table-cell>
          <table:table-cell table:style-name="ce32" office:value-type="string">
            <text:p>Metrica e-9 "nano"</text:p>
          </table:table-cell>
          <table:table-cell table:number-columns-repeated="1015"/>
        </table:table-row>
        <table:table-row table:style-name="ro1">
          <table:table-cell table:style-name="ce21" office:value-type="string">
            <text:p>picti</text:p>
          </table:table-cell>
          <table:table-cell table:style-name="ce23" office:value-type="float" office:value="8">
            <text:p>8</text:p>
          </table:table-cell>
          <table:table-cell table:style-name="ce24"/>
          <table:table-cell table:style-name="ce28" office:value-type="float" office:value="0">
            <text:p>0.00E+000</text:p>
          </table:table-cell>
          <table:table-cell table:style-name="ce31" office:value-type="string">
            <text:p>pico</text:p>
          </table:table-cell>
          <table:table-cell table:style-name="ce32" office:value-type="string">
            <text:p>E- métrica "pico"</text:p>
          </table:table-cell>
          <table:table-cell table:style-name="ce32" office:value-type="string">
            <text:p>e- métrique «pico»</text:p>
          </table:table-cell>
          <table:table-cell table:style-name="ce32" office:value-type="string">
            <text:p>e- metrico "pico"</text:p>
          </table:table-cell>
          <table:table-cell table:number-columns-repeated="1015"/>
        </table:table-row>
        <table:table-row table:style-name="ro1">
          <table:table-cell table:style-name="ce21" office:value-type="string">
            <text:p>femti</text:p>
          </table:table-cell>
          <table:table-cell table:style-name="ce23" office:value-type="float" office:value="8">
            <text:p>8</text:p>
          </table:table-cell>
          <table:table-cell table:style-name="ce24"/>
          <table:table-cell table:style-name="ce28" office:value-type="string">
            <text:p>E-05</text:p>
          </table:table-cell>
          <table:table-cell table:style-name="ce31" office:value-type="string">
            <text:p>femto</text:p>
          </table:table-cell>
          <table:table-cell table:style-name="ce32" office:value-type="string">
            <text:p>E-métrica "femto"</text:p>
          </table:table-cell>
          <table:table-cell table:style-name="ce32" office:value-type="string">
            <text:p>e-«femto» métrique</text:p>
          </table:table-cell>
          <table:table-cell table:style-name="ce32" office:value-type="string">
            <text:p>"Femto" metrico e-5</text:p>
          </table:table-cell>
          <table:table-cell table:number-columns-repeated="1015"/>
        </table:table-row>
        <table:table-row table:style-name="ro1">
          <table:table-cell table:style-name="ce21" office:value-type="string">
            <text:p>xatsi</text:p>
          </table:table-cell>
          <table:table-cell table:style-name="ce23" office:value-type="float" office:value="8">
            <text:p>8</text:p>
          </table:table-cell>
          <table:table-cell table:style-name="ce24"/>
          <table:table-cell table:style-name="ce28" office:value-type="string">
            <text:p>E-08</text:p>
          </table:table-cell>
          <table:table-cell table:style-name="ce31" office:value-type="string">
            <text:p>atto</text:p>
          </table:table-cell>
          <table:table-cell table:style-name="ce32" office:value-type="string">
            <text:p>E-8 métrica "atto"</text:p>
          </table:table-cell>
          <table:table-cell table:style-name="ce32" office:value-type="string">
            <text:p>e-8 métrique «atto»</text:p>
          </table:table-cell>
          <table:table-cell table:style-name="ce32" office:value-type="string">
            <text:p>e-8 metrica "atto"</text:p>
          </table:table-cell>
          <table:table-cell table:number-columns-repeated="1015"/>
        </table:table-row>
        <table:table-row table:style-name="ro1">
          <table:table-cell table:style-name="ce21" office:value-type="string">
            <text:p>zepti</text:p>
          </table:table-cell>
          <table:table-cell table:style-name="ce23" office:value-type="float" office:value="8">
            <text:p>8</text:p>
          </table:table-cell>
          <table:table-cell table:style-name="ce24"/>
          <table:table-cell table:style-name="ce28" office:value-type="string">
            <text:p>E-0</text:p>
          </table:table-cell>
          <table:table-cell table:style-name="ce31" office:value-type="string">
            <text:p>zepto</text:p>
          </table:table-cell>
          <table:table-cell table:style-name="ce32" office:value-type="string">
            <text:p>E- "zepto"</text:p>
          </table:table-cell>
          <table:table-cell table:number-columns-repeated="2" table:style-name="ce32" office:value-type="string">
            <text:p>e- "zepto"</text:p>
          </table:table-cell>
          <table:table-cell table:number-columns-repeated="1015"/>
        </table:table-row>
        <table:table-row table:style-name="ro1">
          <table:table-cell table:style-name="ce21" office:value-type="string">
            <text:p>gocti</text:p>
          </table:table-cell>
          <table:table-cell table:style-name="ce23" office:value-type="float" office:value="8">
            <text:p>8</text:p>
          </table:table-cell>
          <table:table-cell table:style-name="ce24"/>
          <table:table-cell table:style-name="ce28" office:value-type="string">
            <text:p>E-04</text:p>
          </table:table-cell>
          <table:table-cell table:style-name="ce31" office:value-type="string">
            <text:p>yocto</text:p>
          </table:table-cell>
          <table:table-cell table:style-name="ce32" office:value-type="string">
            <text:p>E-"yocto"</text:p>
          </table:table-cell>
          <table:table-cell table:style-name="ce32" office:value-type="string">
            <text:p>e-‘yocto’</text:p>
          </table:table-cell>
          <table:table-cell table:style-name="ce32" office:value-type="string">
            <text:p>e-"yocto"</text:p>
          </table:table-cell>
          <table:table-cell table:number-columns-repeated="1015"/>
        </table:table-row>
        <table:table-row table:style-name="ro1" table:number-rows-repeated="104855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W2" table:style-name="ta1" table:print="false">
        <table:table-column table:style-name="co1" table:default-cell-style-name="ce34"/>
        <table:table-column table:style-name="co9" table:default-cell-style-name="ce34"/>
        <table:table-column table:style-name="co10" table:default-cell-style-name="ce34"/>
        <table:table-column table:style-name="co1" table:number-columns-repeated="3" table:default-cell-style-name="ce34"/>
        <table:table-column table:style-name="co11" table:default-cell-style-name="ce34"/>
        <table:table-column table:style-name="co1" table:default-cell-style-name="ce34"/>
        <table:table-row table:style-name="ro1">
          <table:table-cell table:style-name="ce33" office:value-type="string">
            <text:p>Maj</text:p>
          </table:table-cell>
          <table:table-cell table:style-name="ce33" office:value-type="string">
            <text:p>English</text:p>
          </table:table-cell>
          <table:table-cell table:style-name="ce33" office:value-type="string">
            <text:p>Spanish</text:p>
          </table:table-cell>
          <table:table-cell table:style-name="ce33" office:value-type="string">
            <text:p>Franch</text:p>
          </table:table-cell>
          <table:table-cell table:style-name="ce33" office:value-type="string">
            <text:p>ltalian</text:p>
          </table:table-cell>
          <table:table-cell table:style-name="ce33" office:value-type="string">
            <text:p>German</text:p>
          </table:table-cell>
          <table:table-cell table:style-name="ce33" office:value-type="string">
            <text:p>Romanian</text:p>
          </table:table-cell>
          <table:table-cell table:style-name="ce33" office:value-type="string">
            <text:p>Latin</text:p>
          </table:table-cell>
        </table:table-row>
        <table:table-row table:style-name="ro1">
          <table:table-cell office:value-type="string">
            <text:p>al</text:p>
          </table:table-cell>
          <table:table-cell office:value-type="string">
            <text:p>of the, belong</text:p>
          </table:table-cell>
          <table:table-cell office:value-type="string">
            <text:p>del</text:p>
          </table:table-cell>
          <table:table-cell office:value-type="string">
            <text:p>du</text:p>
          </table:table-cell>
          <table:table-cell office:value-type="string">
            <text:p>del</text:p>
          </table:table-cell>
          <table:table-cell office:value-type="string">
            <text:p>des</text:p>
          </table:table-cell>
          <table:table-cell office:value-type="string">
            <text:p>din</text:p>
          </table:table-cell>
          <table:table-cell office:value-type="string">
            <text:p>de</text:p>
          </table:table-cell>
        </table:table-row>
        <table:table-row table:style-name="ro1">
          <table:table-cell table:style-name="ce35" office:value-type="string">
            <text:p>cu</text:p>
          </table:table-cell>
          <table:table-cell table:style-name="ce39" office:value-type="string">
            <text:p>to</text:p>
          </table:table-cell>
          <table:table-cell table:style-name="ce42" office:value-type="string">
            <text:p>a</text:p>
          </table:table-cell>
          <table:table-cell table:style-name="ce44" office:value-type="string">
            <text:p>à</text:p>
          </table:table-cell>
          <table:table-cell table:style-name="ce46" office:value-type="string">
            <text:p>a</text:p>
          </table:table-cell>
          <table:table-cell table:style-name="ce48" office:value-type="string">
            <text:p>zu</text:p>
          </table:table-cell>
          <table:table-cell table:style-name="ce47" office:value-type="string">
            <text:p>la</text:p>
          </table:table-cell>
          <table:table-cell table:style-name="ce50" office:value-type="string">
            <text:p>ut</text:p>
          </table:table-cell>
        </table:table-row>
        <table:table-row table:style-name="ro1">
          <table:table-cell table:style-name="ce36" office:value-type="string">
            <text:p>de</text:p>
          </table:table-cell>
          <table:table-cell table:style-name="ce40" office:value-type="string">
            <text:p>of, by</text:p>
          </table:table-cell>
          <table:table-cell table:style-name="ce43" office:value-type="string">
            <text:p>de</text:p>
          </table:table-cell>
          <table:table-cell table:style-name="ce45" office:value-type="string">
            <text:p>de, par</text:p>
          </table:table-cell>
          <table:table-cell table:style-name="ce47" office:value-type="string">
            <text:p>di, di</text:p>
          </table:table-cell>
          <table:table-cell table:style-name="ce49" office:value-type="string">
            <text:p>von, von</text:p>
          </table:table-cell>
          <table:table-cell table:style-name="ce47" office:value-type="string">
            <text:p>de, de</text:p>
          </table:table-cell>
          <table:table-cell table:style-name="ce51" office:value-type="string">
            <text:p>et per</text:p>
          </table:table-cell>
        </table:table-row>
        <table:table-row table:style-name="ro1">
          <table:table-cell office:value-type="string">
            <text:p>do</text:p>
          </table:table-cell>
          <table:table-cell office:value-type="string">
            <text:p>wish</text:p>
          </table:table-cell>
          <table:table-cell office:value-type="string">
            <text:p>deseo</text:p>
          </table:table-cell>
          <table:table-cell office:value-type="string">
            <text:p>souhait</text:p>
          </table:table-cell>
          <table:table-cell office:value-type="string">
            <text:p>desiderio</text:p>
          </table:table-cell>
          <table:table-cell office:value-type="string">
            <text:p>Wunsch</text:p>
          </table:table-cell>
          <table:table-cell office:value-type="string">
            <text:p>dori</text:p>
          </table:table-cell>
          <table:table-cell office:value-type="string">
            <text:p>votum</text:p>
          </table:table-cell>
        </table:table-row>
        <table:table-row table:style-name="ro1">
          <table:table-cell table:style-name="ce36" office:value-type="string">
            <text:p>du</text:p>
          </table:table-cell>
          <table:table-cell table:style-name="ce40" office:value-type="string">
            <text:p>two</text:p>
          </table:table-cell>
          <table:table-cell table:style-name="ce43" office:value-type="string">
            <text:p>dos</text:p>
          </table:table-cell>
          <table:table-cell table:style-name="ce45" office:value-type="string">
            <text:p>deux</text:p>
          </table:table-cell>
          <table:table-cell table:style-name="ce47" office:value-type="string">
            <text:p>Due</text:p>
          </table:table-cell>
          <table:table-cell table:style-name="ce49" office:value-type="string">
            <text:p>zwei</text:p>
          </table:table-cell>
          <table:table-cell table:style-name="ce47" office:value-type="string">
            <text:p>Două</text:p>
          </table:table-cell>
          <table:table-cell table:style-name="ce51" office:value-type="string">
            <text:p>duo</text:p>
          </table:table-cell>
        </table:table-row>
        <table:table-row table:style-name="ro1">
          <table:table-cell office:value-type="string">
            <text:p>dy</text:p>
          </table:table-cell>
          <table:table-cell office:value-type="string">
            <text:p>ten</text:p>
          </table:table-cell>
          <table:table-cell office:value-type="string">
            <text:p>diez</text:p>
          </table:table-cell>
          <table:table-cell office:value-type="string">
            <text:p>Dix</text:p>
          </table:table-cell>
          <table:table-cell office:value-type="string">
            <text:p>dieci</text:p>
          </table:table-cell>
          <table:table-cell office:value-type="string">
            <text:p>zehn</text:p>
          </table:table-cell>
          <table:table-cell office:value-type="string">
            <text:p>zece</text:p>
          </table:table-cell>
          <table:table-cell office:value-type="string">
            <text:p>decem</text:p>
          </table:table-cell>
        </table:table-row>
        <table:table-row table:style-name="ro1">
          <table:table-cell table:style-name="ce36" office:value-type="string">
            <text:p>es</text:p>
          </table:table-cell>
          <table:table-cell table:style-name="ce40" office:value-type="string">
            <text:p>be</text:p>
          </table:table-cell>
          <table:table-cell office:value-type="string">
            <text:p>ser</text:p>
          </table:table-cell>
          <table:table-cell office:value-type="string">
            <text:p>être</text:p>
          </table:table-cell>
          <table:table-cell office:value-type="string">
            <text:p>essere</text:p>
          </table:table-cell>
          <table:table-cell office:value-type="string">
            <text:p>Sein</text:p>
          </table:table-cell>
          <table:table-cell office:value-type="string">
            <text:p>fi</text:p>
          </table:table-cell>
          <table:table-cell office:value-type="string">
            <text:p>quod</text:p>
          </table:table-cell>
        </table:table-row>
        <table:table-row table:style-name="ro1">
          <table:table-cell table:style-name="ce37" office:value-type="string">
            <text:p>ym</text:p>
          </table:table-cell>
          <table:table-cell table:style-name="Default" office:value-type="string">
            <text:p>forever</text:p>
          </table:table-cell>
          <table:table-cell table:style-name="Default" office:value-type="string">
            <text:p>Siempre</text:p>
          </table:table-cell>
          <table:table-cell table:style-name="Default" office:value-type="string">
            <text:p>pour toujours</text:p>
          </table:table-cell>
          <table:table-cell table:style-name="Default" office:value-type="string">
            <text:p>per sempre</text:p>
          </table:table-cell>
          <table:table-cell table:style-name="Default" office:value-type="string">
            <text:p>für immer</text:p>
          </table:table-cell>
          <table:table-cell table:style-name="Default" office:value-type="string">
            <text:p>pentru totdeauna</text:p>
          </table:table-cell>
          <table:table-cell table:style-name="Default" office:value-type="string">
            <text:p>aeternum</text:p>
          </table:table-cell>
        </table:table-row>
        <table:table-row table:style-name="ro1">
          <table:table-cell office:value-type="string">
            <text:p>fu</text:p>
          </table:table-cell>
          <table:table-cell office:value-type="string">
            <text:p>future</text:p>
          </table:table-cell>
          <table:table-cell office:value-type="string">
            <text:p>futuro</text:p>
          </table:table-cell>
          <table:table-cell office:value-type="string">
            <text:p>futur</text:p>
          </table:table-cell>
          <table:table-cell office:value-type="string">
            <text:p>futuro</text:p>
          </table:table-cell>
          <table:table-cell office:value-type="string">
            <text:p>Zukunft</text:p>
          </table:table-cell>
          <table:table-cell office:value-type="string">
            <text:p>viitor</text:p>
          </table:table-cell>
          <table:table-cell office:value-type="string">
            <text:p>futurae</text:p>
          </table:table-cell>
        </table:table-row>
        <table:table-row table:style-name="ro2">
          <table:table-cell table:style-name="ce35" office:value-type="string">
            <text:p>ut</text:p>
          </table:table-cell>
          <table:table-cell table:style-name="ce41" office:value-type="string">
            <text:p>at</text:p>
          </table:table-cell>
          <table:table-cell table:style-name="ce42" office:value-type="string">
            <text:p>a</text:p>
          </table:table-cell>
          <table:table-cell table:style-name="ce44" office:value-type="string">
            <text:p>à</text:p>
          </table:table-cell>
          <table:table-cell table:style-name="ce46" office:value-type="string">
            <text:p>a</text:p>
          </table:table-cell>
          <table:table-cell table:style-name="ce48" office:value-type="string">
            <text:p>beim</text:p>
          </table:table-cell>
          <table:table-cell table:style-name="ce47" office:value-type="string">
            <text:p>la</text:p>
          </table:table-cell>
          <table:table-cell table:style-name="ce50" office:value-type="string">
            <text:p>apud</text:p>
          </table:table-cell>
        </table:table-row>
        <table:table-row table:style-name="ro1">
          <table:table-cell office:value-type="string">
            <text:p>ya</text:p>
          </table:table-cell>
          <table:table-cell office:value-type="string">
            <text:p>now</text:p>
          </table:table-cell>
          <table:table-cell office:value-type="string">
            <text:p>ahora</text:p>
          </table:table-cell>
          <table:table-cell office:value-type="string">
            <text:p>à présent</text:p>
          </table:table-cell>
          <table:table-cell office:value-type="string">
            <text:p>adesso</text:p>
          </table:table-cell>
          <table:table-cell office:value-type="string">
            <text:p>jetzt</text:p>
          </table:table-cell>
          <table:table-cell office:value-type="string">
            <text:p>acum</text:p>
          </table:table-cell>
          <table:table-cell office:value-type="string">
            <text:p>nunc</text:p>
          </table:table-cell>
        </table:table-row>
        <table:table-row table:style-name="ro1">
          <table:table-cell table:style-name="ce36" office:value-type="string">
            <text:p>ka</text:p>
          </table:table-cell>
          <table:table-cell table:style-name="ce40" office:value-type="string">
            <text:p>not</text:p>
          </table:table-cell>
          <table:table-cell table:style-name="ce43" office:value-type="string">
            <text:p>no</text:p>
          </table:table-cell>
          <table:table-cell table:style-name="ce45" office:value-type="string">
            <text:p>ne pas</text:p>
          </table:table-cell>
          <table:table-cell table:style-name="ce47" office:value-type="string">
            <text:p>non</text:p>
          </table:table-cell>
          <table:table-cell table:style-name="ce49" office:value-type="string">
            <text:p>nicht</text:p>
          </table:table-cell>
          <table:table-cell table:style-name="ce47" office:value-type="string">
            <text:p>nu</text:p>
          </table:table-cell>
          <table:table-cell table:style-name="ce51" office:value-type="string">
            <text:p>non</text:p>
          </table:table-cell>
        </table:table-row>
        <table:table-row table:style-name="ro1">
          <table:table-cell table:style-name="ce36" office:value-type="string">
            <text:p>ke</text:p>
          </table:table-cell>
          <table:table-cell table:style-name="ce40" office:value-type="string">
            <text:p>what</text:p>
          </table:table-cell>
          <table:table-cell table:style-name="ce43" office:value-type="string">
            <text:p>qué</text:p>
          </table:table-cell>
          <table:table-cell table:style-name="ce45" office:value-type="string">
            <text:p>quoi</text:p>
          </table:table-cell>
          <table:table-cell table:style-name="ce47" office:value-type="string">
            <text:p>che cosa</text:p>
          </table:table-cell>
          <table:table-cell table:style-name="ce49" office:value-type="string">
            <text:p>Was</text:p>
          </table:table-cell>
          <table:table-cell table:style-name="ce47" office:value-type="string">
            <text:p>ce</text:p>
          </table:table-cell>
          <table:table-cell table:style-name="ce51" office:value-type="string">
            <text:p>Quid</text:p>
          </table:table-cell>
        </table:table-row>
        <table:table-row table:style-name="ro1">
          <table:table-cell table:style-name="ce36" office:value-type="string">
            <text:p>ky</text:p>
          </table:table-cell>
          <table:table-cell table:style-name="ce40" office:value-type="string">
            <text:p>who</text:p>
          </table:table-cell>
          <table:table-cell table:style-name="ce43" office:value-type="string">
            <text:p>quien</text:p>
          </table:table-cell>
          <table:table-cell table:style-name="ce45" office:value-type="string">
            <text:p>qui</text:p>
          </table:table-cell>
          <table:table-cell table:style-name="ce47" office:value-type="string">
            <text:p>chi</text:p>
          </table:table-cell>
          <table:table-cell table:style-name="ce49" office:value-type="string">
            <text:p>Wer</text:p>
          </table:table-cell>
          <table:table-cell table:style-name="ce47" office:value-type="string">
            <text:p>care</text:p>
          </table:table-cell>
          <table:table-cell table:style-name="ce51" office:value-type="string">
            <text:p>qui</text:p>
          </table:table-cell>
        </table:table-row>
        <table:table-row table:style-name="ro1">
          <table:table-cell office:value-type="string">
            <text:p>ko</text:p>
          </table:table-cell>
          <table:table-cell office:value-type="string">
            <text:p>which</text:p>
          </table:table-cell>
          <table:table-cell office:value-type="string">
            <text:p>cual</text:p>
          </table:table-cell>
          <table:table-cell office:value-type="string">
            <text:p>lequel</text:p>
          </table:table-cell>
          <table:table-cell office:value-type="string">
            <text:p>quale</text:p>
          </table:table-cell>
          <table:table-cell office:value-type="string">
            <text:p>welche</text:p>
          </table:table-cell>
          <table:table-cell office:value-type="string">
            <text:p>care</text:p>
          </table:table-cell>
          <table:table-cell office:value-type="string">
            <text:p>quod</text:p>
          </table:table-cell>
        </table:table-row>
        <table:table-row table:style-name="ro1">
          <table:table-cell office:value-type="string">
            <text:p>ku</text:p>
          </table:table-cell>
          <table:table-cell office:value-type="string">
            <text:p>how</text:p>
          </table:table-cell>
          <table:table-cell office:value-type="string">
            <text:p>cómo</text:p>
          </table:table-cell>
          <table:table-cell office:value-type="string">
            <text:p>Comment</text:p>
          </table:table-cell>
          <table:table-cell office:value-type="string">
            <text:p>Come</text:p>
          </table:table-cell>
          <table:table-cell office:value-type="string">
            <text:p>Wie</text:p>
          </table:table-cell>
          <table:table-cell office:value-type="string">
            <text:p>Cum</text:p>
          </table:table-cell>
          <table:table-cell office:value-type="string">
            <text:p>quam</text:p>
          </table:table-cell>
        </table:table-row>
        <table:table-row table:style-name="ro1">
          <table:table-cell office:value-type="string">
            <text:p>ky</text:p>
          </table:table-cell>
          <table:table-cell office:value-type="string">
            <text:p>who</text:p>
          </table:table-cell>
          <table:table-cell office:value-type="string">
            <text:p>quien</text:p>
          </table:table-cell>
          <table:table-cell office:value-type="string">
            <text:p>qui</text:p>
          </table:table-cell>
          <table:table-cell office:value-type="string">
            <text:p>chi</text:p>
          </table:table-cell>
          <table:table-cell office:value-type="string">
            <text:p>Wer</text:p>
          </table:table-cell>
          <table:table-cell office:value-type="string">
            <text:p>care</text:p>
          </table:table-cell>
          <table:table-cell office:value-type="string">
            <text:p>qui</text:p>
          </table:table-cell>
        </table:table-row>
        <table:table-row table:style-name="ro1">
          <table:table-cell office:value-type="string">
            <text:p>la</text:p>
          </table:table-cell>
          <table:table-cell office:value-type="string">
            <text:p>the</text:p>
          </table:table-cell>
          <table:table-cell office:value-type="string">
            <text:p>el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table:number-columns-repeated="2" office:value-type="string">
            <text:p>das</text:p>
          </table:table-cell>
          <table:table-cell office:value-type="string">
            <text:p>quod</text:p>
          </table:table-cell>
        </table:table-row>
        <table:table-row table:style-name="ro1">
          <table:table-cell office:value-type="string">
            <text:p>le</text:p>
          </table:table-cell>
          <table:table-cell table:number-columns-repeated="2" office:value-type="string">
            <text:p>thes</text:p>
          </table:table-cell>
          <table:table-cell office:value-type="string">
            <text:p>les</text:p>
          </table:table-cell>
          <table:table-cell table:number-columns-repeated="2" office:value-type="string">
            <text:p>thes</text:p>
          </table:table-cell>
          <table:table-cell office:value-type="string">
            <text:p>Tes</text:p>
          </table:table-cell>
          <table:table-cell office:value-type="string">
            <text:p>hiis</text:p>
          </table:table-cell>
        </table:table-row>
        <table:table-row table:style-name="ro1">
          <table:table-cell table:style-name="ce38" office:value-type="string">
            <text:p>lo</text:p>
          </table:table-cell>
          <table:table-cell table:number-columns-repeated="7" table:style-name="ce38" office:value-type="string">
            <text:p>ul</text:p>
          </table:table-cell>
        </table:table-row>
        <table:table-row table:style-name="ro1">
          <table:table-cell office:value-type="string">
            <text:p>ma</text:p>
          </table:table-cell>
          <table:table-cell office:value-type="string">
            <text:p>mine</text:p>
          </table:table-cell>
          <table:table-cell office:value-type="string">
            <text:p>mío</text:p>
          </table:table-cell>
          <table:table-cell office:value-type="string">
            <text:p>mien</text:p>
          </table:table-cell>
          <table:table-cell office:value-type="string">
            <text:p>il mio</text:p>
          </table:table-cell>
          <table:table-cell office:value-type="string">
            <text:p>Bergwerk</text:p>
          </table:table-cell>
          <table:table-cell office:value-type="string">
            <text:p>A mea</text:p>
          </table:table-cell>
          <table:table-cell office:value-type="string">
            <text:p>mea</text:p>
          </table:table-cell>
        </table:table-row>
        <table:table-row table:style-name="ro1">
          <table:table-cell office:value-type="string">
            <text:p>na</text:p>
          </table:table-cell>
          <table:table-cell office:value-type="string">
            <text:p>ours</text:p>
          </table:table-cell>
          <table:table-cell office:value-type="string">
            <text:p>nuestros</text:p>
          </table:table-cell>
          <table:table-cell office:value-type="string">
            <text:p>les notres</text:p>
          </table:table-cell>
          <table:table-cell office:value-type="string">
            <text:p>nostro</text:p>
          </table:table-cell>
          <table:table-cell office:value-type="string">
            <text:p>unsere</text:p>
          </table:table-cell>
          <table:table-cell office:value-type="string">
            <text:p>a noastra</text:p>
          </table:table-cell>
          <table:table-cell office:value-type="string">
            <text:p>nostrum</text:p>
          </table:table-cell>
        </table:table-row>
        <table:table-row table:style-name="ro1">
          <table:table-cell table:style-name="ce36" office:value-type="string">
            <text:p>no</text:p>
          </table:table-cell>
          <table:table-cell table:style-name="ce40" office:value-type="string">
            <text:p>nine</text:p>
          </table:table-cell>
          <table:table-cell table:style-name="ce43" office:value-type="string">
            <text:p>nueve</text:p>
          </table:table-cell>
          <table:table-cell table:style-name="ce45" office:value-type="string">
            <text:p>neuf</text:p>
          </table:table-cell>
          <table:table-cell table:style-name="ce47" office:value-type="string">
            <text:p>nove</text:p>
          </table:table-cell>
          <table:table-cell table:style-name="ce49" office:value-type="string">
            <text:p>neun</text:p>
          </table:table-cell>
          <table:table-cell table:style-name="ce47" office:value-type="string">
            <text:p>nouă</text:p>
          </table:table-cell>
          <table:table-cell table:style-name="ce51" office:value-type="string">
            <text:p>novem</text:p>
          </table:table-cell>
        </table:table-row>
        <table:table-row table:style-name="ro1">
          <table:table-cell office:value-type="string">
            <text:p>nu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us</text:p>
          </table:table-cell>
          <table:table-cell office:value-type="string">
            <text:p>noi</text:p>
          </table:table-cell>
          <table:table-cell office:value-type="string">
            <text:p>wir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</table:table-row>
        <table:table-row table:style-name="ro1">
          <table:table-cell table:style-name="ce36" office:value-type="string">
            <text:p>ny</text:p>
          </table:table-cell>
          <table:table-cell table:style-name="ce40" office:value-type="string">
            <text:p>zero, nor</text:p>
          </table:table-cell>
          <table:table-cell table:style-name="ce43" office:value-type="string">
            <text:p>cero, ni</text:p>
          </table:table-cell>
          <table:table-cell table:style-name="ce45" office:value-type="string">
            <text:p>zéro, ni</text:p>
          </table:table-cell>
          <table:table-cell table:style-name="ce47" office:value-type="string">
            <text:p>zero, né</text:p>
          </table:table-cell>
          <table:table-cell table:style-name="ce49" office:value-type="string">
            <text:p>Null, noch</text:p>
          </table:table-cell>
          <table:table-cell table:style-name="ce47" office:value-type="string">
            <text:p>zero, nici</text:p>
          </table:table-cell>
          <table:table-cell table:style-name="ce51" office:value-type="string">
            <text:p>nulla neque</text:p>
          </table:table-cell>
        </table:table-row>
        <table:table-row table:style-name="ro1">
          <table:table-cell table:style-name="ce36" office:value-type="string">
            <text:p>ok</text:p>
          </table:table-cell>
          <table:table-cell table:style-name="ce40" office:value-type="string">
            <text:p>eight</text:p>
          </table:table-cell>
          <table:table-cell table:style-name="ce43" office:value-type="string">
            <text:p>ocho</text:p>
          </table:table-cell>
          <table:table-cell table:style-name="ce45" office:value-type="string">
            <text:p>huit</text:p>
          </table:table-cell>
          <table:table-cell table:style-name="ce47" office:value-type="string">
            <text:p>otto</text:p>
          </table:table-cell>
          <table:table-cell table:style-name="ce49" office:value-type="string">
            <text:p>acht</text:p>
          </table:table-cell>
          <table:table-cell table:style-name="ce47" office:value-type="string">
            <text:p>opt</text:p>
          </table:table-cell>
          <table:table-cell table:style-name="ce51" office:value-type="string">
            <text:p>octo</text:p>
          </table:table-cell>
        </table:table-row>
        <table:table-row table:style-name="ro1">
          <table:table-cell office:value-type="string">
            <text:p>pa</text:p>
          </table:table-cell>
          <table:table-cell office:value-type="string">
            <text:p>past</text:p>
          </table:table-cell>
          <table:table-cell office:value-type="string">
            <text:p>pasado</text:p>
          </table:table-cell>
          <table:table-cell office:value-type="string">
            <text:p>passé</text:p>
          </table:table-cell>
          <table:table-cell office:value-type="string">
            <text:p>passato</text:p>
          </table:table-cell>
          <table:table-cell office:value-type="string">
            <text:p>Vergangenheit</text:p>
          </table:table-cell>
          <table:table-cell office:value-type="string">
            <text:p>trecut</text:p>
          </table:table-cell>
          <table:table-cell office:value-type="string">
            <text:p>praeteritum</text:p>
          </table:table-cell>
        </table:table-row>
        <table:table-row table:style-name="ro1">
          <table:table-cell table:style-name="ce36" office:value-type="string">
            <text:p>pe</text:p>
          </table:table-cell>
          <table:table-cell table:style-name="ce40" office:value-type="string">
            <text:p>five</text:p>
          </table:table-cell>
          <table:table-cell table:style-name="ce43" office:value-type="string">
            <text:p>cinco</text:p>
          </table:table-cell>
          <table:table-cell table:style-name="ce45" office:value-type="string">
            <text:p>cinq</text:p>
          </table:table-cell>
          <table:table-cell table:style-name="ce47" office:value-type="string">
            <text:p>cinque</text:p>
          </table:table-cell>
          <table:table-cell table:style-name="ce49" office:value-type="string">
            <text:p>fünf</text:p>
          </table:table-cell>
          <table:table-cell table:style-name="ce47" office:value-type="string">
            <text:p>cinci</text:p>
          </table:table-cell>
          <table:table-cell table:style-name="ce51" office:value-type="string">
            <text:p>quinque</text:p>
          </table:table-cell>
        </table:table-row>
        <table:table-row table:style-name="ro1">
          <table:table-cell office:value-type="string">
            <text:p>qa</text:p>
          </table:table-cell>
          <table:table-cell office:value-type="string">
            <text:p>for</text:p>
          </table:table-cell>
          <table:table-cell office:value-type="string">
            <text:p>para</text:p>
          </table:table-cell>
          <table:table-cell office:value-type="string">
            <text:p>pour</text:p>
          </table:table-cell>
          <table:table-cell office:value-type="string">
            <text:p>per</text:p>
          </table:table-cell>
          <table:table-cell office:value-type="string">
            <text:p>zum</text:p>
          </table:table-cell>
          <table:table-cell office:value-type="string">
            <text:p>pentru</text:p>
          </table:table-cell>
          <table:table-cell office:value-type="string">
            <text:p>quia</text:p>
          </table:table-cell>
        </table:table-row>
        <table:table-row table:style-name="ro1">
          <table:table-cell table:style-name="ce36" office:value-type="string">
            <text:p>qu</text:p>
          </table:table-cell>
          <table:table-cell table:style-name="ce40" office:value-type="string">
            <text:p>four</text:p>
          </table:table-cell>
          <table:table-cell table:style-name="ce43" office:value-type="string">
            <text:p>cuatro</text:p>
          </table:table-cell>
          <table:table-cell table:style-name="ce45" office:value-type="string">
            <text:p>quatre</text:p>
          </table:table-cell>
          <table:table-cell table:style-name="ce47" office:value-type="string">
            <text:p>quattro</text:p>
          </table:table-cell>
          <table:table-cell table:style-name="ce49" office:value-type="string">
            <text:p>vier</text:p>
          </table:table-cell>
          <table:table-cell table:style-name="ce47" office:value-type="string">
            <text:p>patru</text:p>
          </table:table-cell>
          <table:table-cell table:style-name="ce51" office:value-type="string">
            <text:p>quattuor</text:p>
          </table:table-cell>
        </table:table-row>
        <table:table-row table:style-name="ro1">
          <table:table-cell table:style-name="ce36" office:value-type="string">
            <text:p>re</text:p>
          </table:table-cell>
          <table:table-cell table:style-name="ce40" office:value-type="string">
            <text:p>three</text:p>
          </table:table-cell>
          <table:table-cell table:style-name="ce43" office:value-type="string">
            <text:p>Tres</text:p>
          </table:table-cell>
          <table:table-cell table:style-name="ce45" office:value-type="string">
            <text:p>Trois</text:p>
          </table:table-cell>
          <table:table-cell table:style-name="ce47" office:value-type="string">
            <text:p>tre</text:p>
          </table:table-cell>
          <table:table-cell table:style-name="ce49" office:value-type="string">
            <text:p>drei</text:p>
          </table:table-cell>
          <table:table-cell table:style-name="ce47" office:value-type="string">
            <text:p>Trei</text:p>
          </table:table-cell>
          <table:table-cell table:style-name="ce51" office:value-type="string">
            <text:p>tribus</text:p>
          </table:table-cell>
        </table:table-row>
        <table:table-row table:style-name="ro1">
          <table:table-cell table:style-name="ce36" office:value-type="string">
            <text:p>se</text:p>
          </table:table-cell>
          <table:table-cell table:style-name="ce40" office:value-type="string">
            <text:p>six</text:p>
          </table:table-cell>
          <table:table-cell table:style-name="ce43" office:value-type="string">
            <text:p>seis</text:p>
          </table:table-cell>
          <table:table-cell table:style-name="ce45" office:value-type="string">
            <text:p>six</text:p>
          </table:table-cell>
          <table:table-cell table:style-name="ce47" office:value-type="string">
            <text:p>sei</text:p>
          </table:table-cell>
          <table:table-cell table:style-name="ce49" office:value-type="string">
            <text:p>sechs</text:p>
          </table:table-cell>
          <table:table-cell table:style-name="ce47" office:value-type="string">
            <text:p>şase</text:p>
          </table:table-cell>
          <table:table-cell table:style-name="ce51" office:value-type="string">
            <text:p>sex</text:p>
          </table:table-cell>
        </table:table-row>
        <table:table-row table:style-name="ro1">
          <table:table-cell office:value-type="string">
            <text:p>su</text:p>
          </table:table-cell>
          <table:table-cell office:value-type="string">
            <text:p>he/she/it</text:p>
          </table:table-cell>
          <table:table-cell office:value-type="string">
            <text:p>él ella eso</text:p>
          </table:table-cell>
          <table:table-cell office:value-type="string">
            <text:p>il Elle Ça</text:p>
          </table:table-cell>
          <table:table-cell office:value-type="string">
            <text:p>lui lei esso</text:p>
          </table:table-cell>
          <table:table-cell office:value-type="string">
            <text:p>er sie es</text:p>
          </table:table-cell>
          <table:table-cell office:value-type="string">
            <text:p>el / ea / l</text:p>
          </table:table-cell>
          <table:table-cell office:value-type="string">
            <text:p>ille illa illud</text:p>
          </table:table-cell>
        </table:table-row>
        <table:table-row table:style-name="ro1">
          <table:table-cell office:value-type="string">
            <text:p>sy</text:p>
          </table:table-cell>
          <table:table-cell office:value-type="string">
            <text:p>yes</text:p>
          </table:table-cell>
          <table:table-cell office:value-type="string">
            <text:p>sí</text:p>
          </table:table-cell>
          <table:table-cell office:value-type="string">
            <text:p>Oui</text:p>
          </table:table-cell>
          <table:table-cell office:value-type="string">
            <text:p>sì</text:p>
          </table:table-cell>
          <table:table-cell office:value-type="string">
            <text:p>Ja</text:p>
          </table:table-cell>
          <table:table-cell office:value-type="string">
            <text:p>da</text:p>
          </table:table-cell>
          <table:table-cell office:value-type="string">
            <text:p>etiam</text:p>
          </table:table-cell>
        </table:table-row>
        <table:table-row table:style-name="ro1">
          <table:table-cell office:value-type="string">
            <text:p>ta</text:p>
          </table:table-cell>
          <table:table-cell office:value-type="string">
            <text:p>yours</text:p>
          </table:table-cell>
          <table:table-cell office:value-type="string">
            <text:p>tuyos</text:p>
          </table:table-cell>
          <table:table-cell office:value-type="string">
            <text:p>le tiens</text:p>
          </table:table-cell>
          <table:table-cell office:value-type="string">
            <text:p>il tuo</text:p>
          </table:table-cell>
          <table:table-cell office:value-type="string">
            <text:p>deine</text:p>
          </table:table-cell>
          <table:table-cell office:value-type="string">
            <text:p>a ta</text:p>
          </table:table-cell>
          <table:table-cell office:value-type="string">
            <text:p>tua</text:p>
          </table:table-cell>
        </table:table-row>
        <table:table-row table:style-name="ro1">
          <table:table-cell office:value-type="string">
            <text:p>tu</text:p>
          </table:table-cell>
          <table:table-cell office:value-type="string">
            <text:p>you</text:p>
          </table:table-cell>
          <table:table-cell office:value-type="string">
            <text:p>tú</text:p>
          </table:table-cell>
          <table:table-cell office:value-type="string">
            <text:p>toi</text:p>
          </table:table-cell>
          <table:table-cell office:value-type="string">
            <text:p>tu</text:p>
          </table:table-cell>
          <table:table-cell office:value-type="string">
            <text:p>Sie</text:p>
          </table:table-cell>
          <table:table-cell office:value-type="string">
            <text:p>tu</text:p>
          </table:table-cell>
          <table:table-cell office:value-type="string">
            <text:p>vos</text:p>
          </table:table-cell>
        </table:table-row>
        <table:table-row table:style-name="ro1">
          <table:table-cell table:style-name="ce36" office:value-type="string">
            <text:p>un</text:p>
          </table:table-cell>
          <table:table-cell table:style-name="ce40" office:value-type="string">
            <text:p>one</text:p>
          </table:table-cell>
          <table:table-cell table:style-name="ce43" office:value-type="string">
            <text:p>uno</text:p>
          </table:table-cell>
          <table:table-cell table:style-name="ce45" office:value-type="string">
            <text:p>une</text:p>
          </table:table-cell>
          <table:table-cell table:style-name="ce47" office:value-type="string">
            <text:p>uno</text:p>
          </table:table-cell>
          <table:table-cell table:style-name="ce49" office:value-type="string">
            <text:p>eins</text:p>
          </table:table-cell>
          <table:table-cell table:style-name="ce47" office:value-type="string">
            <text:p>unu</text:p>
          </table:table-cell>
          <table:table-cell table:style-name="ce51" office:value-type="string">
            <text:p>unus</text:p>
          </table:table-cell>
        </table:table-row>
        <table:table-row table:style-name="ro1">
          <table:table-cell office:value-type="string">
            <text:p>vu</text:p>
          </table:table-cell>
          <table:table-cell office:value-type="string">
            <text:p>y'all</text:p>
          </table:table-cell>
          <table:table-cell office:value-type="string">
            <text:p>ustedes</text:p>
          </table:table-cell>
          <table:table-cell office:value-type="string">
            <text:p>vous tous</text:p>
          </table:table-cell>
          <table:table-cell office:value-type="string">
            <text:p>y'all</text:p>
          </table:table-cell>
          <table:table-cell office:value-type="string">
            <text:p>ihr</text:p>
          </table:table-cell>
          <table:table-cell office:value-type="string">
            <text:p>voi toți</text:p>
          </table:table-cell>
          <table:table-cell office:value-type="string">
            <text:p>modo vestra</text:p>
          </table:table-cell>
        </table:table-row>
        <table:table-row table:style-name="ro1">
          <table:table-cell table:style-name="ce36" office:value-type="string">
            <text:p>xe</text:p>
          </table:table-cell>
          <table:table-cell table:style-name="ce40" office:value-type="string">
            <text:p>seven</text:p>
          </table:table-cell>
          <table:table-cell table:style-name="ce43" office:value-type="string">
            <text:p>Siete</text:p>
          </table:table-cell>
          <table:table-cell table:style-name="ce45" office:value-type="string">
            <text:p>Sept</text:p>
          </table:table-cell>
          <table:table-cell table:style-name="ce47" office:value-type="string">
            <text:p>Sette</text:p>
          </table:table-cell>
          <table:table-cell table:style-name="ce49" office:value-type="string">
            <text:p>Sieben</text:p>
          </table:table-cell>
          <table:table-cell table:style-name="ce47" office:value-type="string">
            <text:p>Șapte</text:p>
          </table:table-cell>
          <table:table-cell table:style-name="ce51" office:value-type="string">
            <text:p>septem</text:p>
          </table:table-cell>
        </table:table-row>
        <table:table-row table:style-name="ro1">
          <table:table-cell table:style-name="ce35" office:value-type="string">
            <text:p>yn</text:p>
          </table:table-cell>
          <table:table-cell table:style-name="ce39" office:value-type="string">
            <text:p>in</text:p>
          </table:table-cell>
          <table:table-cell table:style-name="ce42" office:value-type="string">
            <text:p>en</text:p>
          </table:table-cell>
          <table:table-cell table:style-name="ce44" office:value-type="string">
            <text:p>dans</text:p>
          </table:table-cell>
          <table:table-cell table:style-name="ce46" office:value-type="string">
            <text:p>nel</text:p>
          </table:table-cell>
          <table:table-cell table:style-name="ce48" office:value-type="string">
            <text:p>im</text:p>
          </table:table-cell>
          <table:table-cell table:style-name="ce47" office:value-type="string">
            <text:p>în</text:p>
          </table:table-cell>
          <table:table-cell table:style-name="ce50" office:value-type="string">
            <text:p>apud</text:p>
          </table:table-cell>
        </table:table-row>
        <table:table-row table:style-name="ro1">
          <table:table-cell table:style-name="ce36" office:value-type="string">
            <text:p>yo</text:p>
          </table:table-cell>
          <table:table-cell table:style-name="ce40" office:value-type="string">
            <text:p>I</text:p>
          </table:table-cell>
          <table:table-cell table:style-name="ce43" office:value-type="string">
            <text:p>yo</text:p>
          </table:table-cell>
          <table:table-cell table:style-name="ce45" office:value-type="string">
            <text:p>je</text:p>
          </table:table-cell>
          <table:table-cell table:style-name="ce47" office:value-type="string">
            <text:p>io</text:p>
          </table:table-cell>
          <table:table-cell table:style-name="ce49" office:value-type="string">
            <text:p>ich</text:p>
          </table:table-cell>
          <table:table-cell table:style-name="ce47" office:value-type="string">
            <text:p>eu</text:p>
          </table:table-cell>
          <table:table-cell table:style-name="ce51" office:value-type="string">
            <text:p>ego</text:p>
          </table:table-cell>
        </table:table-row>
        <table:table-row table:style-name="ro1">
          <table:table-cell office:value-type="string">
            <text:p>za</text:p>
          </table:table-cell>
          <table:table-cell office:value-type="string">
            <text:p>them</text:p>
          </table:table-cell>
          <table:table-cell office:value-type="string">
            <text:p>ellos</text:p>
          </table:table-cell>
          <table:table-cell office:value-type="string">
            <text:p>leur</text:p>
          </table:table-cell>
          <table:table-cell office:value-type="string">
            <text:p>loro</text:p>
          </table:table-cell>
          <table:table-cell office:value-type="string">
            <text:p>Sie</text:p>
          </table:table-cell>
          <table:table-cell office:value-type="string">
            <text:p>lor</text:p>
          </table:table-cell>
          <table:table-cell office:value-type="string">
            <text:p>illis</text:p>
          </table:table-cell>
        </table:table-row>
        <table:table-row table:style-name="ro1">
          <table:table-cell office:value-type="string">
            <text:p>zu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ls</text:p>
          </table:table-cell>
          <table:table-cell office:value-type="string">
            <text:p>essi</text:p>
          </table:table-cell>
          <table:table-cell office:value-type="string">
            <text:p>Sie</text:p>
          </table:table-cell>
          <table:table-cell office:value-type="string">
            <text:p>ei</text:p>
          </table:table-cell>
          <table:table-cell office:value-type="string">
            <text:p>quod</text:p>
          </table:table-cell>
        </table:table-row>
        <table:table-row table:style-name="ro1">
          <table:table-cell table:style-name="Default" office:value-type="string">
            <text:p>sa</text:p>
          </table:table-cell>
          <table:table-cell table:style-name="Default" office:value-type="string">
            <text:p>him</text:p>
          </table:table-cell>
          <table:table-cell table:style-name="Default" office:value-type="string">
            <text:p>él</text:p>
          </table:table-cell>
          <table:table-cell table:number-columns-repeated="2" table:style-name="Default" office:value-type="string">
            <text:p>lui</text:p>
          </table:table-cell>
          <table:table-cell table:style-name="Default" office:value-type="string">
            <text:p>ihm</text:p>
          </table:table-cell>
          <table:table-cell table:style-name="Default" office:value-type="string">
            <text:p>-l</text:p>
          </table:table-cell>
          <table:table-cell table:style-name="Default" office:value-type="string">
            <text:p>eum</text:p>
          </table:table-cell>
        </table:table-row>
        <table:table-row table:style-name="ro1">
          <table:table-cell table:style-name="Default" office:value-type="string">
            <text:p>as</text:p>
          </table:table-cell>
          <table:table-cell table:number-columns-repeated="7" table:style-name="Default" office:value-type="string">
            <text:p>alias</text:p>
          </table:table-cell>
        </table:table-row>
        <table:table-row table:style-name="ro1">
          <table:table-cell table:style-name="Default" office:value-type="string">
            <text:p>ha</text:p>
          </table:table-cell>
          <table:table-cell table:style-name="Default" office:value-type="string">
            <text:p>has</text:p>
          </table:table-cell>
          <table:table-cell table:style-name="Default" office:value-type="string">
            <text:p>tiene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ha</text:p>
          </table:table-cell>
          <table:table-cell table:style-name="Default" office:value-type="string">
            <text:p>hat</text:p>
          </table:table-cell>
          <table:table-cell table:style-name="Default" office:value-type="string">
            <text:p>are</text:p>
          </table:table-cell>
          <table:table-cell table:style-name="Default" office:value-type="string">
            <text:p>habet</text:p>
          </table:table-cell>
        </table:table-row>
      </table:table>
      <table:table table:name="W3" table:style-name="ta1" table:print="false">
        <table:table-column table:style-name="co1" table:default-cell-style-name="ce52"/>
        <table:table-column table:style-name="co12" table:default-cell-style-name="ce53"/>
        <table:table-column table:style-name="co13" table:default-cell-style-name="ce35"/>
        <table:table-column table:style-name="co14" table:default-cell-style-name="ce39"/>
        <table:table-column table:style-name="co14" table:default-cell-style-name="ce42"/>
        <table:table-column table:style-name="co14" table:default-cell-style-name="ce44"/>
        <table:table-column table:style-name="co14" table:default-cell-style-name="ce56"/>
        <table:table-column table:style-name="co14" table:default-cell-style-name="ce48"/>
        <table:table-column table:style-name="co14" table:default-cell-style-name="ce47"/>
        <table:table-column table:style-name="co14" table:default-cell-style-name="ce57"/>
        <table:table-column table:style-name="co1" table:default-cell-style-name="Default"/>
        <table:table-row table:style-name="ro1">
          <table:table-cell table:style-name="ce33" office:value-type="string">
            <text:p>ORIGIN</text:p>
          </table:table-cell>
          <table:table-cell table:style-name="ce33" office:value-type="string">
            <text:p>CD</text:p>
          </table:table-cell>
          <table:table-cell table:style-name="ce33" office:value-type="string">
            <text:p>Maj</text:p>
          </table:table-cell>
          <table:table-cell table:style-name="ce33" office:value-type="string">
            <text:p>English</text:p>
          </table:table-cell>
          <table:table-cell table:style-name="ce33" office:value-type="string">
            <text:p>Spanish</text:p>
          </table:table-cell>
          <table:table-cell table:style-name="ce33" office:value-type="string">
            <text:p>Franch</text:p>
          </table:table-cell>
          <table:table-cell table:style-name="ce33" office:value-type="string">
            <text:p>Italian</text:p>
          </table:table-cell>
          <table:table-cell table:style-name="ce33" office:value-type="string">
            <text:p>German</text:p>
          </table:table-cell>
          <table:table-cell table:style-name="ce33" office:value-type="string">
            <text:p>Romanian</text:p>
          </table:table-cell>
          <table:table-cell table:style-name="ce33" office:value-type="string">
            <text:p>Latin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bo</text:p>
          </table:table-cell>
          <table:table-cell office:value-type="string">
            <text:p>both</text:p>
          </table:table-cell>
          <table:table-cell office:value-type="string">
            <text:p>ambos</text:p>
          </table:table-cell>
          <table:table-cell office:value-type="string">
            <text:p>touslesdeux</text:p>
          </table:table-cell>
          <table:table-cell office:value-type="string">
            <text:p>entrambi</text:p>
          </table:table-cell>
          <table:table-cell office:value-type="string">
            <text:p>beide</text:p>
          </table:table-cell>
          <table:table-cell office:value-type="string">
            <text:p>ambii</text:p>
          </table:table-cell>
          <table:table-cell office:value-type="string">
            <text:p>ambo</text:p>
          </table:table-cell>
          <table:table-cell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ko</text:p>
          </table:table-cell>
          <table:table-cell office:value-type="string">
            <text:p>too</text:p>
          </table:table-cell>
          <table:table-cell office:value-type="string">
            <text:p>también</text:p>
          </table:table-cell>
          <table:table-cell office:value-type="string">
            <text:p>aussi</text:p>
          </table:table-cell>
          <table:table-cell office:value-type="string">
            <text:p>anche</text:p>
          </table:table-cell>
          <table:table-cell office:value-type="string">
            <text:p>auch</text:p>
          </table:table-cell>
          <table:table-cell office:value-type="string">
            <text:p>deasemenea</text:p>
          </table:table-cell>
          <table:table-cell office:value-type="string">
            <text:p>etiam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ku</text:p>
          </table:table-cell>
          <table:table-cell office:value-type="string">
            <text:p>now</text:p>
          </table:table-cell>
          <table:table-cell office:value-type="string">
            <text:p>ahora</text:p>
          </table:table-cell>
          <table:table-cell office:value-type="string">
            <text:p>maintenant</text:p>
          </table:table-cell>
          <table:table-cell office:value-type="string">
            <text:p>adesso</text:p>
          </table:table-cell>
          <table:table-cell office:value-type="string">
            <text:p>jetzt</text:p>
          </table:table-cell>
          <table:table-cell office:value-type="string">
            <text:p>acum</text:p>
          </table:table-cell>
          <table:table-cell office:value-type="string">
            <text:p>nunc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ale</text:p>
          </table:table-cell>
          <table:table-cell office:value-type="string">
            <text:p>all</text:p>
          </table:table-cell>
          <table:table-cell office:value-type="string">
            <text:p>todas</text:p>
          </table:table-cell>
          <table:table-cell office:value-type="string">
            <text:p>tout</text:p>
          </table:table-cell>
          <table:table-cell office:value-type="string">
            <text:p>tutti</text:p>
          </table:table-cell>
          <table:table-cell office:value-type="string">
            <text:p>alle</text:p>
          </table:table-cell>
          <table:table-cell office:value-type="string">
            <text:p>toate</text:p>
          </table:table-cell>
          <table:table-cell office:value-type="string">
            <text:p>omnis</text:p>
          </table:table-cell>
          <table:table-cell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ape</text:p>
          </table:table-cell>
          <table:table-cell office:value-type="string">
            <text:p>just</text:p>
          </table:table-cell>
          <table:table-cell office:value-type="string">
            <text:p>sólo</text:p>
          </table:table-cell>
          <table:table-cell office:value-type="string">
            <text:p>juste</text:p>
          </table:table-cell>
          <table:table-cell office:value-type="string">
            <text:p>appena</text:p>
          </table:table-cell>
          <table:table-cell office:value-type="string">
            <text:p>gerade</text:p>
          </table:table-cell>
          <table:table-cell office:value-type="string">
            <text:p>doar</text:p>
          </table:table-cell>
          <table:table-cell office:value-type="string">
            <text:p>tantu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asy</text:p>
          </table:table-cell>
          <table:table-cell office:value-type="string">
            <text:p>yes</text:p>
          </table:table-cell>
          <table:table-cell office:value-type="string">
            <text:p>si</text:p>
          </table:table-cell>
          <table:table-cell office:value-type="string">
            <text:p>Oui</text:p>
          </table:table-cell>
          <table:table-cell office:value-type="string">
            <text:p>sì</text:p>
          </table:table-cell>
          <table:table-cell office:value-type="string">
            <text:p>Ja</text:p>
          </table:table-cell>
          <table:table-cell office:value-type="string">
            <text:p>da</text:p>
          </table:table-cell>
          <table:table-cell office:value-type="string">
            <text:p>sic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sy</text:p>
          </table:table-cell>
          <table:table-cell office:value-type="string">
            <text:p>thus</text:p>
          </table:table-cell>
          <table:table-cell office:value-type="string">
            <text:p>así</text:p>
          </table:table-cell>
          <table:table-cell office:value-type="string">
            <text:p>donc</text:p>
          </table:table-cell>
          <table:table-cell office:value-type="string">
            <text:p>così</text:p>
          </table:table-cell>
          <table:table-cell office:value-type="string">
            <text:p>somit</text:p>
          </table:table-cell>
          <table:table-cell office:value-type="string">
            <text:p>prinurmare</text:p>
          </table:table-cell>
          <table:table-cell office:value-type="string">
            <text:p>ita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te</text:p>
          </table:table-cell>
          <table:table-cell office:value-type="string">
            <text:p>before</text:p>
          </table:table-cell>
          <table:table-cell office:value-type="string">
            <text:p>antesde</text:p>
          </table:table-cell>
          <table:table-cell office:value-type="string">
            <text:p>avant</text:p>
          </table:table-cell>
          <table:table-cell office:value-type="string">
            <text:p>prima</text:p>
          </table:table-cell>
          <table:table-cell office:value-type="string">
            <text:p>bevor</text:p>
          </table:table-cell>
          <table:table-cell office:value-type="string">
            <text:p>inaintede</text:p>
          </table:table-cell>
          <table:table-cell office:value-type="string">
            <text:p>ante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0">
            <text:p>0</text:p>
          </table:table-cell>
          <table:table-cell office:value-type="string">
            <text:p>auf</text:p>
          </table:table-cell>
          <table:table-cell office:value-type="string">
            <text:p>on</text:p>
          </table:table-cell>
          <table:table-cell office:value-type="string">
            <text:p>encima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auf</text:p>
          </table:table-cell>
          <table:table-cell office:value-type="string">
            <text:p>pe</text:p>
          </table:table-cell>
          <table:table-cell office:value-type="string">
            <text:p>super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off</text:p>
          </table:table-cell>
          <table:table-cell office:value-type="string">
            <text:p>apagado</text:p>
          </table:table-cell>
          <table:table-cell office:value-type="string">
            <text:p>de</text:p>
          </table:table-cell>
          <table:table-cell office:value-type="string">
            <text:p>via</text:p>
          </table:table-cell>
          <table:table-cell office:value-type="string">
            <text:p>aus</text:p>
          </table:table-cell>
          <table:table-cell office:value-type="string">
            <text:p>depe</text:p>
          </table:table-cell>
          <table:table-cell office:value-type="string">
            <text:p>off</text:p>
          </table:table-cell>
          <table:table-cell/>
        </table:table-row>
        <table:table-row table:style-name="ro1">
          <table:table-cell office:value-type="string">
            <text:p>english</text:p>
          </table:table-cell>
          <table:table-cell office:value-type="float" office:value="0">
            <text:p>0</text:p>
          </table:table-cell>
          <table:table-cell office:value-type="string">
            <text:p>aut</text:p>
          </table:table-cell>
          <table:table-cell office:value-type="string">
            <text:p>out</text:p>
          </table:table-cell>
          <table:table-cell office:value-type="string">
            <text:p>fuera</text:p>
          </table:table-cell>
          <table:table-cell office:value-type="string">
            <text:p>endehors</text:p>
          </table:table-cell>
          <table:table-cell office:value-type="string">
            <text:p>su</text:p>
          </table:table-cell>
          <table:table-cell office:value-type="string">
            <text:p>aut</text:p>
          </table:table-cell>
          <table:table-cell office:value-type="string">
            <text:p>afară</text:p>
          </table:table-cell>
          <table:table-cell office:value-type="string">
            <text:p>de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ve</text:p>
          </table:table-cell>
          <table:table-cell office:value-type="string">
            <text:p>forward</text:p>
          </table:table-cell>
          <table:table-cell office:value-type="string">
            <text:p>adelante</text:p>
          </table:table-cell>
          <table:table-cell office:value-type="string">
            <text:p>versl'avant</text:p>
          </table:table-cell>
          <table:table-cell office:value-type="string">
            <text:p>inoltrare</text:p>
          </table:table-cell>
          <table:table-cell office:value-type="string">
            <text:p>nachvorne</text:p>
          </table:table-cell>
          <table:table-cell office:value-type="string">
            <text:p>redirecţiona</text:p>
          </table:table-cell>
          <table:table-cell office:value-type="string">
            <text:p>ante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bay</text:p>
          </table:table-cell>
          <table:table-cell office:value-type="string">
            <text:p>by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i</text:p>
          </table:table-cell>
          <table:table-cell office:value-type="string">
            <text:p>durch</text:p>
          </table:table-cell>
          <table:table-cell office:value-type="string">
            <text:p>prin</text:p>
          </table:table-cell>
          <table:table-cell office:value-type="string">
            <text:p>per</text:p>
          </table:table-cell>
          <table:table-cell/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bra</text:p>
          </table:table-cell>
          <table:table-cell table:style-name="ce41" office:value-type="string">
            <text:p>Roundbrackets</text:p>
          </table:table-cell>
          <table:table-cell office:value-type="string">
            <text:p>peruncos</text:p>
          </table:table-cell>
          <table:table-cell office:value-type="string">
            <text:p>Crochetsronds</text:p>
          </table:table-cell>
          <table:table-cell office:value-type="string">
            <text:p>Parentesitonde</text:p>
          </table:table-cell>
          <table:table-cell office:value-type="string">
            <text:p>RundeKlammern</text:p>
          </table:table-cell>
          <table:table-cell office:value-type="string">
            <text:p>Parantezerotunde</text:p>
          </table:table-cell>
          <table:table-cell office:value-type="string">
            <text:p>peruncos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byl</text:p>
          </table:table-cell>
          <table:table-cell table:number-columns-repeated="2" office:value-type="string">
            <text:p>bilion</text:p>
          </table:table-cell>
          <table:table-cell office:value-type="string">
            <text:p>unmilliard</text:p>
          </table:table-cell>
          <table:table-cell office:value-type="string">
            <text:p>bilion</text:p>
          </table:table-cell>
          <table:table-cell office:value-type="string">
            <text:p>Milliarden</text:p>
          </table:table-cell>
          <table:table-cell table:number-columns-repeated="2" office:value-type="string">
            <text:p>bilion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cen</text:p>
          </table:table-cell>
          <table:table-cell office:value-type="string">
            <text:p>hundred</text:p>
          </table:table-cell>
          <table:table-cell office:value-type="string">
            <text:p>centum</text:p>
          </table:table-cell>
          <table:table-cell office:value-type="string">
            <text:p>cent</text:p>
          </table:table-cell>
          <table:table-cell office:value-type="string">
            <text:p>centinaio</text:p>
          </table:table-cell>
          <table:table-cell office:value-type="string">
            <text:p>hundert</text:p>
          </table:table-cell>
          <table:table-cell office:value-type="string">
            <text:p>sută</text:p>
          </table:table-cell>
          <table:table-cell office:value-type="string">
            <text:p>centu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cum</text:p>
          </table:table-cell>
          <table:table-cell office:value-type="string">
            <text:p>towards</text:p>
          </table:table-cell>
          <table:table-cell office:value-type="string">
            <text:p>hacia</text:p>
          </table:table-cell>
          <table:table-cell office:value-type="string">
            <text:p>vers</text:p>
          </table:table-cell>
          <table:table-cell office:value-type="string">
            <text:p>indirezione</text:p>
          </table:table-cell>
          <table:table-cell office:value-type="string">
            <text:p>gegenüber</text:p>
          </table:table-cell>
          <table:table-cell office:value-type="string">
            <text:p>către</text:p>
          </table:table-cell>
          <table:table-cell office:value-type="string">
            <text:p>versus</text:p>
          </table:table-cell>
          <table:table-cell/>
        </table:table-row>
        <table:table-row table:style-name="ro1">
          <table:table-cell office:value-type="string">
            <text:p>romanian</text:p>
          </table:table-cell>
          <table:table-cell office:value-type="float" office:value="5">
            <text:p>5</text:p>
          </table:table-cell>
          <table:table-cell office:value-type="string">
            <text:p>dar</text:p>
          </table:table-cell>
          <table:table-cell office:value-type="string">
            <text:p>but</text:p>
          </table:table-cell>
          <table:table-cell office:value-type="string">
            <text:p>pero</text:p>
          </table:table-cell>
          <table:table-cell office:value-type="string">
            <text:p>mais</text:p>
          </table:table-cell>
          <table:table-cell office:value-type="string">
            <text:p>ma</text:p>
          </table:table-cell>
          <table:table-cell office:value-type="string">
            <text:p>aber</text:p>
          </table:table-cell>
          <table:table-cell office:value-type="string">
            <text:p>dar</text:p>
          </table:table-cell>
          <table:table-cell office:value-type="string">
            <text:p>nisi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tum</text:p>
          </table:table-cell>
          <table:table-cell office:value-type="string">
            <text:p>then</text:p>
          </table:table-cell>
          <table:table-cell office:value-type="string">
            <text:p>entonces</text:p>
          </table:table-cell>
          <table:table-cell office:value-type="string">
            <text:p>ensuite</text:p>
          </table:table-cell>
          <table:table-cell office:value-type="string">
            <text:p>poi</text:p>
          </table:table-cell>
          <table:table-cell office:value-type="string">
            <text:p>dann</text:p>
          </table:table-cell>
          <table:table-cell office:value-type="string">
            <text:p>atunci</text:p>
          </table:table-cell>
          <table:table-cell office:value-type="string">
            <text:p>tum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dur</text:p>
          </table:table-cell>
          <table:table-cell office:value-type="string">
            <text:p>through</text:p>
          </table:table-cell>
          <table:table-cell office:value-type="string">
            <text:p>mediante</text:p>
          </table:table-cell>
          <table:table-cell office:value-type="string">
            <text:p>par</text:p>
          </table:table-cell>
          <table:table-cell office:value-type="string">
            <text:p>attraverso</text:p>
          </table:table-cell>
          <table:table-cell office:value-type="string">
            <text:p>durch</text:p>
          </table:table-cell>
          <table:table-cell office:value-type="string">
            <text:p>prin</text:p>
          </table:table-cell>
          <table:table-cell office:value-type="string">
            <text:p>propter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noh</text:p>
          </table:table-cell>
          <table:table-cell office:value-type="string">
            <text:p>still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immernoch</text:p>
          </table:table-cell>
          <table:table-cell office:value-type="string">
            <text:p>încă</text:p>
          </table:table-cell>
          <table:table-cell office:value-type="string">
            <text:p>etia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la</text:p>
          </table:table-cell>
          <table:table-cell office:value-type="string">
            <text:p>that</text:p>
          </table:table-cell>
          <table:table-cell office:value-type="string">
            <text:p>ese</text:p>
          </table:table-cell>
          <table:table-cell office:value-type="string">
            <text:p>cette</text:p>
          </table:table-cell>
          <table:table-cell office:value-type="string">
            <text:p>quello</text:p>
          </table:table-cell>
          <table:table-cell office:value-type="string">
            <text:p>Das</text:p>
          </table:table-cell>
          <table:table-cell office:value-type="string">
            <text:p>acea</text:p>
          </table:table-cell>
          <table:table-cell office:value-type="string">
            <text:p>quod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le</text:p>
          </table:table-cell>
          <table:table-cell office:value-type="string">
            <text:p>those</text:p>
          </table:table-cell>
          <table:table-cell office:value-type="string">
            <text:p>aquellos</text:p>
          </table:table-cell>
          <table:table-cell office:value-type="string">
            <text:p>ceux</text:p>
          </table:table-cell>
          <table:table-cell office:value-type="string">
            <text:p>quelli</text:p>
          </table:table-cell>
          <table:table-cell office:value-type="string">
            <text:p>jene</text:p>
          </table:table-cell>
          <table:table-cell office:value-type="string">
            <text:p>acestea</text:p>
          </table:table-cell>
          <table:table-cell office:value-type="string">
            <text:p>illis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ta</text:p>
          </table:table-cell>
          <table:table-cell office:value-type="string">
            <text:p>this</text:p>
          </table:table-cell>
          <table:table-cell office:value-type="string">
            <text:p>esta</text:p>
          </table:table-cell>
          <table:table-cell office:value-type="string">
            <text:p>cette</text:p>
          </table:table-cell>
          <table:table-cell office:value-type="string">
            <text:p>Questo</text:p>
          </table:table-cell>
          <table:table-cell office:value-type="string">
            <text:p>diese</text:p>
          </table:table-cell>
          <table:table-cell office:value-type="string">
            <text:p>acest</text:p>
          </table:table-cell>
          <table:table-cell office:value-type="string">
            <text:p>haec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te</text:p>
          </table:table-cell>
          <table:table-cell office:value-type="string">
            <text:p>these</text:p>
          </table:table-cell>
          <table:table-cell office:value-type="string">
            <text:p>estas</text:p>
          </table:table-cell>
          <table:table-cell office:value-type="string">
            <text:p>celles-ci</text:p>
          </table:table-cell>
          <table:table-cell office:value-type="string">
            <text:p>questi</text:p>
          </table:table-cell>
          <table:table-cell office:value-type="string">
            <text:p>diese</text:p>
          </table:table-cell>
          <table:table-cell office:value-type="string">
            <text:p>aceste</text:p>
          </table:table-cell>
          <table:table-cell office:value-type="string">
            <text:p>haec</text:p>
          </table:table-cell>
          <table:table-cell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eta</text:p>
          </table:table-cell>
          <table:table-cell office:value-type="string">
            <text:p>also</text:p>
          </table:table-cell>
          <table:table-cell office:value-type="string">
            <text:p>además</text:p>
          </table:table-cell>
          <table:table-cell office:value-type="string">
            <text:p>aussi</text:p>
          </table:table-cell>
          <table:table-cell office:value-type="string">
            <text:p>anche</text:p>
          </table:table-cell>
          <table:table-cell office:value-type="string">
            <text:p>ebenfalls</text:p>
          </table:table-cell>
          <table:table-cell office:value-type="string">
            <text:p>deasemenea</text:p>
          </table:table-cell>
          <table:table-cell office:value-type="string">
            <text:p>etia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ymo</text:p>
          </table:table-cell>
          <table:table-cell office:value-type="string">
            <text:p>forever</text:p>
          </table:table-cell>
          <table:table-cell office:value-type="string">
            <text:p>Siempre</text:p>
          </table:table-cell>
          <table:table-cell office:value-type="string">
            <text:p>pour toujours</text:p>
          </table:table-cell>
          <table:table-cell office:value-type="string">
            <text:p>per sempre</text:p>
          </table:table-cell>
          <table:table-cell office:value-type="string">
            <text:p>für immer</text:p>
          </table:table-cell>
          <table:table-cell office:value-type="string">
            <text:p>pentru totdeauna</text:p>
          </table:table-cell>
          <table:table-cell office:value-type="string">
            <text:p>in perpetuum</text:p>
          </table:table-cell>
          <table:table-cell/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pyw</text:p>
          </table:table-cell>
          <table:table-cell table:style-name="ce41" office:value-type="string">
            <text:p>Plus sign</text:p>
          </table:table-cell>
          <table:table-cell office:value-type="string">
            <text:p>plussignum</text:p>
          </table:table-cell>
          <table:table-cell office:value-type="string">
            <text:p>Signeplus</text:p>
          </table:table-cell>
          <table:table-cell office:value-type="string">
            <text:p>Segnopiù</text:p>
          </table:table-cell>
          <table:table-cell office:value-type="string">
            <text:p>Pluszeichen</text:p>
          </table:table-cell>
          <table:table-cell office:value-type="string">
            <text:p>Semnulplus</text:p>
          </table:table-cell>
          <table:table-cell office:value-type="string">
            <text:p>plussignum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foa</text:p>
          </table:table-cell>
          <table:table-cell office:value-type="string">
            <text:p>times</text:p>
          </table:table-cell>
          <table:table-cell office:value-type="string">
            <text:p>vez</text:p>
          </table:table-cell>
          <table:table-cell office:value-type="string">
            <text:p>fois</text:p>
          </table:table-cell>
          <table:table-cell office:value-type="string">
            <text:p>unavolta</text:p>
          </table:table-cell>
          <table:table-cell office:value-type="string">
            <text:p>Einmal</text:p>
          </table:table-cell>
          <table:table-cell office:value-type="string">
            <text:p>ori</text:p>
          </table:table-cell>
          <table:table-cell office:value-type="string">
            <text:p>iterum</text:p>
          </table:table-cell>
          <table:table-cell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between</text:p>
          </table:table-cell>
          <table:table-cell office:value-type="string">
            <text:p>Entre</text:p>
          </table:table-cell>
          <table:table-cell office:value-type="string">
            <text:p>entre</text:p>
          </table:table-cell>
          <table:table-cell office:value-type="string">
            <text:p>fra</text:p>
          </table:table-cell>
          <table:table-cell office:value-type="string">
            <text:p>zwischen</text:p>
          </table:table-cell>
          <table:table-cell office:value-type="string">
            <text:p>între</text:p>
          </table:table-cell>
          <table:table-cell office:value-type="string">
            <text:p>inter</text:p>
          </table:table-cell>
          <table:table-cell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fye</text:p>
          </table:table-cell>
          <table:table-cell office:value-type="string">
            <text:p>either</text:p>
          </table:table-cell>
          <table:table-cell office:value-type="string">
            <text:p>yasea</text:p>
          </table:table-cell>
          <table:table-cell office:value-type="string">
            <text:p>Soit</text:p>
          </table:table-cell>
          <table:table-cell office:value-type="string">
            <text:p>o</text:p>
          </table:table-cell>
          <table:table-cell office:value-type="string">
            <text:p>entweder</text:p>
          </table:table-cell>
          <table:table-cell office:value-type="string">
            <text:p>fie</text:p>
          </table:table-cell>
          <table:table-cell office:value-type="string">
            <text:p>aut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fyn</text:p>
          </table:table-cell>
          <table:table-cell office:value-type="string">
            <text:p>finally</text:p>
          </table:table-cell>
          <table:table-cell office:value-type="string">
            <text:p>finalmente</text:p>
          </table:table-cell>
          <table:table-cell office:value-type="string">
            <text:p>enfin</text:p>
          </table:table-cell>
          <table:table-cell office:value-type="string">
            <text:p>finalmente</text:p>
          </table:table-cell>
          <table:table-cell office:value-type="string">
            <text:p>schließlich</text:p>
          </table:table-cell>
          <table:table-cell office:value-type="string">
            <text:p>insfarsit</text:p>
          </table:table-cell>
          <table:table-cell office:value-type="string">
            <text:p>tande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gao</text:p>
          </table:table-cell>
          <table:table-cell office:value-type="string">
            <text:p>Greater then sign</text:p>
          </table:table-cell>
          <table:table-cell office:value-type="string">
            <text:p>Maiusindicium</text:p>
          </table:table-cell>
          <table:table-cell office:value-type="string">
            <text:p>Plusgrandsignealors</text:p>
          </table:table-cell>
          <table:table-cell office:value-type="string">
            <text:p>Maggiorequindifirmare</text:p>
          </table:table-cell>
          <table:table-cell office:value-type="string">
            <text:p>Größeralsunterschreiben</text:p>
          </table:table-cell>
          <table:table-cell office:value-type="string">
            <text:p>Maimaresemnatunci</text:p>
          </table:table-cell>
          <table:table-cell office:value-type="string">
            <text:p>Maiusindicium</text:p>
          </table:table-cell>
          <table:table-cell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hay</text:p>
          </table:table-cell>
          <table:table-cell office:value-type="string">
            <text:p>let's</text:p>
          </table:table-cell>
          <table:table-cell office:value-type="string">
            <text:p>vamos</text:p>
          </table:table-cell>
          <table:table-cell office:value-type="string">
            <text:p>allons</text:p>
          </table:table-cell>
          <table:table-cell office:value-type="string">
            <text:p>facciamo</text:p>
          </table:table-cell>
          <table:table-cell office:value-type="string">
            <text:p>Lasst uns</text:p>
          </table:table-cell>
          <table:table-cell office:value-type="string">
            <text:p>hai</text:p>
          </table:table-cell>
          <table:table-cell office:value-type="string">
            <text:p>sit scriptor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hyr</text:p>
          </table:table-cell>
          <table:table-cell office:value-type="string">
            <text:p>here</text:p>
          </table:table-cell>
          <table:table-cell office:value-type="string">
            <text:p>aquí</text:p>
          </table:table-cell>
          <table:table-cell office:value-type="string">
            <text:p>ici</text:p>
          </table:table-cell>
          <table:table-cell office:value-type="string">
            <text:p>Qui</text:p>
          </table:table-cell>
          <table:table-cell office:value-type="string">
            <text:p>Hier</text:p>
          </table:table-cell>
          <table:table-cell office:value-type="string">
            <text:p>aici</text:p>
          </table:table-cell>
          <table:table-cell office:value-type="string">
            <text:p>hic</text:p>
          </table:table-cell>
          <table:table-cell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jos</text:p>
          </table:table-cell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verslebas</text:p>
          </table:table-cell>
          <table:table-cell office:value-type="string">
            <text:p>giù</text:p>
          </table:table-cell>
          <table:table-cell office:value-type="string">
            <text:p>Nieder</text:p>
          </table:table-cell>
          <table:table-cell office:value-type="string">
            <text:p>jos</text:p>
          </table:table-cell>
          <table:table-cell office:value-type="string">
            <text:p>descendit</text:p>
          </table:table-cell>
          <table:table-cell/>
        </table:table-row>
        <table:table-row table:style-name="ro1">
          <table:table-cell office:value-type="string">
            <text:p>lian</text:p>
          </table:table-cell>
          <table:table-cell office:value-type="float" office:value="0">
            <text:p>0</text:p>
          </table:table-cell>
          <table:table-cell office:value-type="string">
            <text:p>kon</text:p>
          </table:table-cell>
          <table:table-cell office:value-type="string">
            <text:p>with</text:p>
          </table:table-cell>
          <table:table-cell office:value-type="string">
            <text:p>con</text:p>
          </table:table-cell>
          <table:table-cell office:value-type="string">
            <text:p>avec</text:p>
          </table:table-cell>
          <table:table-cell office:value-type="string">
            <text:p>con</text:p>
          </table:table-cell>
          <table:table-cell office:value-type="string">
            <text:p>mit</text:p>
          </table:table-cell>
          <table:table-cell office:value-type="string">
            <text:p>cu</text:p>
          </table:table-cell>
          <table:table-cell office:value-type="string">
            <text:p>apud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ro</text:p>
          </table:table-cell>
          <table:table-cell office:value-type="string">
            <text:p>nextto</text:p>
          </table:table-cell>
          <table:table-cell office:value-type="string">
            <text:p>cercade</text:p>
          </table:table-cell>
          <table:table-cell office:value-type="string">
            <text:p>àcôtéde</text:p>
          </table:table-cell>
          <table:table-cell office:value-type="string">
            <text:p>accantoa</text:p>
          </table:table-cell>
          <table:table-cell office:value-type="string">
            <text:p>nebenan</text:p>
          </table:table-cell>
          <table:table-cell office:value-type="string">
            <text:p>lângă</text:p>
          </table:table-cell>
          <table:table-cell office:value-type="string">
            <text:p>proximus</text:p>
          </table:table-cell>
          <table:table-cell/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kra</text:p>
          </table:table-cell>
          <table:table-cell table:style-name="ce41" office:value-type="string">
            <text:p>Squarebrackets</text:p>
          </table:table-cell>
          <table:table-cell office:value-type="string">
            <text:p>Corchetes</text:p>
          </table:table-cell>
          <table:table-cell office:value-type="string">
            <text:p>Crochets</text:p>
          </table:table-cell>
          <table:table-cell office:value-type="string">
            <text:p>Parentesi quadre</text:p>
          </table:table-cell>
          <table:table-cell office:value-type="string">
            <text:p>Eckige Klammern</text:p>
          </table:table-cell>
          <table:table-cell office:value-type="string">
            <text:p>Paranteza patrata</text:p>
          </table:table-cell>
          <table:table-cell office:value-type="string">
            <text:p>o judices terrae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kro</text:p>
          </table:table-cell>
          <table:table-cell office:value-type="string">
            <text:p>across</text:p>
          </table:table-cell>
          <table:table-cell office:value-type="string">
            <text:p>atravésde</text:p>
          </table:table-cell>
          <table:table-cell office:value-type="string">
            <text:p>àtravers</text:p>
          </table:table-cell>
          <table:table-cell office:value-type="string">
            <text:p>attraverso</text:p>
          </table:table-cell>
          <table:table-cell office:value-type="string">
            <text:p>über</text:p>
          </table:table-cell>
          <table:table-cell office:value-type="string">
            <text:p>peste</text:p>
          </table:table-cell>
          <table:table-cell office:value-type="string">
            <text:p>per</text:p>
          </table:table-cell>
          <table:table-cell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sym</text:p>
          </table:table-cell>
          <table:table-cell office:value-type="string">
            <text:p>like</text:p>
          </table:table-cell>
          <table:table-cell office:value-type="string">
            <text:p>como</text:p>
          </table:table-cell>
          <table:table-cell office:value-type="string">
            <text:p>comme</text:p>
          </table:table-cell>
          <table:table-cell office:value-type="string">
            <text:p>come</text:p>
          </table:table-cell>
          <table:table-cell office:value-type="string">
            <text:p>vie, ähnlich</text:p>
          </table:table-cell>
          <table:table-cell office:value-type="string">
            <text:p>la fel de</text:p>
          </table:table-cell>
          <table:table-cell office:value-type="string">
            <text:p>sicut, similis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0">
            <text:p>0</text:p>
          </table:table-cell>
          <table:table-cell office:value-type="string">
            <text:p>lon</text:p>
          </table:table-cell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antano</text:p>
          </table:table-cell>
          <table:table-cell office:value-type="string">
            <text:p>weit</text:p>
          </table:table-cell>
          <table:table-cell office:value-type="string">
            <text:p>departe</text:p>
          </table:table-cell>
          <table:table-cell office:value-type="string">
            <text:p>tantu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luo</text:p>
          </table:table-cell>
          <table:table-cell office:value-type="string">
            <text:p>Lesst hen sign</text:p>
          </table:table-cell>
          <table:table-cell office:value-type="string">
            <text:p>Minussigno</text:p>
          </table:table-cell>
          <table:table-cell office:value-type="string">
            <text:p>Moinsquesigne</text:p>
          </table:table-cell>
          <table:table-cell office:value-type="string">
            <text:p>Menoquindifirmare</text:p>
          </table:table-cell>
          <table:table-cell office:value-type="string">
            <text:p>Wenigeralsunterschreiben</text:p>
          </table:table-cell>
          <table:table-cell office:value-type="string">
            <text:p>Maipuținsemnează</text:p>
          </table:table-cell>
          <table:table-cell office:value-type="string">
            <text:p>Minussigno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mas</text:p>
          </table:table-cell>
          <table:table-cell office:value-type="string">
            <text:p>most</text:p>
          </table:table-cell>
          <table:table-cell office:value-type="string">
            <text:p>maxime</text:p>
          </table:table-cell>
          <table:table-cell office:value-type="string">
            <text:p>plus</text:p>
          </table:table-cell>
          <table:table-cell office:value-type="string">
            <text:p>maggiorparte</text:p>
          </table:table-cell>
          <table:table-cell office:value-type="string">
            <text:p>diemeisten</text:p>
          </table:table-cell>
          <table:table-cell office:value-type="string">
            <text:p>celmai</text:p>
          </table:table-cell>
          <table:table-cell office:value-type="string">
            <text:p>maxime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myw</text:p>
          </table:table-cell>
          <table:table-cell office:value-type="string">
            <text:p>Hyphen,minus sign</text:p>
          </table:table-cell>
          <table:table-cell office:value-type="string">
            <text:p>Hyphen,substractionissignum</text:p>
          </table:table-cell>
          <table:table-cell office:value-type="string">
            <text:p>Traitd'union,signemoins</text:p>
          </table:table-cell>
          <table:table-cell office:value-type="string">
            <text:p>Trattino,segnomeno</text:p>
          </table:table-cell>
          <table:table-cell office:value-type="string">
            <text:p>Bindestrich,Minuszeichen</text:p>
          </table:table-cell>
          <table:table-cell office:value-type="string">
            <text:p>Cratimă,semnminus</text:p>
          </table:table-cell>
          <table:table-cell office:value-type="string">
            <text:p>Hyphen,substractionissignu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mon</text:p>
          </table:table-cell>
          <table:table-cell office:value-type="string">
            <text:p>million</text:p>
          </table:table-cell>
          <table:table-cell office:value-type="string">
            <text:p>deciescentena</text:p>
          </table:table-cell>
          <table:table-cell office:value-type="string">
            <text:p>million</text:p>
          </table:table-cell>
          <table:table-cell office:value-type="string">
            <text:p>milione</text:p>
          </table:table-cell>
          <table:table-cell office:value-type="string">
            <text:p>Million</text:p>
          </table:table-cell>
          <table:table-cell office:value-type="string">
            <text:p>milion</text:p>
          </table:table-cell>
          <table:table-cell office:value-type="string">
            <text:p>deciescentena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mox</text:p>
          </table:table-cell>
          <table:table-cell office:value-type="string">
            <text:p>soon</text:p>
          </table:table-cell>
          <table:table-cell office:value-type="string">
            <text:p>pronto</text:p>
          </table:table-cell>
          <table:table-cell office:value-type="string">
            <text:p>bientôt</text:p>
          </table:table-cell>
          <table:table-cell office:value-type="string">
            <text:p>presto</text:p>
          </table:table-cell>
          <table:table-cell office:value-type="string">
            <text:p>bald</text:p>
          </table:table-cell>
          <table:table-cell office:value-type="string">
            <text:p>curând</text:p>
          </table:table-cell>
          <table:table-cell office:value-type="string">
            <text:p>mox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0">
            <text:p>0</text:p>
          </table:table-cell>
          <table:table-cell office:value-type="string">
            <text:p>muy</text:p>
          </table:table-cell>
          <table:table-cell office:value-type="string">
            <text:p>very</text:p>
          </table:table-cell>
          <table:table-cell office:value-type="string">
            <text:p>muy</text:p>
          </table:table-cell>
          <table:table-cell office:value-type="string">
            <text:p>très</text:p>
          </table:table-cell>
          <table:table-cell office:value-type="string">
            <text:p>molto</text:p>
          </table:table-cell>
          <table:table-cell office:value-type="string">
            <text:p>sehr</text:p>
          </table:table-cell>
          <table:table-cell office:value-type="string">
            <text:p>foarte</text:p>
          </table:table-cell>
          <table:table-cell office:value-type="string">
            <text:p>ipsum</text:p>
          </table:table-cell>
          <table:table-cell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mya</text:p>
          </table:table-cell>
          <table:table-cell office:value-type="string">
            <text:p>my</text:p>
          </table:table-cell>
          <table:table-cell office:value-type="string">
            <text:p>mi</text:p>
          </table:table-cell>
          <table:table-cell office:value-type="string">
            <text:p>mon</text:p>
          </table:table-cell>
          <table:table-cell office:value-type="string">
            <text:p>mio</text:p>
          </table:table-cell>
          <table:table-cell office:value-type="string">
            <text:p>meine</text:p>
          </table:table-cell>
          <table:table-cell office:value-type="string">
            <text:p>alemele</text:p>
          </table:table-cell>
          <table:table-cell office:value-type="string">
            <text:p>mea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myl</text:p>
          </table:table-cell>
          <table:table-cell office:value-type="string">
            <text:p>thousands</text:p>
          </table:table-cell>
          <table:table-cell office:value-type="string">
            <text:p>mila</text:p>
          </table:table-cell>
          <table:table-cell office:value-type="string">
            <text:p>milliers</text:p>
          </table:table-cell>
          <table:table-cell office:value-type="string">
            <text:p>miliaia</text:p>
          </table:table-cell>
          <table:table-cell office:value-type="string">
            <text:p>Tausende</text:p>
          </table:table-cell>
          <table:table-cell office:value-type="string">
            <text:p>mia</text:p>
          </table:table-cell>
          <table:table-cell office:value-type="string">
            <text:p>milia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nah</text:p>
          </table:table-cell>
          <table:table-cell office:value-type="string">
            <text:p>close</text:p>
          </table:table-cell>
          <table:table-cell office:value-type="string">
            <text:p>cerca</text:p>
          </table:table-cell>
          <table:table-cell office:value-type="string">
            <text:p>proche</text:p>
          </table:table-cell>
          <table:table-cell office:value-type="string">
            <text:p>vicino</text:p>
          </table:table-cell>
          <table:table-cell office:value-type="string">
            <text:p>nah</text:p>
          </table:table-cell>
          <table:table-cell office:value-type="string">
            <text:p>aproape</text:p>
          </table:table-cell>
          <table:table-cell office:value-type="string">
            <text:p>prope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nah</text:p>
          </table:table-cell>
          <table:table-cell office:value-type="string">
            <text:p>near</text:p>
          </table:table-cell>
          <table:table-cell office:value-type="string">
            <text:p>cerca</text:p>
          </table:table-cell>
          <table:table-cell office:value-type="string">
            <text:p>près</text:p>
          </table:table-cell>
          <table:table-cell office:value-type="string">
            <text:p>vicino</text:p>
          </table:table-cell>
          <table:table-cell office:value-type="string">
            <text:p>nahe</text:p>
          </table:table-cell>
          <table:table-cell office:value-type="string">
            <text:p>aproape</text:p>
          </table:table-cell>
          <table:table-cell office:value-type="string">
            <text:p>prope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nah</text:p>
          </table:table-cell>
          <table:table-cell office:value-type="string">
            <text:p>about</text:p>
          </table:table-cell>
          <table:table-cell office:value-type="string">
            <text:p>acercade</text:p>
          </table:table-cell>
          <table:table-cell office:value-type="string">
            <text:p>sur</text:p>
          </table:table-cell>
          <table:table-cell office:value-type="string">
            <text:p>circa</text:p>
          </table:table-cell>
          <table:table-cell office:value-type="string">
            <text:p>etwa</text:p>
          </table:table-cell>
          <table:table-cell office:value-type="string">
            <text:p>aproapede</text:p>
          </table:table-cell>
          <table:table-cell office:value-type="string">
            <text:p>fere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ue</text:p>
          </table:table-cell>
          <table:table-cell office:value-type="string">
            <text:p>our</text:p>
          </table:table-cell>
          <table:table-cell office:value-type="string">
            <text:p>nuestra</text:p>
          </table:table-cell>
          <table:table-cell office:value-type="string">
            <text:p>notre</text:p>
          </table:table-cell>
          <table:table-cell office:value-type="string">
            <text:p>nostro</text:p>
          </table:table-cell>
          <table:table-cell office:value-type="string">
            <text:p>unser</text:p>
          </table:table-cell>
          <table:table-cell office:value-type="string">
            <text:p>alnostru</text:p>
          </table:table-cell>
          <table:table-cell office:value-type="string">
            <text:p>nostrorum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nyb</text:p>
          </table:table-cell>
          <table:table-cell office:value-type="string">
            <text:p>beside</text:p>
          </table:table-cell>
          <table:table-cell office:value-type="string">
            <text:p>juntoa</text:p>
          </table:table-cell>
          <table:table-cell office:value-type="string">
            <text:p>àcôtéde</text:p>
          </table:table-cell>
          <table:table-cell office:value-type="string">
            <text:p>accanto</text:p>
          </table:table-cell>
          <table:table-cell office:value-type="string">
            <text:p>neben</text:p>
          </table:table-cell>
          <table:table-cell office:value-type="string">
            <text:p>lângă</text:p>
          </table:table-cell>
          <table:table-cell office:value-type="string">
            <text:p>præter</text:p>
          </table:table-cell>
          <table:table-cell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nyl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office:value-type="string">
            <text:p>nepas</text:p>
          </table:table-cell>
          <table:table-cell office:value-type="string">
            <text:p>non</text:p>
          </table:table-cell>
          <table:table-cell office:value-type="string">
            <text:p>nicht</text:p>
          </table:table-cell>
          <table:table-cell table:number-columns-repeated="2" office:value-type="string">
            <text:p>non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nyo</text:p>
          </table:table-cell>
          <table:table-cell office:value-type="string">
            <text:p>Never</text:p>
          </table:table-cell>
          <table:table-cell office:value-type="string">
            <text:p>Nunca</text:p>
          </table:table-cell>
          <table:table-cell office:value-type="string">
            <text:p>jamais</text:p>
          </table:table-cell>
          <table:table-cell office:value-type="string">
            <text:p>mai</text:p>
          </table:table-cell>
          <table:table-cell office:value-type="string">
            <text:p>nie</text:p>
          </table:table-cell>
          <table:table-cell office:value-type="string">
            <text:p>nici odata</text:p>
          </table:table-cell>
          <table:table-cell office:value-type="string">
            <text:p>ne iterum</text:p>
          </table:table-cell>
          <table:table-cell/>
        </table:table-row>
        <table:table-row table:style-name="ro2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obe</text:p>
          </table:table-cell>
          <table:table-cell table:style-name="ce41" office:value-type="string">
            <text:p>up</text:p>
          </table:table-cell>
          <table:table-cell office:value-type="string">
            <text:p>hasta</text:p>
          </table:table-cell>
          <table:table-cell office:value-type="string">
            <text:p>enhaut</text:p>
          </table:table-cell>
          <table:table-cell office:value-type="string">
            <text:p>su</text:p>
          </table:table-cell>
          <table:table-cell office:value-type="string">
            <text:p>oben</text:p>
          </table:table-cell>
          <table:table-cell office:value-type="string">
            <text:p>însus</text:p>
          </table:table-cell>
          <table:table-cell office:value-type="string">
            <text:p>autem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ody</text:p>
          </table:table-cell>
          <table:table-cell office:value-type="string">
            <text:p>or</text:p>
          </table:table-cell>
          <table:table-cell office:value-type="string">
            <text:p>o</text:p>
          </table:table-cell>
          <table:table-cell office:value-type="string">
            <text:p>ou</text:p>
          </table:table-cell>
          <table:table-cell office:value-type="string">
            <text:p>o</text:p>
          </table:table-cell>
          <table:table-cell office:value-type="string">
            <text:p>oder</text:p>
          </table:table-cell>
          <table:table-cell office:value-type="string">
            <text:p>sau</text:p>
          </table:table-cell>
          <table:table-cell office:value-type="string">
            <text:p>vel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oha</text:p>
          </table:table-cell>
          <table:table-cell office:value-type="string">
            <text:p>Exclamationmark</text:p>
          </table:table-cell>
          <table:table-cell office:value-type="string">
            <text:p>auditaquemarcam</text:p>
          </table:table-cell>
          <table:table-cell office:value-type="string">
            <text:p>Pointd'exclamation</text:p>
          </table:table-cell>
          <table:table-cell office:value-type="string">
            <text:p>Puntoesclamativo</text:p>
          </table:table-cell>
          <table:table-cell office:value-type="string">
            <text:p>Ausrufezeichen</text:p>
          </table:table-cell>
          <table:table-cell office:value-type="string">
            <text:p>Semnulexclamarii</text:p>
          </table:table-cell>
          <table:table-cell office:value-type="string">
            <text:p>auditaquemarca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oma</text:p>
          </table:table-cell>
          <table:table-cell office:value-type="string">
            <text:p>Comma</text:p>
          </table:table-cell>
          <table:table-cell office:value-type="string">
            <text:p>carmina</text:p>
          </table:table-cell>
          <table:table-cell office:value-type="string">
            <text:p>Virgule</text:p>
          </table:table-cell>
          <table:table-cell office:value-type="string">
            <text:p>Virgola</text:p>
          </table:table-cell>
          <table:table-cell office:value-type="string">
            <text:p>Komma</text:p>
          </table:table-cell>
          <table:table-cell office:value-type="string">
            <text:p>Virgulă</text:p>
          </table:table-cell>
          <table:table-cell office:value-type="string">
            <text:p>carmina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omy</text:p>
          </table:table-cell>
          <table:table-cell office:value-type="string">
            <text:p>every</text:p>
          </table:table-cell>
          <table:table-cell office:value-type="string">
            <text:p>cada</text:p>
          </table:table-cell>
          <table:table-cell office:value-type="string">
            <text:p>chaque</text:p>
          </table:table-cell>
          <table:table-cell office:value-type="string">
            <text:p>ogni</text:p>
          </table:table-cell>
          <table:table-cell office:value-type="string">
            <text:p>jeder</text:p>
          </table:table-cell>
          <table:table-cell office:value-type="string">
            <text:p>fiecare</text:p>
          </table:table-cell>
          <table:table-cell office:value-type="string">
            <text:p>omne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opa</text:p>
          </table:table-cell>
          <table:table-cell table:number-columns-repeated="2" office:value-type="string">
            <text:p>Dot,fullstop</text:p>
          </table:table-cell>
          <table:table-cell office:value-type="string">
            <text:p>Point,pointfinal</text:p>
          </table:table-cell>
          <table:table-cell office:value-type="string">
            <text:p>Punto,puntoebasta</text:p>
          </table:table-cell>
          <table:table-cell office:value-type="string">
            <text:p>Punkt,Punkt</text:p>
          </table:table-cell>
          <table:table-cell office:value-type="string">
            <text:p>Punct,oprirecompletă</text:p>
          </table:table-cell>
          <table:table-cell office:value-type="string">
            <text:p>Dot,fullstop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oru</text:p>
          </table:table-cell>
          <table:table-cell office:value-type="string">
            <text:p>any</text:p>
          </table:table-cell>
          <table:table-cell office:value-type="string">
            <text:p>alguna</text:p>
          </table:table-cell>
          <table:table-cell office:value-type="string">
            <text:p>quelconque</text:p>
          </table:table-cell>
          <table:table-cell office:value-type="string">
            <text:p>alcuno</text:p>
          </table:table-cell>
          <table:table-cell office:value-type="string">
            <text:p>irgendein</text:p>
          </table:table-cell>
          <table:table-cell office:value-type="string">
            <text:p>orice</text:p>
          </table:table-cell>
          <table:table-cell office:value-type="string">
            <text:p>aliqua</text:p>
          </table:table-cell>
          <table:table-cell/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oto</text:p>
          </table:table-cell>
          <table:table-cell office:value-type="string">
            <text:p>else</text:p>
          </table:table-cell>
          <table:table-cell office:value-type="string">
            <text:p>más</text:p>
          </table:table-cell>
          <table:table-cell office:value-type="string">
            <text:p>autre</text:p>
          </table:table-cell>
          <table:table-cell office:value-type="string">
            <text:p>altro</text:p>
          </table:table-cell>
          <table:table-cell office:value-type="string">
            <text:p>sonst</text:p>
          </table:table-cell>
          <table:table-cell office:value-type="string">
            <text:p>altfel</text:p>
          </table:table-cell>
          <table:table-cell office:value-type="string">
            <text:p>aliu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ovy</text:p>
          </table:table-cell>
          <table:table-cell office:value-type="string">
            <text:p>over</text:p>
          </table:table-cell>
          <table:table-cell office:value-type="string">
            <text:p>super</text:p>
          </table:table-cell>
          <table:table-cell office:value-type="string">
            <text:p>plusde</text:p>
          </table:table-cell>
          <table:table-cell office:value-type="string">
            <text:p>aldisopradi</text:p>
          </table:table-cell>
          <table:table-cell office:value-type="string">
            <text:p>Über</text:p>
          </table:table-cell>
          <table:table-cell office:value-type="string">
            <text:p>peste</text:p>
          </table:table-cell>
          <table:table-cell office:value-type="string">
            <text:p>super</text:p>
          </table:table-cell>
          <table:table-cell/>
        </table:table-row>
        <table:table-row table:style-name="ro2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ozo</text:p>
          </table:table-cell>
          <table:table-cell table:style-name="ce41" office:value-type="string">
            <text:p>overthe</text:p>
          </table:table-cell>
          <table:table-cell office:value-type="string">
            <text:p>super</text:p>
          </table:table-cell>
          <table:table-cell office:value-type="string">
            <text:p>audessusde</text:p>
          </table:table-cell>
          <table:table-cell office:value-type="string">
            <text:p>soprail</text:p>
          </table:table-cell>
          <table:table-cell office:value-type="string">
            <text:p>überdem</text:p>
          </table:table-cell>
          <table:table-cell office:value-type="string">
            <text:p>peste</text:p>
          </table:table-cell>
          <table:table-cell office:value-type="string">
            <text:p>super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pos</text:p>
          </table:table-cell>
          <table:table-cell office:value-type="string">
            <text:p>behind</text:p>
          </table:table-cell>
          <table:table-cell office:value-type="string">
            <text:p>detrás</text:p>
          </table:table-cell>
          <table:table-cell office:value-type="string">
            <text:p>derrière</text:p>
          </table:table-cell>
          <table:table-cell office:value-type="string">
            <text:p>dietroa</text:p>
          </table:table-cell>
          <table:table-cell office:value-type="string">
            <text:p>hinter</text:p>
          </table:table-cell>
          <table:table-cell office:value-type="string">
            <text:p>inspate</text:p>
          </table:table-cell>
          <table:table-cell office:value-type="string">
            <text:p>post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nam</text:p>
          </table:table-cell>
          <table:table-cell office:value-type="string">
            <text:p>for</text:p>
          </table:table-cell>
          <table:table-cell office:value-type="string">
            <text:p>para</text:p>
          </table:table-cell>
          <table:table-cell office:value-type="string">
            <text:p>pour</text:p>
          </table:table-cell>
          <table:table-cell office:value-type="string">
            <text:p>per</text:p>
          </table:table-cell>
          <table:table-cell office:value-type="string">
            <text:p>für</text:p>
          </table:table-cell>
          <table:table-cell office:value-type="string">
            <text:p>pentru</text:p>
          </table:table-cell>
          <table:table-cell office:value-type="string">
            <text:p>nam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pue</text:p>
          </table:table-cell>
          <table:table-cell office:value-type="string">
            <text:p>after</text:p>
          </table:table-cell>
          <table:table-cell office:value-type="string">
            <text:p>después</text:p>
          </table:table-cell>
          <table:table-cell office:value-type="string">
            <text:p>après</text:p>
          </table:table-cell>
          <table:table-cell office:value-type="string">
            <text:p>dopo</text:p>
          </table:table-cell>
          <table:table-cell office:value-type="string">
            <text:p>nach</text:p>
          </table:table-cell>
          <table:table-cell office:value-type="string">
            <text:p>după</text:p>
          </table:table-cell>
          <table:table-cell office:value-type="string">
            <text:p>post</text:p>
          </table:table-cell>
          <table:table-cell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pwo</text:p>
          </table:table-cell>
          <table:table-cell office:value-type="string">
            <text:p>may</text:p>
          </table:table-cell>
          <table:table-cell office:value-type="string">
            <text:p>puede</text:p>
          </table:table-cell>
          <table:table-cell office:value-type="string">
            <text:p>peut</text:p>
          </table:table-cell>
          <table:table-cell office:value-type="string">
            <text:p>può</text:p>
          </table:table-cell>
          <table:table-cell office:value-type="string">
            <text:p>kann</text:p>
          </table:table-cell>
          <table:table-cell office:value-type="string">
            <text:p>voie</text:p>
          </table:table-cell>
          <table:table-cell office:value-type="string">
            <text:p>ut?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ko</text:p>
          </table:table-cell>
          <table:table-cell office:value-type="string">
            <text:p>which</text:p>
          </table:table-cell>
          <table:table-cell office:value-type="string">
            <text:p>cual</text:p>
          </table:table-cell>
          <table:table-cell office:value-type="string">
            <text:p>lequel</text:p>
          </table:table-cell>
          <table:table-cell office:value-type="string">
            <text:p>quale</text:p>
          </table:table-cell>
          <table:table-cell office:value-type="string">
            <text:p>welche</text:p>
          </table:table-cell>
          <table:table-cell office:value-type="string">
            <text:p>care</text:p>
          </table:table-cell>
          <table:table-cell office:value-type="string">
            <text:p>quod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ku</text:p>
          </table:table-cell>
          <table:table-cell office:value-type="string">
            <text:p>how</text:p>
          </table:table-cell>
          <table:table-cell office:value-type="string">
            <text:p>cómo</text:p>
          </table:table-cell>
          <table:table-cell office:value-type="string">
            <text:p>Comment</text:p>
          </table:table-cell>
          <table:table-cell office:value-type="string">
            <text:p>Come</text:p>
          </table:table-cell>
          <table:table-cell office:value-type="string">
            <text:p>Wie</text:p>
          </table:table-cell>
          <table:table-cell office:value-type="string">
            <text:p>Cum</text:p>
          </table:table-cell>
          <table:table-cell office:value-type="string">
            <text:p>quam</text:p>
          </table:table-cell>
          <table:table-cell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rog</text:p>
          </table:table-cell>
          <table:table-cell office:value-type="string">
            <text:p>please</text:p>
          </table:table-cell>
          <table:table-cell office:value-type="string">
            <text:p>Porfavor</text:p>
          </table:table-cell>
          <table:table-cell office:value-type="string">
            <text:p>S'ilvousplaît</text:p>
          </table:table-cell>
          <table:table-cell office:value-type="string">
            <text:p>perfavore</text:p>
          </table:table-cell>
          <table:table-cell office:value-type="string">
            <text:p>Bitte</text:p>
          </table:table-cell>
          <table:table-cell office:value-type="string">
            <text:p>Vărog</text:p>
          </table:table-cell>
          <table:table-cell office:value-type="string">
            <text:p>obsecro,</text:p>
          </table:table-cell>
          <table:table-cell/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rua</text:p>
          </table:table-cell>
          <table:table-cell table:style-name="ce41" office:value-type="string">
            <text:p>Slash,forwardslash</text:p>
          </table:table-cell>
          <table:table-cell office:value-type="string">
            <text:p>Slash,anteVULNUS</text:p>
          </table:table-cell>
          <table:table-cell office:value-type="string">
            <text:p>Slash,slash</text:p>
          </table:table-cell>
          <table:table-cell office:value-type="string">
            <text:p>Barra,barrainavanti</text:p>
          </table:table-cell>
          <table:table-cell office:value-type="string">
            <text:p>Schrägstrich,Schrägstrichnachvorne</text:p>
          </table:table-cell>
          <table:table-cell office:value-type="string">
            <text:p>Slash,devizaînainte</text:p>
          </table:table-cell>
          <table:table-cell office:value-type="string">
            <text:p>Slash,anteVULNUS</text:p>
          </table:table-cell>
          <table:table-cell/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sao</text:p>
          </table:table-cell>
          <table:table-cell table:style-name="ce41" office:value-type="string">
            <text:p>Space, gap, blank</text:p>
          </table:table-cell>
          <table:table-cell office:value-type="string">
            <text:p>Espacio, vacío, en blanco</text:p>
          </table:table-cell>
          <table:table-cell office:value-type="string">
            <text:p>Espace, espace vide</text:p>
          </table:table-cell>
          <table:table-cell office:value-type="string">
            <text:p>Spazio, spazio vuoto</text:p>
          </table:table-cell>
          <table:table-cell office:value-type="string">
            <text:p>Raum, Lücke, leer</text:p>
          </table:table-cell>
          <table:table-cell office:value-type="string">
            <text:p>Spațiu, gol, gol</text:p>
          </table:table-cell>
          <table:table-cell office:value-type="string">
            <text:p>Spatium Hiatum vestis</text:p>
          </table:table-cell>
          <table:table-cell/>
        </table:table-row>
        <table:table-row table:style-name="ro2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som</text:p>
          </table:table-cell>
          <table:table-cell table:style-name="ce41" office:value-type="string">
            <text:p>some</text:p>
          </table:table-cell>
          <table:table-cell office:value-type="string">
            <text:p>algunos</text:p>
          </table:table-cell>
          <table:table-cell office:value-type="string">
            <text:p>certains</text:p>
          </table:table-cell>
          <table:table-cell office:value-type="string">
            <text:p>alcuni</text:p>
          </table:table-cell>
          <table:table-cell office:value-type="string">
            <text:p>etwas</text:p>
          </table:table-cell>
          <table:table-cell office:value-type="string">
            <text:p>niste</text:p>
          </table:table-cell>
          <table:table-cell office:value-type="string">
            <text:p>aliquid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sra</text:p>
          </table:table-cell>
          <table:table-cell office:value-type="string">
            <text:p>Curlybrackets</text:p>
          </table:table-cell>
          <table:table-cell office:value-type="string">
            <text:p>Salveuncis</text:p>
          </table:table-cell>
          <table:table-cell office:value-type="string">
            <text:p>Accolades</text:p>
          </table:table-cell>
          <table:table-cell office:value-type="string">
            <text:p>Parentesigraffe</text:p>
          </table:table-cell>
          <table:table-cell office:value-type="string">
            <text:p>GeschweifteKlammern</text:p>
          </table:table-cell>
          <table:table-cell office:value-type="string">
            <text:p>Parantezeondulate</text:p>
          </table:table-cell>
          <table:table-cell office:value-type="string">
            <text:p>Salveuncis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sta</text:p>
          </table:table-cell>
          <table:table-cell office:value-type="string">
            <text:p>Asterisk</text:p>
          </table:table-cell>
          <table:table-cell office:value-type="string">
            <text:p>Asterisco</text:p>
          </table:table-cell>
          <table:table-cell office:value-type="string">
            <text:p>Astérisque</text:p>
          </table:table-cell>
          <table:table-cell office:value-type="string">
            <text:p>Asterisco</text:p>
          </table:table-cell>
          <table:table-cell office:value-type="string">
            <text:p>Sternchen</text:p>
          </table:table-cell>
          <table:table-cell office:value-type="string">
            <text:p>Asterisc</text:p>
          </table:table-cell>
          <table:table-cell office:value-type="string">
            <text:p>Asteriscus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sub</text:p>
          </table:table-cell>
          <table:table-cell office:value-type="string">
            <text:p>beneath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office:value-type="string">
            <text:p>unter</text:p>
          </table:table-cell>
          <table:table-cell table:number-columns-repeated="2" office:value-type="string">
            <text:p>sub</text:p>
          </table:table-cell>
          <table:table-cell/>
        </table:table-row>
        <table:table-row table:style-name="ro2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sur</text:p>
          </table:table-cell>
          <table:table-cell table:style-name="ce41" office:value-type="string">
            <text:p>about</text:p>
          </table:table-cell>
          <table:table-cell office:value-type="string">
            <text:p>sobre</text:p>
          </table:table-cell>
          <table:table-cell office:value-type="string">
            <text:p>àproposde</text:p>
          </table:table-cell>
          <table:table-cell office:value-type="string">
            <text:p>sul</text:p>
          </table:table-cell>
          <table:table-cell office:value-type="string">
            <text:p>über</text:p>
          </table:table-cell>
          <table:table-cell office:value-type="string">
            <text:p>de,despre</text:p>
          </table:table-cell>
          <table:table-cell office:value-type="string">
            <text:p>de</text:p>
          </table:table-cell>
          <table:table-cell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sus</text:p>
          </table:table-cell>
          <table:table-cell office:value-type="string">
            <text:p>up</text:p>
          </table:table-cell>
          <table:table-cell office:value-type="string">
            <text:p>arriba</text:p>
          </table:table-cell>
          <table:table-cell office:value-type="string">
            <text:p>enhaut</text:p>
          </table:table-cell>
          <table:table-cell office:value-type="string">
            <text:p>su</text:p>
          </table:table-cell>
          <table:table-cell office:value-type="string">
            <text:p>Nachoben</text:p>
          </table:table-cell>
          <table:table-cell office:value-type="string">
            <text:p>sus</text:p>
          </table:table-cell>
          <table:table-cell office:value-type="string">
            <text:p>autem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an</text:p>
          </table:table-cell>
          <table:table-cell office:value-type="string">
            <text:p>so</text:p>
          </table:table-cell>
          <table:table-cell office:value-type="string">
            <text:p>tan</text:p>
          </table:table-cell>
          <table:table-cell office:value-type="string">
            <text:p>donc</text:p>
          </table:table-cell>
          <table:table-cell office:value-type="string">
            <text:p>cosi</text:p>
          </table:table-cell>
          <table:table-cell office:value-type="string">
            <text:p>so</text:p>
          </table:table-cell>
          <table:table-cell office:value-type="string">
            <text:p>aşade,atâtde</text:p>
          </table:table-cell>
          <table:table-cell office:value-type="string">
            <text:p>cosi</text:p>
          </table:table-cell>
          <table:table-cell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top</text:p>
          </table:table-cell>
          <table:table-cell office:value-type="string">
            <text:p>partesuperior</text:p>
          </table:table-cell>
          <table:table-cell office:value-type="string">
            <text:p>Haut</text:p>
          </table:table-cell>
          <table:table-cell office:value-type="string">
            <text:p>superiore</text:p>
          </table:table-cell>
          <table:table-cell office:value-type="string">
            <text:p>oben</text:p>
          </table:table-cell>
          <table:table-cell office:value-type="string">
            <text:p>top</text:p>
          </table:table-cell>
          <table:table-cell office:value-type="string">
            <text:p>summte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tor</text:p>
          </table:table-cell>
          <table:table-cell office:value-type="string">
            <text:p>backto</text:p>
          </table:table-cell>
          <table:table-cell office:value-type="string">
            <text:p>deregreso</text:p>
          </table:table-cell>
          <table:table-cell office:value-type="string">
            <text:p>retourà</text:p>
          </table:table-cell>
          <table:table-cell office:value-type="string">
            <text:p>tornaa</text:p>
          </table:table-cell>
          <table:table-cell office:value-type="string">
            <text:p>zurückzu</text:p>
          </table:table-cell>
          <table:table-cell office:value-type="string">
            <text:p>înapoila</text:p>
          </table:table-cell>
          <table:table-cell office:value-type="string">
            <text:p>uttergum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uba</text:p>
          </table:table-cell>
          <table:table-cell office:value-type="string">
            <text:p>above</text:p>
          </table:table-cell>
          <table:table-cell office:value-type="string">
            <text:p>encima</text:p>
          </table:table-cell>
          <table:table-cell office:value-type="string">
            <text:p>audessusde</text:p>
          </table:table-cell>
          <table:table-cell office:value-type="string">
            <text:p>sopra</text:p>
          </table:table-cell>
          <table:table-cell office:value-type="string">
            <text:p>oben</text:p>
          </table:table-cell>
          <table:table-cell office:value-type="string">
            <text:p>deasupra</text:p>
          </table:table-cell>
          <table:table-cell office:value-type="string">
            <text:p>supra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uby</text:p>
          </table:table-cell>
          <table:table-cell office:value-type="string">
            <text:p>where</text:p>
          </table:table-cell>
          <table:table-cell office:value-type="string">
            <text:p>dónde</text:p>
          </table:table-cell>
          <table:table-cell office:value-type="string">
            <text:p>où</text:p>
          </table:table-cell>
          <table:table-cell office:value-type="string">
            <text:p>dove</text:p>
          </table:table-cell>
          <table:table-cell office:value-type="string">
            <text:p>wo</text:p>
          </table:table-cell>
          <table:table-cell office:value-type="string">
            <text:p>unde</text:p>
          </table:table-cell>
          <table:table-cell office:value-type="string">
            <text:p>ubi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ufo</text:p>
          </table:table-cell>
          <table:table-cell office:value-type="string">
            <text:p>sometimes</text:p>
          </table:table-cell>
          <table:table-cell office:value-type="string">
            <text:p>aveces</text:p>
          </table:table-cell>
          <table:table-cell office:value-type="string">
            <text:p>quelquefois</text:p>
          </table:table-cell>
          <table:table-cell office:value-type="string">
            <text:p>avolte</text:p>
          </table:table-cell>
          <table:table-cell office:value-type="string">
            <text:p>manchmal</text:p>
          </table:table-cell>
          <table:table-cell office:value-type="string">
            <text:p>uneori</text:p>
          </table:table-cell>
          <table:table-cell office:value-type="string">
            <text:p>numquam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ugo</text:p>
          </table:table-cell>
          <table:table-cell office:value-type="string">
            <text:p>even</text:p>
          </table:table-cell>
          <table:table-cell office:value-type="string">
            <text:p>incluso</text:p>
          </table:table-cell>
          <table:table-cell office:value-type="string">
            <text:p>même</text:p>
          </table:table-cell>
          <table:table-cell office:value-type="string">
            <text:p>anche</text:p>
          </table:table-cell>
          <table:table-cell office:value-type="string">
            <text:p>sogar</text:p>
          </table:table-cell>
          <table:table-cell office:value-type="string">
            <text:p>chiar</text:p>
          </table:table-cell>
          <table:table-cell office:value-type="string">
            <text:p>etiam</text:p>
          </table:table-cell>
          <table:table-cell/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uha</text:p>
          </table:table-cell>
          <table:table-cell table:style-name="ce41" office:value-type="string">
            <text:p>Questionmark</text:p>
          </table:table-cell>
          <table:table-cell office:value-type="string">
            <text:p>quaestiomarcam</text:p>
          </table:table-cell>
          <table:table-cell office:value-type="string">
            <text:p>Pointd'interrogation</text:p>
          </table:table-cell>
          <table:table-cell office:value-type="string">
            <text:p>Puntointerrogativo</text:p>
          </table:table-cell>
          <table:table-cell office:value-type="string">
            <text:p>Fragezeichen</text:p>
          </table:table-cell>
          <table:table-cell office:value-type="string">
            <text:p>Semnulîntrebării</text:p>
          </table:table-cell>
          <table:table-cell office:value-type="string">
            <text:p>quaestiomarcam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uma</text:p>
          </table:table-cell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giro</text:p>
          </table:table-cell>
          <table:table-cell office:value-type="string">
            <text:p>um</text:p>
          </table:table-cell>
          <table:table-cell office:value-type="string">
            <text:p>înjurul</text:p>
          </table:table-cell>
          <table:table-cell office:value-type="string">
            <text:p>circum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an</text:p>
          </table:table-cell>
          <table:table-cell table:number-columns-repeated="3" office:value-type="string">
            <text:p>un</text:p>
          </table:table-cell>
          <table:table-cell office:value-type="string">
            <text:p>ein</text:p>
          </table:table-cell>
          <table:table-cell office:value-type="string">
            <text:p>un</text:p>
          </table:table-cell>
          <table:table-cell office:value-type="string">
            <text:p>quod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einer</text:p>
          </table:table-cell>
          <table:table-cell office:value-type="string">
            <text:p>unu</text:p>
          </table:table-cell>
          <table:table-cell office:value-type="string">
            <text:p>unus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und</text:p>
          </table:table-cell>
          <table:table-cell office:value-type="string">
            <text:p>and</text:p>
          </table:table-cell>
          <table:table-cell office:value-type="string">
            <text:p>y</text:p>
          </table:table-cell>
          <table:table-cell office:value-type="string">
            <text:p>et</text:p>
          </table:table-cell>
          <table:table-cell office:value-type="string">
            <text:p>e</text:p>
          </table:table-cell>
          <table:table-cell office:value-type="string">
            <text:p>und</text:p>
          </table:table-cell>
          <table:table-cell office:value-type="string">
            <text:p>și</text:p>
          </table:table-cell>
          <table:table-cell office:value-type="string">
            <text:p>et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ura</text:p>
          </table:table-cell>
          <table:table-cell office:value-type="string">
            <text:p>why</text:p>
          </table:table-cell>
          <table:table-cell office:value-type="string">
            <text:p>porqué</text:p>
          </table:table-cell>
          <table:table-cell office:value-type="string">
            <text:p>Pourquoi</text:p>
          </table:table-cell>
          <table:table-cell office:value-type="string">
            <text:p>perché</text:p>
          </table:table-cell>
          <table:table-cell office:value-type="string">
            <text:p>Warum</text:p>
          </table:table-cell>
          <table:table-cell office:value-type="string">
            <text:p>Dece</text:p>
          </table:table-cell>
          <table:table-cell office:value-type="string">
            <text:p>Quare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ta</text:p>
          </table:table-cell>
          <table:table-cell office:value-type="string">
            <text:p>when</text:p>
          </table:table-cell>
          <table:table-cell office:value-type="string">
            <text:p>cuando</text:p>
          </table:table-cell>
          <table:table-cell office:value-type="string">
            <text:p>quand</text:p>
          </table:table-cell>
          <table:table-cell office:value-type="string">
            <text:p>quando</text:p>
          </table:table-cell>
          <table:table-cell office:value-type="string">
            <text:p>wann</text:p>
          </table:table-cell>
          <table:table-cell office:value-type="string">
            <text:p>când</text:p>
          </table:table-cell>
          <table:table-cell office:value-type="string">
            <text:p>quod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eg</text:p>
          </table:table-cell>
          <table:table-cell office:value-type="string">
            <text:p>away</text:p>
          </table:table-cell>
          <table:table-cell office:value-type="string">
            <text:p>lejos</text:p>
          </table:table-cell>
          <table:table-cell office:value-type="string">
            <text:p>unmoyen</text:p>
          </table:table-cell>
          <table:table-cell office:value-type="string">
            <text:p>lontano</text:p>
          </table:table-cell>
          <table:table-cell office:value-type="string">
            <text:p>Weg</text:p>
          </table:table-cell>
          <table:table-cell office:value-type="string">
            <text:p>departe</text:p>
          </table:table-cell>
          <table:table-cell office:value-type="string">
            <text:p>auferetur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table:style-name="ce54" office:value-type="float" office:value="2">
            <text:p>2</text:p>
          </table:table-cell>
          <table:table-cell table:style-name="ce36" office:value-type="string">
            <text:p>vel</text:p>
          </table:table-cell>
          <table:table-cell table:style-name="ce40" office:value-type="string">
            <text:p>because</text:p>
          </table:table-cell>
          <table:table-cell table:style-name="ce43" office:value-type="string">
            <text:p>porque</text:p>
          </table:table-cell>
          <table:table-cell table:style-name="ce45" office:value-type="string">
            <text:p>parce que</text:p>
          </table:table-cell>
          <table:table-cell table:style-name="ce47" office:value-type="string">
            <text:p>perché</text:p>
          </table:table-cell>
          <table:table-cell table:style-name="ce49" office:value-type="string">
            <text:p>weil</text:p>
          </table:table-cell>
          <table:table-cell office:value-type="string">
            <text:p>deoarece</text:p>
          </table:table-cell>
          <table:table-cell table:style-name="ce51" office:value-type="string">
            <text:p>quia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en</text:p>
          </table:table-cell>
          <table:table-cell office:value-type="string">
            <text:p>if</text:p>
          </table:table-cell>
          <table:table-cell office:value-type="string">
            <text:p>Si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wenn</text:p>
          </table:table-cell>
          <table:table-cell office:value-type="string">
            <text:p>dacă</text:p>
          </table:table-cell>
          <table:table-cell office:value-type="string">
            <text:p>si</text:p>
          </table:table-cell>
          <table:table-cell/>
        </table:table-row>
        <table:table-row table:style-name="ro2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on</text:p>
          </table:table-cell>
          <table:table-cell table:style-name="ce41" office:value-type="string">
            <text:p>from</text:p>
          </table:table-cell>
          <table:table-cell office:value-type="string">
            <text:p>de</text:p>
          </table:table-cell>
          <table:table-cell office:value-type="string">
            <text:p>depues</text:p>
          </table:table-cell>
          <table:table-cell office:value-type="string">
            <text:p>dal</text:p>
          </table:table-cell>
          <table:table-cell office:value-type="string">
            <text:p>von</text:p>
          </table:table-cell>
          <table:table-cell office:value-type="string">
            <text:p>din</text:p>
          </table:table-cell>
          <table:table-cell office:value-type="string">
            <text:p>ex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vor</text:p>
          </table:table-cell>
          <table:table-cell office:value-type="string">
            <text:p>front</text:p>
          </table:table-cell>
          <table:table-cell office:value-type="string">
            <text:p>frente</text:p>
          </table:table-cell>
          <table:table-cell office:value-type="string">
            <text:p>devant</text:p>
          </table:table-cell>
          <table:table-cell office:value-type="string">
            <text:p>fronte</text:p>
          </table:table-cell>
          <table:table-cell office:value-type="string">
            <text:p>vor</text:p>
          </table:table-cell>
          <table:table-cell office:value-type="string">
            <text:p>înfața</text:p>
          </table:table-cell>
          <table:table-cell office:value-type="string">
            <text:p>pro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ya</text:p>
          </table:table-cell>
          <table:table-cell table:number-columns-repeated="4" office:value-type="string">
            <text:p>via</text:p>
          </table:table-cell>
          <table:table-cell office:value-type="string">
            <text:p>uber</text:p>
          </table:table-cell>
          <table:table-cell office:value-type="string">
            <text:p>prin,via</text:p>
          </table:table-cell>
          <table:table-cell table:style-name="ce58" office:value-type="string">
            <text:p>via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ybo</text:p>
          </table:table-cell>
          <table:table-cell office:value-type="string">
            <text:p>there</text:p>
          </table:table-cell>
          <table:table-cell office:value-type="string">
            <text:p>ahí</text:p>
          </table:table-cell>
          <table:table-cell table:number-columns-repeated="2" office:value-type="string">
            <text:p>Là</text:p>
          </table:table-cell>
          <table:table-cell office:value-type="string">
            <text:p>Dort</text:p>
          </table:table-cell>
          <table:table-cell office:value-type="string">
            <text:p>acolo</text:p>
          </table:table-cell>
          <table:table-cell office:value-type="string">
            <text:p>ibi</text:p>
          </table:table-cell>
          <table:table-cell/>
        </table:table-row>
        <table:table-row table:style-name="ro1">
          <table:table-cell office:value-type="string">
            <text:p>english</text:p>
          </table:table-cell>
          <table:table-cell office:value-type="float" office:value="3">
            <text:p>3</text:p>
          </table:table-cell>
          <table:table-cell office:value-type="string">
            <text:p>yet</text:p>
          </table:table-cell>
          <table:table-cell table:style-name="ce55" office:value-type="string">
            <text:p>yet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noch</text:p>
          </table:table-cell>
          <table:table-cell office:value-type="string">
            <text:p>inca</text:p>
          </table:table-cell>
          <table:table-cell office:value-type="string">
            <text:p>nondu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eko</text:p>
          </table:table-cell>
          <table:table-cell office:value-type="string">
            <text:p>Equal sign</text:p>
          </table:table-cell>
          <table:table-cell office:value-type="string">
            <text:p>parsignum</text:p>
          </table:table-cell>
          <table:table-cell office:value-type="string">
            <text:p>Signeégal</text:p>
          </table:table-cell>
          <table:table-cell office:value-type="string">
            <text:p>Uguale</text:p>
          </table:table-cell>
          <table:table-cell office:value-type="string">
            <text:p>Gleichheitszeichen</text:p>
          </table:table-cell>
          <table:table-cell office:value-type="string">
            <text:p>Semnegal</text:p>
          </table:table-cell>
          <table:table-cell office:value-type="string">
            <text:p>parsignum</text:p>
          </table:table-cell>
          <table:table-cell/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eva</text:p>
          </table:table-cell>
          <table:table-cell table:style-name="ce41" office:value-type="string">
            <text:p>Semicolon</text:p>
          </table:table-cell>
          <table:table-cell office:value-type="string">
            <text:p>semicolon</text:p>
          </table:table-cell>
          <table:table-cell office:value-type="string">
            <text:p>Point-virgule</text:p>
          </table:table-cell>
          <table:table-cell office:value-type="string">
            <text:p>Puntoevirgola</text:p>
          </table:table-cell>
          <table:table-cell office:value-type="string">
            <text:p>Semikolon</text:p>
          </table:table-cell>
          <table:table-cell office:value-type="string">
            <text:p>Punctşivirgulă</text:p>
          </table:table-cell>
          <table:table-cell office:value-type="string">
            <text:p>semicolon</text:p>
          </table:table-cell>
          <table:table-cell/>
        </table:table-row>
        <table:table-row table:style-name="ro2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yna</text:p>
          </table:table-cell>
          <table:table-cell table:style-name="ce41" office:value-type="string">
            <text:p>inside</text:p>
          </table:table-cell>
          <table:table-cell table:number-columns-repeated="2" office:value-type="string">
            <text:p>en</text:p>
          </table:table-cell>
          <table:table-cell office:value-type="string">
            <text:p>in</text:p>
          </table:table-cell>
          <table:table-cell office:value-type="string">
            <text:p>innen</text:p>
          </table:table-cell>
          <table:table-cell office:value-type="string">
            <text:p>înăuntru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yno</text:p>
          </table:table-cell>
          <table:table-cell office:value-type="string">
            <text:p>into</text:p>
          </table:table-cell>
          <table:table-cell office:value-type="string">
            <text:p>dentro</text:p>
          </table:table-cell>
          <table:table-cell office:value-type="string">
            <text:p>dans</text:p>
          </table:table-cell>
          <table:table-cell office:value-type="string">
            <text:p>dentro,comemotoaluogo,andaredadentroafuori:IputmyhandinTOmypocket=mettolamanointasca</text:p>
          </table:table-cell>
          <table:table-cell office:value-type="string">
            <text:p>in</text:p>
          </table:table-cell>
          <table:table-cell office:value-type="string">
            <text:p>în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yor</text:p>
          </table:table-cell>
          <table:table-cell office:value-type="string">
            <text:p>shall</text:p>
          </table:table-cell>
          <table:table-cell office:value-type="string">
            <text:p>deberá</text:p>
          </table:table-cell>
          <table:table-cell office:value-type="string">
            <text:p>doit</text:p>
          </table:table-cell>
          <table:table-cell office:value-type="string">
            <text:p>deve</text:p>
          </table:table-cell>
          <table:table-cell office:value-type="string">
            <text:p>soll</text:p>
          </table:table-cell>
          <table:table-cell office:value-type="string">
            <text:p>trebuie</text:p>
          </table:table-cell>
          <table:table-cell office:value-type="string">
            <text:p>eoru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epa</text:p>
          </table:table-cell>
          <table:table-cell office:value-type="string">
            <text:p>Colon</text:p>
          </table:table-cell>
          <table:table-cell office:value-type="string">
            <text:p>colonia</text:p>
          </table:table-cell>
          <table:table-cell office:value-type="string">
            <text:p>Côlon</text:p>
          </table:table-cell>
          <table:table-cell office:value-type="string">
            <text:p>Colon</text:p>
          </table:table-cell>
          <table:table-cell office:value-type="string">
            <text:p>Doppelpunkt</text:p>
          </table:table-cell>
          <table:table-cell office:value-type="string">
            <text:p>Colon</text:p>
          </table:table-cell>
          <table:table-cell office:value-type="string">
            <text:p>colonia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yse</text:p>
          </table:table-cell>
          <table:table-cell office:value-type="string">
            <text:p>the</text:p>
          </table:table-cell>
          <table:table-cell office:value-type="string">
            <text:p>el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das</text:p>
          </table:table-cell>
          <table:table-cell office:value-type="string">
            <text:p>aceste</text:p>
          </table:table-cell>
          <table:table-cell office:value-type="string">
            <text:p>quod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zya</text:p>
          </table:table-cell>
          <table:table-cell office:value-type="string">
            <text:p>its</text:p>
          </table:table-cell>
          <table:table-cell office:value-type="string">
            <text:p>eius</text:p>
          </table:table-cell>
          <table:table-cell office:value-type="string">
            <text:p>ses</text:p>
          </table:table-cell>
          <table:table-cell office:value-type="string">
            <text:p>suo</text:p>
          </table:table-cell>
          <table:table-cell office:value-type="string">
            <text:p>esist</text:p>
          </table:table-cell>
          <table:table-cell office:value-type="string">
            <text:p>este</text:p>
          </table:table-cell>
          <table:table-cell office:value-type="string">
            <text:p>eius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nyq</text:p>
          </table:table-cell>
          <table:table-cell office:value-type="string">
            <text:p>nor</text:p>
          </table:table-cell>
          <table:table-cell table:number-columns-repeated="2" office:value-type="string">
            <text:p>ni</text:p>
          </table:table-cell>
          <table:table-cell office:value-type="string">
            <text:p>né</text:p>
          </table:table-cell>
          <table:table-cell office:value-type="string">
            <text:p>Noch</text:p>
          </table:table-cell>
          <table:table-cell office:value-type="string">
            <text:p>nici</text:p>
          </table:table-cell>
          <table:table-cell office:value-type="string">
            <text:p>neque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axa</text:p>
          </table:table-cell>
          <table:table-cell office:value-type="string">
            <text:p>correct</text:p>
          </table:table-cell>
          <table:table-cell office:value-type="string">
            <text:p>correcto</text:p>
          </table:table-cell>
          <table:table-cell office:value-type="string">
            <text:p>correct</text:p>
          </table:table-cell>
          <table:table-cell office:value-type="string">
            <text:p>corretta</text:p>
          </table:table-cell>
          <table:table-cell office:value-type="string">
            <text:p>richtig</text:p>
          </table:table-cell>
          <table:table-cell office:value-type="string">
            <text:p>corect</text:p>
          </table:table-cell>
          <table:table-cell office:value-type="string">
            <text:p>veru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qau</text:p>
          </table:table-cell>
          <table:table-cell office:value-type="string">
            <text:p>hello</text:p>
          </table:table-cell>
          <table:table-cell office:value-type="string">
            <text:p>Hola</text:p>
          </table:table-cell>
          <table:table-cell office:value-type="string">
            <text:p>Bonjour</text:p>
          </table:table-cell>
          <table:table-cell office:value-type="string">
            <text:p>Ciao</text:p>
          </table:table-cell>
          <table:table-cell office:value-type="string">
            <text:p>Hallo</text:p>
          </table:table-cell>
          <table:table-cell office:value-type="string">
            <text:p>buna</text:p>
          </table:table-cell>
          <table:table-cell office:value-type="string">
            <text:p>Salve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sol</text:p>
          </table:table-cell>
          <table:table-cell office:value-type="string">
            <text:p>only</text:p>
          </table:table-cell>
          <table:table-cell office:value-type="string">
            <text:p>solamente</text:p>
          </table:table-cell>
          <table:table-cell office:value-type="string">
            <text:p>seulement</text:p>
          </table:table-cell>
          <table:table-cell office:value-type="string">
            <text:p>solo</text:p>
          </table:table-cell>
          <table:table-cell office:value-type="string">
            <text:p>nur</text:p>
          </table:table-cell>
          <table:table-cell office:value-type="string">
            <text:p>numai</text:p>
          </table:table-cell>
          <table:table-cell office:value-type="string">
            <text:p>tantu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ydo</text:p>
          </table:table-cell>
          <table:table-cell office:value-type="string">
            <text:p>however</text:p>
          </table:table-cell>
          <table:table-cell office:value-type="string">
            <text:p>sin embargo</text:p>
          </table:table-cell>
          <table:table-cell office:value-type="string">
            <text:p>toutefois</text:p>
          </table:table-cell>
          <table:table-cell office:value-type="string">
            <text:p>tuttavia</text:p>
          </table:table-cell>
          <table:table-cell office:value-type="string">
            <text:p>jedoch</text:p>
          </table:table-cell>
          <table:table-cell office:value-type="string">
            <text:p>in orice caz</text:p>
          </table:table-cell>
          <table:table-cell office:value-type="string">
            <text:p>autem</text:p>
          </table:table-cell>
          <table:table-cell table:style-name="ce59" table:formula="of:=VLOOKUP([.C118];[W2.C$2:W2.D1623];2;0)" office:value-type="float" office:value="0">
            <text:p>#N/A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syn</text:p>
          </table:table-cell>
          <table:table-cell office:value-type="string">
            <text:p>without</text:p>
          </table:table-cell>
          <table:table-cell office:value-type="string">
            <text:p>sin</text:p>
          </table:table-cell>
          <table:table-cell office:value-type="string">
            <text:p>sans pour autant</text:p>
          </table:table-cell>
          <table:table-cell office:value-type="string">
            <text:p>senza</text:p>
          </table:table-cell>
          <table:table-cell office:value-type="string">
            <text:p>ohne</text:p>
          </table:table-cell>
          <table:table-cell office:value-type="string">
            <text:p>fără</text:p>
          </table:table-cell>
          <table:table-cell office:value-type="string">
            <text:p>sine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alo</text:p>
          </table:table-cell>
          <table:table-cell office:value-type="string">
            <text:p>alone</text:p>
          </table:table-cell>
          <table:table-cell office:value-type="string">
            <text:p>solo</text:p>
          </table:table-cell>
          <table:table-cell office:value-type="string">
            <text:p>seul</text:p>
          </table:table-cell>
          <table:table-cell office:value-type="string">
            <text:p>solo</text:p>
          </table:table-cell>
          <table:table-cell office:value-type="string">
            <text:p>allein</text:p>
          </table:table-cell>
          <table:table-cell office:value-type="string">
            <text:p>singur</text:p>
          </table:table-cell>
          <table:table-cell office:value-type="string">
            <text:p>solum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opa</text:p>
          </table:table-cell>
          <table:table-cell office:value-type="string">
            <text:p>step</text:p>
          </table:table-cell>
          <table:table-cell office:value-type="string">
            <text:p>paso</text:p>
          </table:table-cell>
          <table:table-cell office:value-type="string">
            <text:p>étape</text:p>
          </table:table-cell>
          <table:table-cell office:value-type="string">
            <text:p>passo</text:p>
          </table:table-cell>
          <table:table-cell office:value-type="string">
            <text:p>Schritt</text:p>
          </table:table-cell>
          <table:table-cell office:value-type="string">
            <text:p>Etapa</text:p>
          </table:table-cell>
          <table:table-cell office:value-type="string">
            <text:p>gradus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table:style-name="Default" office:value-type="string">
            <text:p>pau</text:p>
          </table:table-cell>
          <table:table-cell table:style-name="Default" office:value-type="string">
            <text:p>few</text:p>
          </table:table-cell>
          <table:table-cell table:style-name="Default" office:value-type="string">
            <text:p>pocos</text:p>
          </table:table-cell>
          <table:table-cell table:style-name="Default" office:value-type="string">
            <text:p>peu</text:p>
          </table:table-cell>
          <table:table-cell table:style-name="Default" office:value-type="string">
            <text:p>pochi</text:p>
          </table:table-cell>
          <table:table-cell table:style-name="Default" office:value-type="string">
            <text:p>wenige</text:p>
          </table:table-cell>
          <table:table-cell table:style-name="Default" office:value-type="string">
            <text:p>puțini</text:p>
          </table:table-cell>
          <table:table-cell table:style-name="Default" office:value-type="string">
            <text:p>pauci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table:style-name="Default" office:value-type="string">
            <text:p>van</text:p>
          </table:table-cell>
          <table:table-cell table:style-name="Default" office:value-type="string">
            <text:p>several</text:p>
          </table:table-cell>
          <table:table-cell table:style-name="Default" office:value-type="string">
            <text:p>varios</text:p>
          </table:table-cell>
          <table:table-cell table:style-name="Default" office:value-type="string">
            <text:p>nombreuses</text:p>
          </table:table-cell>
          <table:table-cell table:style-name="Default" office:value-type="string">
            <text:p>parecchi</text:p>
          </table:table-cell>
          <table:table-cell table:style-name="Default" office:value-type="string">
            <text:p>mehrere</text:p>
          </table:table-cell>
          <table:table-cell table:style-name="Default" office:value-type="string">
            <text:p>mai mulți</text:p>
          </table:table-cell>
          <table:table-cell table:style-name="Default" office:value-type="string">
            <text:p>aliquot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table:style-name="Default" office:value-type="string">
            <text:p>yxo</text:p>
          </table:table-cell>
          <table:table-cell table:style-name="Default" office:value-type="string">
            <text:p>approximative</text:p>
          </table:table-cell>
          <table:table-cell table:style-name="Default" office:value-type="string">
            <text:p>aproximada</text:p>
          </table:table-cell>
          <table:table-cell table:style-name="Default" office:value-type="string">
            <text:p>approximatif</text:p>
          </table:table-cell>
          <table:table-cell table:style-name="Default" office:value-type="string">
            <text:p>approximative</text:p>
          </table:table-cell>
          <table:table-cell table:style-name="Default" office:value-type="string">
            <text:p>ungefähr</text:p>
          </table:table-cell>
          <table:table-cell table:style-name="Default" office:value-type="string">
            <text:p>aproximativ</text:p>
          </table:table-cell>
          <table:table-cell table:style-name="Default" office:value-type="string">
            <text:p>approximative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table:style-name="Default" office:value-type="string">
            <text:p>may </text:p>
          </table:table-cell>
          <table:table-cell table:style-name="Default" office:value-type="string">
            <text:p>many </text:p>
          </table:table-cell>
          <table:table-cell table:style-name="Default" office:value-type="string">
            <text:p>muchos</text:p>
          </table:table-cell>
          <table:table-cell table:style-name="Default" office:value-type="string">
            <text:p>beaucoup</text:p>
          </table:table-cell>
          <table:table-cell table:style-name="Default" office:value-type="string">
            <text:p>molti</text:p>
          </table:table-cell>
          <table:table-cell table:style-name="Default" office:value-type="string">
            <text:p>viele</text:p>
          </table:table-cell>
          <table:table-cell table:style-name="Default" office:value-type="string">
            <text:p>mulți</text:p>
          </table:table-cell>
          <table:table-cell table:style-name="Default" office:value-type="string">
            <text:p>multis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table:style-name="Default" office:value-type="string">
            <text:p>plu </text:p>
          </table:table-cell>
          <table:table-cell table:style-name="Default" office:value-type="string">
            <text:p>more </text:p>
          </table:table-cell>
          <table:table-cell table:style-name="Default" office:value-type="string">
            <text:p>Más</text:p>
          </table:table-cell>
          <table:table-cell table:style-name="Default" office:value-type="string">
            <text:p>plus</text:p>
          </table:table-cell>
          <table:table-cell table:style-name="Default" office:value-type="string">
            <text:p>Di Più</text:p>
          </table:table-cell>
          <table:table-cell table:style-name="Default" office:value-type="string">
            <text:p>Mehr</text:p>
          </table:table-cell>
          <table:table-cell table:style-name="Default" office:value-type="string">
            <text:p>Mai Mult</text:p>
          </table:table-cell>
          <table:table-cell table:style-name="Default" office:value-type="string">
            <text:p>magis</text:p>
          </table:table-cell>
          <table:table-cell/>
        </table:table-row>
        <table:table-row table:style-name="ro1">
          <table:table-cell table:style-name="Default" table:number-columns-repeated="3"/>
          <table:table-cell table:style-name="Default" office:value-type="string">
            <text:p>while</text:p>
          </table:table-cell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3"/>
          <table:table-cell table:style-name="ce9" office:value-type="string">
            <text:p>thus</text:p>
          </table:table-cell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3"/>
          <table:table-cell table:style-name="ce9" office:value-type="string">
            <text:p>may not</text:p>
          </table:table-cell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3"/>
          <table:table-cell table:style-name="ce9" office:value-type="string">
            <text:p>well</text:p>
          </table:table-cell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3"/>
          <table:table-cell table:style-name="ce9" office:value-type="string">
            <text:p>not</text:p>
          </table:table-cell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3"/>
          <table:table-cell table:style-name="ce9" office:value-type="string">
            <text:p>case</text:p>
          </table:table-cell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3"/>
          <table:table-cell table:style-name="ce9" office:value-type="string">
            <text:p>along</text:p>
          </table:table-cell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3"/>
          <table:table-cell table:style-name="ce9" office:value-type="string">
            <text:p>far</text:p>
          </table:table-cell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3"/>
          <table:table-cell table:style-name="ce9" office:value-type="string">
            <text:p>same</text:p>
          </table:table-cell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3"/>
          <table:table-cell table:style-name="ce9" office:value-type="string">
            <text:p>neither</text:p>
          </table:table-cell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3"/>
          <table:table-cell table:style-name="ce9" office:value-type="string">
            <text:p>Through/by</text:p>
          </table:table-cell>
          <table:table-cell table:style-name="Default" table:number-columns-repeated="6"/>
          <table:table-cell/>
        </table:table-row>
      </table:table>
      <table:table table:name="prenume" table:style-name="ta1" table:print="false">
        <table:table-column table:style-name="co1" table:default-cell-style-name="ce61"/>
        <table:table-column table:style-name="co1" table:default-cell-style-name="Default"/>
        <table:table-column table:style-name="co15" table:default-cell-style-name="Default"/>
        <table:table-column table:style-name="co1" table:number-columns-repeated="1021" table:default-cell-style-name="Default"/>
        <table:table-row table:style-name="ro1">
          <table:table-cell table:style-name="ce60" office:value-type="string">
            <text:p>maj</text:p>
          </table:table-cell>
          <table:table-cell table:style-name="ce63" office:value-type="string">
            <text:p>English</text:p>
          </table:table-cell>
          <table:table-cell table:style-name="ce63" office:value-type="string">
            <text:p>Spanish</text:p>
          </table:table-cell>
          <table:table-cell table:style-name="ce63" office:value-type="string">
            <text:p>Romanian</text:p>
          </table:table-cell>
          <table:table-cell table:style-name="ce63" office:value-type="string">
            <text:p>latin</text:p>
          </table:table-cell>
          <table:table-cell table:style-name="ce65" office:value-type="string">
            <text:p>Italian</text:p>
          </table:table-cell>
          <table:table-cell table:style-name="ce63" office:value-type="string">
            <text:p>Franch</text:p>
          </table:table-cell>
          <table:table-cell table:style-name="ce63" office:value-type="string">
            <text:p>Polish</text:p>
          </table:table-cell>
          <table:table-cell table:style-name="ce63" office:value-type="string">
            <text:p>German</text:p>
          </table:table-cell>
          <table:table-cell table:number-columns-repeated="1015"/>
        </table:table-row>
        <table:table-row table:style-name="ro1">
          <table:table-cell table:style-name="ce60" office:value-type="string">
            <text:p>Nominativ</text:p>
          </table:table-cell>
          <table:table-cell table:style-name="ce59" table:number-columns-repeated="4"/>
          <table:table-cell table:style-name="ce66"/>
          <table:table-cell table:style-name="ce59" table:number-columns-repeated="1018"/>
        </table:table-row>
        <table:table-row table:style-name="ro1">
          <table:table-cell office:value-type="string">
            <text:p>yo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eu</text:p>
          </table:table-cell>
          <table:table-cell office:value-type="string">
            <text:p>ego</text:p>
          </table:table-cell>
          <table:table-cell table:style-name="ce67" office:value-type="string">
            <text:p>io</text:p>
          </table:table-cell>
          <table:table-cell office:value-type="string">
            <text:p>Je</text:p>
          </table:table-cell>
          <table:table-cell office:value-type="string">
            <text:p>ja</text:p>
          </table:table-cell>
          <table:table-cell office:value-type="string">
            <text:p>ich</text:p>
          </table:table-cell>
          <table:table-cell table:number-columns-repeated="1015"/>
        </table:table-row>
        <table:table-row table:style-name="ro1">
          <table:table-cell office:value-type="string">
            <text:p>t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tu</text:p>
          </table:table-cell>
          <table:table-cell office:value-type="string">
            <text:p>vos</text:p>
          </table:table-cell>
          <table:table-cell table:style-name="ce67" office:value-type="string">
            <text:p>voi</text:p>
          </table:table-cell>
          <table:table-cell office:value-type="string">
            <text:p>te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su</text:p>
          </table:table-cell>
          <table:table-cell office:value-type="string">
            <text:p>he</text:p>
          </table:table-cell>
          <table:table-cell table:number-columns-repeated="2" office:value-type="string">
            <text:p>el</text:p>
          </table:table-cell>
          <table:table-cell office:value-type="string">
            <text:p>ille</text:p>
          </table:table-cell>
          <table:table-cell table:style-name="ce67"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on</text:p>
          </table:table-cell>
          <table:table-cell office:value-type="string">
            <text:p>er</text:p>
          </table:table-cell>
          <table:table-cell table:number-columns-repeated="1015"/>
        </table:table-row>
        <table:table-row table:style-name="ro1">
          <table:table-cell table:style-name="ce60" office:value-type="string">
            <text:p>Plural</text:p>
          </table:table-cell>
          <table:table-cell table:style-name="ce59" table:number-columns-repeated="1023"/>
        </table:table-row>
        <table:table-row table:style-name="ro1">
          <table:table-cell office:value-type="string">
            <text:p>nu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table:style-name="ce67"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table:style-name="ce67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u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ei</text:p>
          </table:table-cell>
          <table:table-cell office:value-type="string">
            <text:p>illi</text:p>
          </table:table-cell>
          <table:table-cell table:style-name="ce67"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table:style-name="ce60" office:value-type="string">
            <text:p>Objective</text:p>
          </table:table-cell>
          <table:table-cell table:style-name="ce59" table:number-columns-repeated="1023"/>
        </table:table-row>
        <table:table-row table:style-name="ro1">
          <table:table-cell office:value-type="string">
            <text:p>my</text:p>
          </table:table-cell>
          <table:table-cell table:number-columns-repeated="2" office:value-type="string">
            <text:p>me</text:p>
          </table:table-cell>
          <table:table-cell office:value-type="string">
            <text:p>mă</text:p>
          </table:table-cell>
          <table:table-cell office:value-type="string">
            <text:p>mihi</text:p>
          </table:table-cell>
          <table:table-cell office:value-type="string">
            <text:p>me</text:p>
          </table:table-cell>
          <table:table-cell office:value-type="string">
            <text:p>moi</text:p>
          </table:table-cell>
          <table:table-cell office:value-type="string">
            <text:p>ja</text:p>
          </table:table-cell>
          <table:table-cell office:value-type="string">
            <text:p>mir</text:p>
          </table:table-cell>
          <table:table-cell table:number-columns-repeated="1015"/>
        </table:table-row>
        <table:table-row table:style-name="ro1">
          <table:table-cell office:value-type="string">
            <text:p>te</text:p>
          </table:table-cell>
          <table:table-cell office:value-type="string">
            <text:p>you</text:p>
          </table:table-cell>
          <table:table-cell table:number-columns-repeated="2" office:value-type="string">
            <text:p>te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sh</text:p>
          </table:table-cell>
          <table:table-cell office:value-type="string">
            <text:p>him</text:p>
          </table:table-cell>
          <table:table-cell office:value-type="string">
            <text:p>lo</text:p>
          </table:table-cell>
          <table:table-cell office:value-type="string">
            <text:p>îl</text:p>
          </table:table-cell>
          <table:table-cell/>
          <table:table-cell office:value-type="string">
            <text:p>esso</text:p>
          </table:table-cell>
          <table:table-cell office:value-type="string">
            <text:p>quoi</text:p>
          </table:table-cell>
          <table:table-cell office:value-type="string">
            <text:p>co</text:p>
          </table:table-cell>
          <table:table-cell office:value-type="string">
            <text:p>was</text:p>
          </table:table-cell>
          <table:table-cell table:number-columns-repeated="1015"/>
        </table:table-row>
        <table:table-row table:style-name="ro1">
          <table:table-cell table:style-name="ce62" office:value-type="string">
            <text:p>Plural</text:p>
          </table:table-cell>
          <table:table-cell table:style-name="ce64" table:number-columns-repeated="1023"/>
        </table:table-row>
        <table:table-row table:style-name="ro1">
          <table:table-cell office:value-type="string">
            <text:p>ne</text:p>
          </table:table-cell>
          <table:table-cell office:value-type="string">
            <text:p>us</text:p>
          </table:table-cell>
          <table:table-cell office:value-type="string">
            <text:p>nos </text:p>
          </table:table-cell>
          <table:table-cell office:value-type="string">
            <text:p>ne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h</text:p>
          </table:table-cell>
          <table:table-cell office:value-type="string">
            <text:p>you</text:p>
          </table:table-cell>
          <table:table-cell office:value-type="string">
            <text:p>os</text:p>
          </table:table-cell>
          <table:table-cell office:value-type="string">
            <text:p>vă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vh</text:p>
          </table:table-cell>
          <table:table-cell office:value-type="string">
            <text:p>them</text:p>
          </table:table-cell>
          <table:table-cell office:value-type="string">
            <text:p>los</text:p>
          </table:table-cell>
          <table:table-cell office:value-type="string">
            <text:p>îi</text:p>
          </table:table-cell>
          <table:table-cell/>
          <table:table-cell office:value-type="string">
            <text:p>il</text:p>
          </table:table-cell>
          <table:table-cell office:value-type="string">
            <text:p>Les</text:p>
          </table:table-cell>
          <table:table-cell/>
          <table:table-cell office:value-type="string">
            <text:p>die</text:p>
          </table:table-cell>
          <table:table-cell table:number-columns-repeated="1015"/>
        </table:table-row>
        <table:table-row table:style-name="ro1">
          <table:table-cell table:style-name="ce62" office:value-type="string">
            <text:p>Posesive</text:p>
          </table:table-cell>
          <table:table-cell table:style-name="ce64" table:number-columns-repeated="1023"/>
        </table:table-row>
        <table:table-row table:style-name="ro1">
          <table:table-cell office:value-type="string">
            <text:p>ma</text:p>
          </table:table-cell>
          <table:table-cell office:value-type="string">
            <text:p>mine</text:p>
          </table:table-cell>
          <table:table-cell table:number-columns-repeated="1022"/>
        </table:table-row>
        <table:table-row table:style-name="ro1">
          <table:table-cell office:value-type="string">
            <text:p>ta</text:p>
          </table:table-cell>
          <table:table-cell office:value-type="string">
            <text:p>yours</text:p>
          </table:table-cell>
          <table:table-cell table:number-columns-repeated="1022"/>
        </table:table-row>
        <table:table-row table:style-name="ro1">
          <table:table-cell office:value-type="string">
            <text:p>sa</text:p>
          </table:table-cell>
          <table:table-cell office:value-type="string">
            <text:p>his</text:p>
          </table:table-cell>
          <table:table-cell table:number-columns-repeated="1022"/>
        </table:table-row>
        <table:table-row table:style-name="ro1">
          <table:table-cell office:value-type="string">
            <text:p>na</text:p>
          </table:table-cell>
          <table:table-cell office:value-type="string">
            <text:p>ours</text:p>
          </table:table-cell>
          <table:table-cell table:number-columns-repeated="1022"/>
        </table:table-row>
        <table:table-row table:style-name="ro1">
          <table:table-cell office:value-type="string">
            <text:p>va</text:p>
          </table:table-cell>
          <table:table-cell office:value-type="string">
            <text:p>yours</text:p>
          </table:table-cell>
          <table:table-cell table:number-columns-repeated="1022"/>
        </table:table-row>
        <table:table-row table:style-name="ro1">
          <table:table-cell office:value-type="string">
            <text:p>za</text:p>
          </table:table-cell>
          <table:table-cell office:value-type="string">
            <text:p>theirs</text:p>
          </table:table-cell>
          <table:table-cell table:number-columns-repeated="102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ucte" table:style-name="ta1" table:print="false">
        <table:table-column table:style-name="co16" table:default-cell-style-name="Default"/>
        <table:table-column table:style-name="co1" table:number-columns-repeated="4" table:default-cell-style-name="Default"/>
        <table:table-column table:style-name="co17" table:default-cell-style-name="Default"/>
        <table:table-row table:style-name="ro1">
          <table:table-cell table:style-name="ce68" office:value-type="string">
            <text:p>plural</text:p>
          </table:table-cell>
          <table:table-cell table:style-name="ce68" office:value-type="string">
            <text:p>singular</text:p>
          </table:table-cell>
          <table:table-cell table:style-name="ce68" office:value-type="string">
            <text:p>english</text:p>
          </table:table-cell>
          <table:table-cell table:style-name="ce68" office:value-type="string">
            <text:p>spanish</text:p>
          </table:table-cell>
          <table:table-cell table:style-name="ce68" office:value-type="string">
            <text:p>franch</text:p>
          </table:table-cell>
          <table:table-cell table:style-name="ce68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a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pome</text:p>
          </table:table-cell>
          <table:table-cell office:value-type="string">
            <text:p>poma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mura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ra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a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grepe</text:p>
          </table:table-cell>
          <table:table-cell office:value-type="string">
            <text:p>grepa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uta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arada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a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table:number-columns-repeated="2"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table:number-columns-repeated="2"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eche</text:p>
          </table:table-cell>
          <table:table-cell office:value-type="string">
            <text:p>pecha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fresa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</text:p>
          </table:table-cell>
          <table:table-cell office:value-type="string">
            <text:p>guva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a</text:p>
          </table:table-cell>
          <table:table-cell office:value-type="string">
            <text:p>figua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citra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mele</text:p>
          </table:table-cell>
          <table:table-cell office:value-type="string">
            <text:p>mela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je</text:p>
          </table:table-cell>
          <table:table-cell office:value-type="string">
            <text:p>oreja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table:number-columns-repeated="2"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table table:name="bauturi" table:style-name="ta1" table:print="false">
        <table:table-column table:style-name="co1" table:number-columns-repeated="1024" table:default-cell-style-name="Default"/>
        <table:table-row table:style-name="ro1">
          <table:table-cell table:style-name="ce68" office:value-type="string">
            <text:p>maj</text:p>
          </table:table-cell>
          <table:table-cell table:style-name="ce68" office:value-type="string">
            <text:p>english</text:p>
          </table:table-cell>
          <table:table-cell table:style-name="ce68" office:value-type="string">
            <text:p>spanish</text:p>
          </table:table-cell>
          <table:table-cell table:style-name="ce68" office:value-type="string">
            <text:p>franch</text:p>
          </table:table-cell>
          <table:table-cell table:style-name="ce68" office:value-type="string">
            <text:p>italian</text:p>
          </table:table-cell>
          <table:table-cell table:style-name="ce68" office:value-type="string">
            <text:p>romanian</text:p>
          </table:table-cell>
          <table:table-cell table:style-name="ce37" table:number-columns-repeated="1018"/>
        </table:table-row>
        <table:table-row table:style-name="ro1">
          <table:table-cell office:value-type="string">
            <text:p>acua</text:p>
          </table:table-cell>
          <table:table-cell office:value-type="string">
            <text:p>water</text:p>
          </table:table-cell>
          <table:table-cell office:value-type="string">
            <text:p>agua </text:p>
          </table:table-cell>
          <table:table-cell office:value-type="string">
            <text:p>eau</text:p>
          </table:table-cell>
          <table:table-cell office:value-type="string">
            <text:p>acqua</text:p>
          </table:table-cell>
          <table:table-cell office:value-type="string">
            <text:p>apă</text:p>
          </table:table-cell>
          <table:table-cell table:number-columns-repeated="1018"/>
        </table:table-row>
        <table:table-row table:style-name="ro1">
          <table:table-cell office:value-type="string">
            <text:p>huga</text:p>
          </table:table-cell>
          <table:table-cell office:value-type="string">
            <text:p>juice</text:p>
          </table:table-cell>
          <table:table-cell office:value-type="string">
            <text:p>jugo </text:p>
          </table:table-cell>
          <table:table-cell office:value-type="string">
            <text:p>jus</text:p>
          </table:table-cell>
          <table:table-cell office:value-type="string">
            <text:p>succo</text:p>
          </table:table-cell>
          <table:table-cell office:value-type="string">
            <text:p>suc</text:p>
          </table:table-cell>
          <table:table-cell table:number-columns-repeated="1018"/>
        </table:table-row>
        <table:table-row table:style-name="ro1">
          <table:table-cell office:value-type="string">
            <text:p>lata</text:p>
          </table:table-cell>
          <table:table-cell office:value-type="string">
            <text:p>milk</text:p>
          </table:table-cell>
          <table:table-cell office:value-type="string">
            <text:p>leche 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pte</text:p>
          </table:table-cell>
          <table:table-cell table:number-columns-repeated="1018"/>
        </table:table-row>
        <table:table-row table:style-name="ro1">
          <table:table-cell office:value-type="string">
            <text:p>chia</text:p>
          </table:table-cell>
          <table:table-cell office:value-type="string">
            <text:p>tea</text:p>
          </table:table-cell>
          <table:table-cell office:value-type="string">
            <text:p>té </text:p>
          </table:table-cell>
          <table:table-cell office:value-type="string">
            <text:p>thé</text:p>
          </table:table-cell>
          <table:table-cell office:value-type="string">
            <text:p>tè</text:p>
          </table:table-cell>
          <table:table-cell office:value-type="string">
            <text:p>ceai</text:p>
          </table:table-cell>
          <table:table-cell table:number-columns-repeated="1018"/>
        </table:table-row>
        <table:table-row table:style-name="ro1">
          <table:table-cell office:value-type="string">
            <text:p>botla</text:p>
          </table:table-cell>
          <table:table-cell office:value-type="string">
            <text:p>bottle</text:p>
          </table:table-cell>
          <table:table-cell office:value-type="string">
            <text:p>botella </text:p>
          </table:table-cell>
          <table:table-cell office:value-type="string">
            <text:p>bouteille</text:p>
          </table:table-cell>
          <table:table-cell office:value-type="string">
            <text:p>bottiglia</text:p>
          </table:table-cell>
          <table:table-cell office:value-type="string">
            <text:p>sticla</text:p>
          </table:table-cell>
          <table:table-cell table:number-columns-repeated="1018"/>
        </table:table-row>
        <table:table-row table:style-name="ro1">
          <table:table-cell office:value-type="string">
            <text:p>glasa</text:p>
          </table:table-cell>
          <table:table-cell office:value-type="string">
            <text:p>ice</text:p>
          </table:table-cell>
          <table:table-cell office:value-type="string">
            <text:p>hielo </text:p>
          </table:table-cell>
          <table:table-cell office:value-type="string">
            <text:p>glace</text:p>
          </table:table-cell>
          <table:table-cell office:value-type="string">
            <text:p>ghiaccio</text:p>
          </table:table-cell>
          <table:table-cell office:value-type="string">
            <text:p>gheaţă</text:p>
          </table:table-cell>
          <table:table-cell table:number-columns-repeated="1018"/>
        </table:table-row>
        <table:table-row table:style-name="ro1">
          <table:table-cell office:value-type="string">
            <text:p>frapa</text:p>
          </table:table-cell>
          <table:table-cell office:value-type="string">
            <text:p>milkshake</text:p>
          </table:table-cell>
          <table:table-cell office:value-type="string">
            <text:p>leche batudo</text:p>
          </table:table-cell>
          <table:table-cell office:value-type="string">
            <text:p>laitfrappé</text:p>
          </table:table-cell>
          <table:table-cell office:value-type="string">
            <text:p>frappè</text:p>
          </table:table-cell>
          <table:table-cell office:value-type="string">
            <text:p>milkshake</text:p>
          </table:table-cell>
          <table:table-cell table:number-columns-repeated="1018"/>
        </table:table-row>
        <table:table-row table:style-name="ro1">
          <table:table-cell office:value-type="string">
            <text:p>cafea</text:p>
          </table:table-cell>
          <table:table-cell office:value-type="string">
            <text:p>coffee</text:p>
          </table:table-cell>
          <table:table-cell office:value-type="string">
            <text:p>café </text:p>
          </table:table-cell>
          <table:table-cell office:value-type="string">
            <text:p>café</text:p>
          </table:table-cell>
          <table:table-cell office:value-type="string">
            <text:p>caffè</text:p>
          </table:table-cell>
          <table:table-cell office:value-type="string">
            <text:p>cafea</text:p>
          </table:table-cell>
          <table:table-cell table:number-columns-repeated="1018"/>
        </table:table-row>
        <table:table-row table:style-name="ro1">
          <table:table-cell office:value-type="string">
            <text:p>shera</text:p>
          </table:table-cell>
          <table:table-cell office:value-type="string">
            <text:p>sherry</text:p>
          </table:table-cell>
          <table:table-cell office:value-type="string">
            <text:p>jerez </text:p>
          </table:table-cell>
          <table:table-cell table:number-columns-repeated="3" office:value-type="string">
            <text:p>sherry</text:p>
          </table:table-cell>
          <table:table-cell table:number-columns-repeated="1018"/>
        </table:table-row>
        <table:table-row table:style-name="ro1">
          <table:table-cell office:value-type="string">
            <text:p>fesca</text:p>
          </table:table-cell>
          <table:table-cell office:value-type="string">
            <text:p>softdrink</text:p>
          </table:table-cell>
          <table:table-cell office:value-type="string">
            <text:p>refresco </text:p>
          </table:table-cell>
          <table:table-cell office:value-type="string">
            <text:p>gazeuse</text:p>
          </table:table-cell>
          <table:table-cell office:value-type="string">
            <text:p>bibita</text:p>
          </table:table-cell>
          <table:table-cell office:value-type="string">
            <text:p>racoritoare</text:p>
          </table:table-cell>
          <table:table-cell table:number-columns-repeated="1018"/>
        </table:table-row>
        <table:table-row table:style-name="ro1">
          <table:table-cell office:value-type="string">
            <text:p>sidra</text:p>
          </table:table-cell>
          <table:table-cell office:value-type="string">
            <text:p>cider</text:p>
          </table:table-cell>
          <table:table-cell office:value-type="string">
            <text:p>sidra </text:p>
          </table:table-cell>
          <table:table-cell office:value-type="string">
            <text:p>cidre</text:p>
          </table:table-cell>
          <table:table-cell office:value-type="string">
            <text:p>sidro</text:p>
          </table:table-cell>
          <table:table-cell office:value-type="string">
            <text:p>cidru</text:p>
          </table:table-cell>
          <table:table-cell table:number-columns-repeated="1018"/>
        </table:table-row>
        <table:table-row table:style-name="ro1">
          <table:table-cell office:value-type="string">
            <text:p>alcol</text:p>
          </table:table-cell>
          <table:table-cell office:value-type="string">
            <text:p>alcohol</text:p>
          </table:table-cell>
          <table:table-cell office:value-type="string">
            <text:p>alcohol </text:p>
          </table:table-cell>
          <table:table-cell table:number-columns-repeated="3" office:value-type="string">
            <text:p>alcool</text:p>
          </table:table-cell>
          <table:table-cell table:number-columns-repeated="1018"/>
        </table:table-row>
        <table:table-row table:style-name="ro1">
          <table:table-cell office:value-type="string">
            <text:p>buzol</text:p>
          </table:table-cell>
          <table:table-cell office:value-type="string">
            <text:p>drink(buz)</text:p>
          </table:table-cell>
          <table:table-cell office:value-type="string">
            <text:p>beber </text:p>
          </table:table-cell>
          <table:table-cell office:value-type="string">
            <text:p>boisson</text:p>
          </table:table-cell>
          <table:table-cell office:value-type="string">
            <text:p>bere</text:p>
          </table:table-cell>
          <table:table-cell office:value-type="string">
            <text:p>băutură</text:p>
          </table:table-cell>
          <table:table-cell table:number-columns-repeated="1018"/>
        </table:table-row>
        <table:table-row table:style-name="ro1">
          <table:table-cell office:value-type="string">
            <text:p>berol</text:p>
          </table:table-cell>
          <table:table-cell office:value-type="string">
            <text:p>beer</text:p>
          </table:table-cell>
          <table:table-cell office:value-type="string">
            <text:p>cerveza </text:p>
          </table:table-cell>
          <table:table-cell office:value-type="string">
            <text:p>bière</text:p>
          </table:table-cell>
          <table:table-cell office:value-type="string">
            <text:p>birra</text:p>
          </table:table-cell>
          <table:table-cell office:value-type="string">
            <text:p>bere</text:p>
          </table:table-cell>
          <table:table-cell table:number-columns-repeated="1018"/>
        </table:table-row>
        <table:table-row table:style-name="ro1">
          <table:table-cell office:value-type="string">
            <text:p>braol</text:p>
          </table:table-cell>
          <table:table-cell office:value-type="string">
            <text:p>brandy</text:p>
          </table:table-cell>
          <table:table-cell office:value-type="string">
            <text:p>coñac </text:p>
          </table:table-cell>
          <table:table-cell table:number-columns-repeated="2" office:value-type="string">
            <text:p>brandy</text:p>
          </table:table-cell>
          <table:table-cell office:value-type="string">
            <text:p>coniac</text:p>
          </table:table-cell>
          <table:table-cell table:number-columns-repeated="1018"/>
        </table:table-row>
        <table:table-row table:style-name="ro1">
          <table:table-cell office:value-type="string">
            <text:p>vinol</text:p>
          </table:table-cell>
          <table:table-cell office:value-type="string">
            <text:p>wine</text:p>
          </table:table-cell>
          <table:table-cell office:value-type="string">
            <text:p>vino </text:p>
          </table:table-cell>
          <table:table-cell office:value-type="string">
            <text:p>vin</text:p>
          </table:table-cell>
          <table:table-cell office:value-type="string">
            <text:p>vino</text:p>
          </table:table-cell>
          <table:table-cell office:value-type="string">
            <text:p>vin</text:p>
          </table:table-cell>
          <table:table-cell table:number-columns-repeated="1018"/>
        </table:table-row>
        <table:table-row table:style-name="ro1">
          <table:table-cell office:value-type="string">
            <text:p>vodol</text:p>
          </table:table-cell>
          <table:table-cell office:value-type="string">
            <text:p>vodka</text:p>
          </table:table-cell>
          <table:table-cell office:value-type="string">
            <text:p>vodka </text:p>
          </table:table-cell>
          <table:table-cell table:number-columns-repeated="2" office:value-type="string">
            <text:p>vodka</text:p>
          </table:table-cell>
          <table:table-cell office:value-type="string">
            <text:p>vodcă</text:p>
          </table:table-cell>
          <table:table-cell table:number-columns-repeated="1018"/>
        </table:table-row>
      </table:table>
      <table:table table:name="numere" table:style-name="ta1" table:print="false">
        <table:table-column table:style-name="co18" table:default-cell-style-name="Default"/>
        <table:table-column table:style-name="co1" table:default-cell-style-name="Default"/>
        <table:table-column table:style-name="co1" table:default-cell-style-name="ce61"/>
        <table:table-column table:style-name="co1" table:number-columns-repeated="2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row table:style-name="ro1">
          <table:table-cell table:style-name="ce69" office:value-type="string">
            <text:p>Numeral</text:p>
          </table:table-cell>
          <table:table-cell table:style-name="ce69" office:value-type="string">
            <text:p>DWO</text:p>
          </table:table-cell>
          <table:table-cell table:style-name="ce72" office:value-type="string">
            <text:p>Maj</text:p>
          </table:table-cell>
          <table:table-cell table:style-name="ce69" office:value-type="string">
            <text:p>English</text:p>
          </table:table-cell>
          <table:table-cell table:style-name="ce69" office:value-type="string">
            <text:p>Spanish</text:p>
          </table:table-cell>
          <table:table-cell table:style-name="ce69" office:value-type="string">
            <text:p>Franch</text:p>
          </table:table-cell>
          <table:table-cell table:style-name="ce69" office:value-type="string">
            <text:p>Italian</text:p>
          </table:table-cell>
          <table:table-cell table:style-name="ce69" office:value-type="string">
            <text:p>Latin</text:p>
          </table:table-cell>
          <table:table-cell table:style-name="ce69" office:value-type="string">
            <text:p>Romanian</text:p>
          </table:table-cell>
          <table:table-cell table:style-name="ce69" office:value-type="string">
            <text:p>German</text:p>
          </table:table-cell>
        </table:table-row>
        <table:table-row table:style-name="ro1">
          <table:table-cell table:style-name="ce70" office:value-type="float" office:value="0">
            <text:p>0</text:p>
          </table:table-cell>
          <table:table-cell table:style-name="ce70" office:value-type="string">
            <text:p>ny</text:p>
          </table:table-cell>
          <table:table-cell table:style-name="ce73" office:value-type="string">
            <text:p>nyl</text:p>
          </table:table-cell>
          <table:table-cell table:style-name="ce75" office:value-type="string">
            <text:p>zero</text:p>
          </table:table-cell>
          <table:table-cell table:style-name="ce75" office:value-type="string">
            <text:p>cero</text:p>
          </table:table-cell>
          <table:table-cell table:style-name="ce75" office:value-type="string">
            <text:p>zéro</text:p>
          </table:table-cell>
          <table:table-cell table:style-name="ce75" office:value-type="string">
            <text:p>nulla</text:p>
          </table:table-cell>
          <table:table-cell table:style-name="ce75" office:value-type="string">
            <text:p>null</text:p>
          </table:table-cell>
          <table:table-cell table:style-name="ce75" office:value-type="string">
            <text:p>zero</text:p>
          </table:table-cell>
          <table:table-cell table:style-name="ce75" office:value-type="string">
            <text:p>null</text:p>
          </table:table-cell>
        </table:table-row>
        <table:table-row table:style-name="ro1">
          <table:table-cell table:style-name="ce70" office:value-type="float" office:value="1">
            <text:p>1</text:p>
          </table:table-cell>
          <table:table-cell table:style-name="ce70" office:value-type="string">
            <text:p>un</text:p>
          </table:table-cell>
          <table:table-cell table:style-name="ce73" office:value-type="string">
            <text:p>una</text:p>
          </table:table-cell>
          <table:table-cell table:style-name="ce76" office:value-type="string">
            <text:p>one</text:p>
          </table:table-cell>
          <table:table-cell table:style-name="ce76" office:value-type="string">
            <text:p>uno</text:p>
          </table:table-cell>
          <table:table-cell table:style-name="ce76" office:value-type="string">
            <text:p>un</text:p>
          </table:table-cell>
          <table:table-cell table:style-name="ce76" office:value-type="string">
            <text:p>uno</text:p>
          </table:table-cell>
          <table:table-cell table:style-name="ce76" office:value-type="string">
            <text:p>unum</text:p>
          </table:table-cell>
          <table:table-cell table:style-name="ce76" office:value-type="string">
            <text:p>unu</text:p>
          </table:table-cell>
          <table:table-cell table:style-name="ce76" office:value-type="string">
            <text:p>ein</text:p>
          </table:table-cell>
        </table:table-row>
        <table:table-row table:style-name="ro1">
          <table:table-cell table:style-name="ce70" office:value-type="float" office:value="2">
            <text:p>2</text:p>
          </table:table-cell>
          <table:table-cell table:style-name="ce70" office:value-type="string">
            <text:p>du</text:p>
          </table:table-cell>
          <table:table-cell table:style-name="ce73" office:value-type="string">
            <text:p>dua</text:p>
          </table:table-cell>
          <table:table-cell table:style-name="ce76" office:value-type="string">
            <text:p>two</text:p>
          </table:table-cell>
          <table:table-cell table:style-name="ce76" office:value-type="string">
            <text:p>dos</text:p>
          </table:table-cell>
          <table:table-cell table:style-name="ce76" office:value-type="string">
            <text:p>deux</text:p>
          </table:table-cell>
          <table:table-cell table:style-name="ce76" office:value-type="string">
            <text:p>due</text:p>
          </table:table-cell>
          <table:table-cell table:style-name="ce76" office:value-type="string">
            <text:p>duo</text:p>
          </table:table-cell>
          <table:table-cell table:style-name="ce76" office:value-type="string">
            <text:p>doi</text:p>
          </table:table-cell>
          <table:table-cell table:style-name="ce76" office:value-type="string">
            <text:p>zwei</text:p>
          </table:table-cell>
        </table:table-row>
        <table:table-row table:style-name="ro1">
          <table:table-cell table:style-name="ce70" office:value-type="float" office:value="3">
            <text:p>3</text:p>
          </table:table-cell>
          <table:table-cell table:style-name="ce70" office:value-type="string">
            <text:p>re</text:p>
          </table:table-cell>
          <table:table-cell table:style-name="ce73" office:value-type="string">
            <text:p>rea</text:p>
          </table:table-cell>
          <table:table-cell table:style-name="ce76" office:value-type="string">
            <text:p>three</text:p>
          </table:table-cell>
          <table:table-cell table:style-name="ce76" office:value-type="string">
            <text:p>tres</text:p>
          </table:table-cell>
          <table:table-cell table:style-name="ce76" office:value-type="string">
            <text:p>trois</text:p>
          </table:table-cell>
          <table:table-cell table:style-name="ce76" office:value-type="string">
            <text:p>tre</text:p>
          </table:table-cell>
          <table:table-cell table:style-name="ce76" office:value-type="string">
            <text:p>tribus</text:p>
          </table:table-cell>
          <table:table-cell table:style-name="ce76" office:value-type="string">
            <text:p>trei</text:p>
          </table:table-cell>
          <table:table-cell table:style-name="ce76" office:value-type="string">
            <text:p>drei</text:p>
          </table:table-cell>
        </table:table-row>
        <table:table-row table:style-name="ro1">
          <table:table-cell table:style-name="ce70" office:value-type="float" office:value="4">
            <text:p>4</text:p>
          </table:table-cell>
          <table:table-cell table:style-name="ce70" office:value-type="string">
            <text:p>qe</text:p>
          </table:table-cell>
          <table:table-cell table:style-name="ce73" office:value-type="string">
            <text:p>qua</text:p>
          </table:table-cell>
          <table:table-cell table:style-name="ce76" office:value-type="string">
            <text:p>four</text:p>
          </table:table-cell>
          <table:table-cell table:style-name="ce76" office:value-type="string">
            <text:p>cuatro</text:p>
          </table:table-cell>
          <table:table-cell table:style-name="ce76" office:value-type="string">
            <text:p>quatre</text:p>
          </table:table-cell>
          <table:table-cell table:style-name="ce76" office:value-type="string">
            <text:p>quattro</text:p>
          </table:table-cell>
          <table:table-cell table:style-name="ce76" office:value-type="string">
            <text:p>quattuor</text:p>
          </table:table-cell>
          <table:table-cell table:style-name="ce76" office:value-type="string">
            <text:p>patru</text:p>
          </table:table-cell>
          <table:table-cell table:style-name="ce76" office:value-type="string">
            <text:p>vier</text:p>
          </table:table-cell>
        </table:table-row>
        <table:table-row table:style-name="ro1">
          <table:table-cell table:style-name="ce70" office:value-type="float" office:value="5">
            <text:p>5</text:p>
          </table:table-cell>
          <table:table-cell table:style-name="ce70" office:value-type="string">
            <text:p>pe</text:p>
          </table:table-cell>
          <table:table-cell table:style-name="ce73" office:value-type="string">
            <text:p>pen</text:p>
          </table:table-cell>
          <table:table-cell table:style-name="ce76" office:value-type="string">
            <text:p>five</text:p>
          </table:table-cell>
          <table:table-cell table:style-name="ce76" office:value-type="string">
            <text:p>cinco</text:p>
          </table:table-cell>
          <table:table-cell table:style-name="ce76" office:value-type="string">
            <text:p>cinq</text:p>
          </table:table-cell>
          <table:table-cell table:style-name="ce76" office:value-type="string">
            <text:p>cinque</text:p>
          </table:table-cell>
          <table:table-cell table:style-name="ce76" office:value-type="string">
            <text:p>quinque</text:p>
          </table:table-cell>
          <table:table-cell table:style-name="ce76" office:value-type="string">
            <text:p>cinci</text:p>
          </table:table-cell>
          <table:table-cell table:style-name="ce76" office:value-type="string">
            <text:p>fünf</text:p>
          </table:table-cell>
        </table:table-row>
        <table:table-row table:style-name="ro1">
          <table:table-cell table:style-name="ce70" office:value-type="float" office:value="6">
            <text:p>6</text:p>
          </table:table-cell>
          <table:table-cell table:style-name="ce70" office:value-type="string">
            <text:p>se</text:p>
          </table:table-cell>
          <table:table-cell table:style-name="ce73" office:value-type="string">
            <text:p>sea</text:p>
          </table:table-cell>
          <table:table-cell table:style-name="ce76" office:value-type="string">
            <text:p>six</text:p>
          </table:table-cell>
          <table:table-cell table:style-name="ce76" office:value-type="string">
            <text:p>seis</text:p>
          </table:table-cell>
          <table:table-cell table:style-name="ce76" office:value-type="string">
            <text:p>six</text:p>
          </table:table-cell>
          <table:table-cell table:style-name="ce76" office:value-type="string">
            <text:p>sei</text:p>
          </table:table-cell>
          <table:table-cell table:style-name="ce76" office:value-type="string">
            <text:p>sex</text:p>
          </table:table-cell>
          <table:table-cell table:style-name="ce76" office:value-type="string">
            <text:p>sase</text:p>
          </table:table-cell>
          <table:table-cell table:style-name="ce76" office:value-type="string">
            <text:p>sechs</text:p>
          </table:table-cell>
        </table:table-row>
        <table:table-row table:style-name="ro1">
          <table:table-cell table:style-name="ce70" office:value-type="float" office:value="7">
            <text:p>7</text:p>
          </table:table-cell>
          <table:table-cell table:style-name="ce70" office:value-type="string">
            <text:p>xe</text:p>
          </table:table-cell>
          <table:table-cell table:style-name="ce73" office:value-type="string">
            <text:p>xea</text:p>
          </table:table-cell>
          <table:table-cell table:style-name="ce76" office:value-type="string">
            <text:p>seven</text:p>
          </table:table-cell>
          <table:table-cell table:style-name="ce76" office:value-type="string">
            <text:p>siete</text:p>
          </table:table-cell>
          <table:table-cell table:style-name="ce76" office:value-type="string">
            <text:p>sept</text:p>
          </table:table-cell>
          <table:table-cell table:style-name="ce76" office:value-type="string">
            <text:p>sette</text:p>
          </table:table-cell>
          <table:table-cell table:style-name="ce76" office:value-type="string">
            <text:p>septem</text:p>
          </table:table-cell>
          <table:table-cell table:style-name="ce76" office:value-type="string">
            <text:p>şapte</text:p>
          </table:table-cell>
          <table:table-cell table:style-name="ce76" office:value-type="string">
            <text:p>sieben</text:p>
          </table:table-cell>
        </table:table-row>
        <table:table-row table:style-name="ro1">
          <table:table-cell table:style-name="ce70" office:value-type="float" office:value="8">
            <text:p>8</text:p>
          </table:table-cell>
          <table:table-cell table:style-name="ce70" office:value-type="string">
            <text:p>ok</text:p>
          </table:table-cell>
          <table:table-cell table:style-name="ce73" office:value-type="string">
            <text:p>oka</text:p>
          </table:table-cell>
          <table:table-cell table:style-name="ce76" office:value-type="string">
            <text:p>eight</text:p>
          </table:table-cell>
          <table:table-cell table:style-name="ce76" office:value-type="string">
            <text:p>ocho</text:p>
          </table:table-cell>
          <table:table-cell table:style-name="ce76" office:value-type="string">
            <text:p>huit</text:p>
          </table:table-cell>
          <table:table-cell table:style-name="ce76" office:value-type="string">
            <text:p>otto</text:p>
          </table:table-cell>
          <table:table-cell table:style-name="ce76" office:value-type="string">
            <text:p>octo</text:p>
          </table:table-cell>
          <table:table-cell table:style-name="ce76" office:value-type="string">
            <text:p>opta</text:p>
          </table:table-cell>
          <table:table-cell table:style-name="ce76" office:value-type="string">
            <text:p>acht</text:p>
          </table:table-cell>
        </table:table-row>
        <table:table-row table:style-name="ro1">
          <table:table-cell table:style-name="ce70" office:value-type="float" office:value="9">
            <text:p>9</text:p>
          </table:table-cell>
          <table:table-cell table:style-name="ce70" office:value-type="string">
            <text:p>no</text:p>
          </table:table-cell>
          <table:table-cell table:style-name="ce73" office:value-type="string">
            <text:p>noa</text:p>
          </table:table-cell>
          <table:table-cell table:style-name="ce76" office:value-type="string">
            <text:p>nine</text:p>
          </table:table-cell>
          <table:table-cell table:style-name="ce76" office:value-type="string">
            <text:p>nuevo</text:p>
          </table:table-cell>
          <table:table-cell table:style-name="ce76" office:value-type="string">
            <text:p>nouveau</text:p>
          </table:table-cell>
          <table:table-cell table:style-name="ce76" office:value-type="string">
            <text:p>nuovo</text:p>
          </table:table-cell>
          <table:table-cell table:style-name="ce76" office:value-type="string">
            <text:p>novum</text:p>
          </table:table-cell>
          <table:table-cell table:style-name="ce76" office:value-type="string">
            <text:p>noua</text:p>
          </table:table-cell>
          <table:table-cell table:style-name="ce76" office:value-type="string">
            <text:p>neu</text:p>
          </table:table-cell>
        </table:table-row>
        <table:table-row table:style-name="ro1">
          <table:table-cell table:style-name="ce71" office:value-type="float" office:value="10">
            <text:p>10</text:p>
          </table:table-cell>
          <table:table-cell table:style-name="ce71"/>
          <table:table-cell table:style-name="ce74" office:value-type="string">
            <text:p>un'dyz</text:p>
          </table:table-cell>
          <table:table-cell table:style-name="ce77" office:value-type="string">
            <text:p>ten</text:p>
          </table:table-cell>
          <table:table-cell table:style-name="ce77" office:value-type="string">
            <text:p>diez</text:p>
          </table:table-cell>
          <table:table-cell table:style-name="ce77" office:value-type="string">
            <text:p>dix</text:p>
          </table:table-cell>
          <table:table-cell table:style-name="ce77" office:value-type="string">
            <text:p>dieci</text:p>
          </table:table-cell>
          <table:table-cell table:style-name="ce77" office:value-type="string">
            <text:p>decem</text:p>
          </table:table-cell>
          <table:table-cell table:style-name="ce77" office:value-type="string">
            <text:p>zece</text:p>
          </table:table-cell>
          <table:table-cell table:style-name="ce77" office:value-type="string">
            <text:p>zehn</text:p>
          </table:table-cell>
        </table:table-row>
        <table:table-row table:style-name="ro1">
          <table:table-cell table:style-name="ce71" office:value-type="float" office:value="20">
            <text:p>20</text:p>
          </table:table-cell>
          <table:table-cell table:style-name="ce71"/>
          <table:table-cell table:style-name="ce74" office:value-type="string">
            <text:p>du'dyz</text:p>
          </table:table-cell>
          <table:table-cell table:style-name="ce77" office:value-type="string">
            <text:p>twentieth</text:p>
          </table:table-cell>
          <table:table-cell table:style-name="ce77" office:value-type="string">
            <text:p>veinte</text:p>
          </table:table-cell>
          <table:table-cell table:style-name="ce77" office:value-type="string">
            <text:p>vingt</text:p>
          </table:table-cell>
          <table:table-cell table:style-name="ce77" office:value-type="string">
            <text:p>venti</text:p>
          </table:table-cell>
          <table:table-cell table:style-name="ce77" office:value-type="string">
            <text:p>viginti</text:p>
          </table:table-cell>
          <table:table-cell table:style-name="ce77" office:value-type="string">
            <text:p>douăzeci</text:p>
          </table:table-cell>
          <table:table-cell table:style-name="ce77" office:value-type="string">
            <text:p>zwanzig</text:p>
          </table:table-cell>
        </table:table-row>
        <table:table-row table:style-name="ro1">
          <table:table-cell table:style-name="ce71" office:value-type="float" office:value="30">
            <text:p>30</text:p>
          </table:table-cell>
          <table:table-cell table:style-name="ce71"/>
          <table:table-cell table:style-name="ce74" office:value-type="string">
            <text:p>re'dyz</text:p>
          </table:table-cell>
          <table:table-cell table:style-name="ce77" office:value-type="string">
            <text:p>thirtieth</text:p>
          </table:table-cell>
          <table:table-cell table:style-name="ce77" office:value-type="string">
            <text:p>treinta</text:p>
          </table:table-cell>
          <table:table-cell table:style-name="ce77" office:value-type="string">
            <text:p>trente</text:p>
          </table:table-cell>
          <table:table-cell table:style-name="ce77" office:value-type="string">
            <text:p>trenta</text:p>
          </table:table-cell>
          <table:table-cell table:style-name="ce77" office:value-type="string">
            <text:p>triginta</text:p>
          </table:table-cell>
          <table:table-cell table:style-name="ce77" office:value-type="string">
            <text:p>treizeci</text:p>
          </table:table-cell>
          <table:table-cell table:style-name="ce77" office:value-type="string">
            <text:p>dreißig</text:p>
          </table:table-cell>
        </table:table-row>
        <table:table-row table:style-name="ro1">
          <table:table-cell table:style-name="ce71" office:value-type="float" office:value="40">
            <text:p>40</text:p>
          </table:table-cell>
          <table:table-cell table:style-name="ce71"/>
          <table:table-cell table:style-name="ce74" office:value-type="string">
            <text:p>qu'dyz</text:p>
          </table:table-cell>
          <table:table-cell table:style-name="ce77" office:value-type="string">
            <text:p>forty</text:p>
          </table:table-cell>
          <table:table-cell table:style-name="ce77" office:value-type="string">
            <text:p>cuarenta</text:p>
          </table:table-cell>
          <table:table-cell table:style-name="ce77" office:value-type="string">
            <text:p>quarante</text:p>
          </table:table-cell>
          <table:table-cell table:style-name="ce77" office:value-type="string">
            <text:p>quaranta</text:p>
          </table:table-cell>
          <table:table-cell table:style-name="ce77" office:value-type="string">
            <text:p>quadraginta</text:p>
          </table:table-cell>
          <table:table-cell table:style-name="ce77" office:value-type="string">
            <text:p>patruzeci</text:p>
          </table:table-cell>
          <table:table-cell table:style-name="ce77" office:value-type="string">
            <text:p>vierzig</text:p>
          </table:table-cell>
        </table:table-row>
        <table:table-row table:style-name="ro1">
          <table:table-cell table:style-name="ce71" office:value-type="float" office:value="50">
            <text:p>50</text:p>
          </table:table-cell>
          <table:table-cell table:style-name="ce71"/>
          <table:table-cell table:style-name="ce74" office:value-type="string">
            <text:p>pe'dyz</text:p>
          </table:table-cell>
          <table:table-cell table:style-name="ce77" office:value-type="string">
            <text:p>fifty</text:p>
          </table:table-cell>
          <table:table-cell table:style-name="ce77" office:value-type="string">
            <text:p>cincuenta</text:p>
          </table:table-cell>
          <table:table-cell table:style-name="ce77" office:value-type="string">
            <text:p>cinquante</text:p>
          </table:table-cell>
          <table:table-cell table:style-name="ce77" office:value-type="string">
            <text:p>cinquanta</text:p>
          </table:table-cell>
          <table:table-cell table:style-name="ce77" office:value-type="string">
            <text:p>quinquaginta</text:p>
          </table:table-cell>
          <table:table-cell table:style-name="ce77" office:value-type="string">
            <text:p>cincizeci</text:p>
          </table:table-cell>
          <table:table-cell table:style-name="ce77" office:value-type="string">
            <text:p>fünfzig</text:p>
          </table:table-cell>
        </table:table-row>
        <table:table-row table:style-name="ro1">
          <table:table-cell table:style-name="ce71" office:value-type="float" office:value="60">
            <text:p>60</text:p>
          </table:table-cell>
          <table:table-cell table:style-name="ce71"/>
          <table:table-cell table:style-name="ce74" office:value-type="string">
            <text:p>se'dyz</text:p>
          </table:table-cell>
          <table:table-cell table:style-name="ce77" office:value-type="string">
            <text:p>sixty</text:p>
          </table:table-cell>
          <table:table-cell table:style-name="ce77" office:value-type="string">
            <text:p>sesenta</text:p>
          </table:table-cell>
          <table:table-cell table:style-name="ce77" office:value-type="string">
            <text:p>soixante</text:p>
          </table:table-cell>
          <table:table-cell table:style-name="ce77" office:value-type="string">
            <text:p>sessanta</text:p>
          </table:table-cell>
          <table:table-cell table:style-name="ce77" office:value-type="string">
            <text:p>sexaginta</text:p>
          </table:table-cell>
          <table:table-cell table:style-name="ce77" office:value-type="string">
            <text:p>saizeci</text:p>
          </table:table-cell>
          <table:table-cell table:style-name="ce77" office:value-type="string">
            <text:p>sechzig</text:p>
          </table:table-cell>
        </table:table-row>
        <table:table-row table:style-name="ro1">
          <table:table-cell table:style-name="ce71" office:value-type="float" office:value="70">
            <text:p>70</text:p>
          </table:table-cell>
          <table:table-cell table:style-name="ce71"/>
          <table:table-cell table:style-name="ce74" office:value-type="string">
            <text:p>xe'dyz</text:p>
          </table:table-cell>
          <table:table-cell table:style-name="ce77" office:value-type="string">
            <text:p>seventy</text:p>
          </table:table-cell>
          <table:table-cell table:style-name="ce77" office:value-type="string">
            <text:p>setenta</text:p>
          </table:table-cell>
          <table:table-cell table:style-name="ce77" office:value-type="string">
            <text:p>soixante-dix</text:p>
          </table:table-cell>
          <table:table-cell table:style-name="ce77" office:value-type="string">
            <text:p>settanta</text:p>
          </table:table-cell>
          <table:table-cell table:style-name="ce77" office:value-type="string">
            <text:p>septuaginta</text:p>
          </table:table-cell>
          <table:table-cell table:style-name="ce77" office:value-type="string">
            <text:p>saptezeci</text:p>
          </table:table-cell>
          <table:table-cell table:style-name="ce77" office:value-type="string">
            <text:p>siebzig</text:p>
          </table:table-cell>
        </table:table-row>
        <table:table-row table:style-name="ro1">
          <table:table-cell table:style-name="ce71" office:value-type="float" office:value="80">
            <text:p>80</text:p>
          </table:table-cell>
          <table:table-cell table:style-name="ce71"/>
          <table:table-cell table:style-name="ce74" office:value-type="string">
            <text:p>ok'dyz</text:p>
          </table:table-cell>
          <table:table-cell table:style-name="ce77" office:value-type="string">
            <text:p>eighty</text:p>
          </table:table-cell>
          <table:table-cell table:style-name="ce77" office:value-type="string">
            <text:p>ochenta</text:p>
          </table:table-cell>
          <table:table-cell table:style-name="ce77" office:value-type="string">
            <text:p>quatre-vingt</text:p>
          </table:table-cell>
          <table:table-cell table:style-name="ce77" office:value-type="string">
            <text:p>ottanta</text:p>
          </table:table-cell>
          <table:table-cell table:style-name="ce77" office:value-type="string">
            <text:p>octoginta</text:p>
          </table:table-cell>
          <table:table-cell table:style-name="ce77" office:value-type="string">
            <text:p>optzeci</text:p>
          </table:table-cell>
          <table:table-cell table:style-name="ce77" office:value-type="string">
            <text:p>achtzig</text:p>
          </table:table-cell>
        </table:table-row>
        <table:table-row table:style-name="ro1">
          <table:table-cell table:style-name="ce71" office:value-type="float" office:value="90">
            <text:p>90</text:p>
          </table:table-cell>
          <table:table-cell table:style-name="ce71"/>
          <table:table-cell table:style-name="ce74" office:value-type="string">
            <text:p>no'dyz</text:p>
          </table:table-cell>
          <table:table-cell table:style-name="ce77" office:value-type="string">
            <text:p>ninety</text:p>
          </table:table-cell>
          <table:table-cell table:style-name="ce77" office:value-type="string">
            <text:p>noventa</text:p>
          </table:table-cell>
          <table:table-cell table:style-name="ce77" office:value-type="string">
            <text:p>quatre-vingt dix</text:p>
          </table:table-cell>
          <table:table-cell table:style-name="ce77" office:value-type="string">
            <text:p>novanta</text:p>
          </table:table-cell>
          <table:table-cell table:style-name="ce77" office:value-type="string">
            <text:p>nonaginta</text:p>
          </table:table-cell>
          <table:table-cell table:style-name="ce77" office:value-type="string">
            <text:p>nouazeci</text:p>
          </table:table-cell>
          <table:table-cell table:style-name="ce77" office:value-type="string">
            <text:p>neunzig</text:p>
          </table:table-cell>
        </table:table-row>
        <table:table-row table:style-name="ro1">
          <table:table-cell table:style-name="ce71" office:value-type="float" office:value="100">
            <text:p>100</text:p>
          </table:table-cell>
          <table:table-cell table:style-name="ce71"/>
          <table:table-cell table:style-name="ce74" office:value-type="string">
            <text:p>cen</text:p>
          </table:table-cell>
          <table:table-cell table:style-name="ce77" office:value-type="string">
            <text:p>hundred</text:p>
          </table:table-cell>
          <table:table-cell table:style-name="ce77" office:value-type="string">
            <text:p>cien</text:p>
          </table:table-cell>
          <table:table-cell table:style-name="ce77" office:value-type="string">
            <text:p>cent</text:p>
          </table:table-cell>
          <table:table-cell table:style-name="ce77" office:value-type="string">
            <text:p>cento</text:p>
          </table:table-cell>
          <table:table-cell table:style-name="ce77" office:value-type="string">
            <text:p>centum</text:p>
          </table:table-cell>
          <table:table-cell table:style-name="ce77" office:value-type="string">
            <text:p>o sută</text:p>
          </table:table-cell>
          <table:table-cell table:style-name="ce77" office:value-type="string">
            <text:p>einhundert</text:p>
          </table:table-cell>
        </table:table-row>
        <table:table-row table:style-name="ro1">
          <table:table-cell table:style-name="ce71" office:value-type="float" office:value="1000">
            <text:p>1000</text:p>
          </table:table-cell>
          <table:table-cell table:style-name="ce71"/>
          <table:table-cell table:style-name="ce74" office:value-type="string">
            <text:p>myl</text:p>
          </table:table-cell>
          <table:table-cell table:style-name="ce77" office:value-type="string">
            <text:p>a thousand</text:p>
          </table:table-cell>
          <table:table-cell table:style-name="ce77" office:value-type="string">
            <text:p>o yo</text:p>
          </table:table-cell>
          <table:table-cell table:style-name="ce77" office:value-type="string">
            <text:p>o moi</text:p>
          </table:table-cell>
          <table:table-cell table:style-name="ce77" office:value-type="string">
            <text:p>o io</text:p>
          </table:table-cell>
          <table:table-cell table:style-name="ce77" office:value-type="string">
            <text:p>milia</text:p>
          </table:table-cell>
          <table:table-cell table:style-name="ce77" office:value-type="string">
            <text:p>o mie</text:p>
          </table:table-cell>
          <table:table-cell table:style-name="ce77" office:value-type="string">
            <text:p>o ich</text:p>
          </table:table-cell>
        </table:table-row>
        <table:table-row table:style-name="ro1">
          <table:table-cell table:style-name="ce71" office:value-type="float" office:value="1000000">
            <text:p>1000000</text:p>
          </table:table-cell>
          <table:table-cell table:style-name="ce71"/>
          <table:table-cell table:style-name="ce74" office:value-type="string">
            <text:p>mon</text:p>
          </table:table-cell>
          <table:table-cell table:style-name="ce77" office:value-type="string">
            <text:p>million</text:p>
          </table:table-cell>
          <table:table-cell table:style-name="ce77" office:value-type="string">
            <text:p>un millon</text:p>
          </table:table-cell>
          <table:table-cell table:style-name="ce77" office:value-type="string">
            <text:p>un million</text:p>
          </table:table-cell>
          <table:table-cell table:style-name="ce77" office:value-type="string">
            <text:p>un milione</text:p>
          </table:table-cell>
          <table:table-cell table:style-name="ce77"/>
          <table:table-cell table:style-name="ce77" office:value-type="string">
            <text:p>un milion</text:p>
          </table:table-cell>
          <table:table-cell table:style-name="ce77" office:value-type="string">
            <text:p>eine Million</text:p>
          </table:table-cell>
        </table:table-row>
        <table:table-row table:style-name="ro1">
          <table:table-cell table:style-name="ce71" office:value-type="float" office:value="1000000000">
            <text:p>1000000000</text:p>
          </table:table-cell>
          <table:table-cell table:style-name="ce71"/>
          <table:table-cell table:style-name="ce74" office:value-type="string">
            <text:p>byl</text:p>
          </table:table-cell>
          <table:table-cell table:number-columns-repeated="2" table:style-name="ce77" office:value-type="string">
            <text:p>bilion</text:p>
          </table:table-cell>
          <table:table-cell table:style-name="ce77" office:value-type="string">
            <text:p>un miliard</text:p>
          </table:table-cell>
          <table:table-cell table:style-name="ce77" office:value-type="string">
            <text:p>bilion</text:p>
          </table:table-cell>
          <table:table-cell table:style-name="ce77"/>
          <table:table-cell table:style-name="ce77" office:value-type="string">
            <text:p>un miliard</text:p>
          </table:table-cell>
          <table:table-cell table:style-name="ce77" office:value-type="string">
            <text:p>Milliarden</text:p>
          </table:table-cell>
        </table:table-row>
        <table:table-row table:style-name="ro1" table:number-rows-repeated="104855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emne" table:style-name="ta1" table:print="false">
        <table:table-column table:style-name="co1" table:number-columns-repeated="2" table:default-cell-style-name="Default"/>
        <table:table-column table:style-name="co21" table:default-cell-style-name="Default"/>
        <table:table-column table:style-name="co1" table:number-columns-repeated="3" table:default-cell-style-name="Default"/>
        <table:table-column table:style-name="co22" table:default-cell-style-name="Default"/>
        <table:table-row table:style-name="ro1">
          <table:table-cell table:style-name="ce78" office:value-type="string">
            <text:p>semn</text:p>
          </table:table-cell>
          <table:table-cell table:style-name="ce78" office:value-type="string">
            <text:p>maj</text:p>
          </table:table-cell>
          <table:table-cell table:style-name="ce78"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--</text:p>
          </table:table-cell>
          <table:table-cell office:value-type="string">
            <text:p>sao</text:p>
          </table:table-cell>
          <table:table-cell office:value-type="string">
            <text:p>Space</text:p>
          </table:table-cell>
          <table:table-cell table:number-columns-repeated="4"/>
        </table:table-row>
        <table:table-row table:style-name="ro1">
          <table:table-cell office:value-type="string">
            <text:p><text:s/>! </text:p>
          </table:table-cell>
          <table:table-cell office:value-type="string">
            <text:p>oha</text:p>
          </table:table-cell>
          <table:table-cell office:value-type="string">
            <text:p>Exclamation mark </text:p>
          </table:table-cell>
          <table:table-cell table:number-columns-repeated="4"/>
        </table:table-row>
        <table:table-row table:style-name="ro1">
          <table:table-cell office:value-type="string">
            <text:p><text:s/>" </text:p>
          </table:table-cell>
          <table:table-cell office:value-type="string">
            <text:p>kma</text:p>
          </table:table-cell>
          <table:table-cell office:value-type="string">
            <text:p>Double quotes ; Quotation mark ; speech marks </text:p>
          </table:table-cell>
          <table:table-cell table:number-columns-repeated="4"/>
        </table:table-row>
        <table:table-row table:style-name="ro1">
          <table:table-cell office:value-type="string">
            <text:p><text:s/># </text:p>
          </table:table-cell>
          <table:table-cell office:value-type="string">
            <text:p>hax</text:p>
          </table:table-cell>
          <table:table-cell office:value-type="string">
            <text:p>Number sign </text:p>
          </table:table-cell>
          <table:table-cell table:number-columns-repeated="4"/>
        </table:table-row>
        <table:table-row table:style-name="ro1">
          <table:table-cell office:value-type="string">
            <text:p><text:s/>$ </text:p>
          </table:table-cell>
          <table:table-cell office:value-type="string">
            <text:p>xyo</text:p>
          </table:table-cell>
          <table:table-cell office:value-type="string">
            <text:p>Dollar sign </text:p>
          </table:table-cell>
          <table:table-cell table:number-columns-repeated="4"/>
        </table:table-row>
        <table:table-row table:style-name="ro1">
          <table:table-cell office:value-type="string">
            <text:p><text:s/>% </text:p>
          </table:table-cell>
          <table:table-cell office:value-type="string">
            <text:p>qyo</text:p>
          </table:table-cell>
          <table:table-cell office:value-type="string">
            <text:p>Percent sign </text:p>
          </table:table-cell>
          <table:table-cell table:number-columns-repeated="4"/>
        </table:table-row>
        <table:table-row table:style-name="ro1">
          <table:table-cell office:value-type="string">
            <text:p><text:s/>&amp; </text:p>
          </table:table-cell>
          <table:table-cell office:value-type="string">
            <text:p>cyo</text:p>
          </table:table-cell>
          <table:table-cell office:value-type="string">
            <text:p>Ampersand</text:p>
          </table:table-cell>
          <table:table-cell table:number-columns-repeated="4"/>
        </table:table-row>
        <table:table-row table:style-name="ro1">
          <table:table-cell office:value-type="string">
            <text:p><text:s/>' </text:p>
          </table:table-cell>
          <table:table-cell office:value-type="string">
            <text:p>sma</text:p>
          </table:table-cell>
          <table:table-cell office:value-type="string">
            <text:p>Single quote or Apostrophe </text:p>
          </table:table-cell>
          <table:table-cell table:number-columns-repeated="4"/>
        </table:table-row>
        <table:table-row table:style-name="ro1">
          <table:table-cell office:value-type="string">
            <text:p><text:s/>( </text:p>
          </table:table-cell>
          <table:table-cell office:value-type="string">
            <text:p>bro</text:p>
          </table:table-cell>
          <table:table-cell office:value-type="string">
            <text:p>round brackets or parentheses, opening round bracket </text:p>
          </table:table-cell>
          <table:table-cell table:number-columns-repeated="4"/>
        </table:table-row>
        <table:table-row table:style-name="ro1">
          <table:table-cell office:value-type="string">
            <text:p><text:s/>) </text:p>
          </table:table-cell>
          <table:table-cell office:value-type="string">
            <text:p>bru</text:p>
          </table:table-cell>
          <table:table-cell office:value-type="string">
            <text:p>parentheses or round brackets, closing parentheses </text:p>
          </table:table-cell>
          <table:table-cell table:number-columns-repeated="4"/>
        </table:table-row>
        <table:table-row table:style-name="ro1">
          <table:table-cell office:value-type="string">
            <text:p><text:s/>* </text:p>
          </table:table-cell>
          <table:table-cell office:value-type="string">
            <text:p>sra</text:p>
          </table:table-cell>
          <table:table-cell office:value-type="string">
            <text:p>Asterisk </text:p>
          </table:table-cell>
          <table:table-cell table:number-columns-repeated="4"/>
        </table:table-row>
        <table:table-row table:style-name="ro1">
          <table:table-cell office:value-type="string">
            <text:p><text:s/>+ </text:p>
          </table:table-cell>
          <table:table-cell office:value-type="string">
            <text:p>pyw</text:p>
          </table:table-cell>
          <table:table-cell office:value-type="string">
            <text:p>Plus sign </text:p>
          </table:table-cell>
          <table:table-cell table:number-columns-repeated="4"/>
        </table:table-row>
        <table:table-row table:style-name="ro1">
          <table:table-cell office:value-type="string">
            <text:p><text:s/>, </text:p>
          </table:table-cell>
          <table:table-cell office:value-type="string">
            <text:p>oma</text:p>
          </table:table-cell>
          <table:table-cell office:value-type="string">
            <text:p>Comma </text:p>
          </table:table-cell>
          <table:table-cell table:number-columns-repeated="4"/>
        </table:table-row>
        <table:table-row table:style-name="ro1">
          <table:table-cell office:value-type="string">
            <text:p><text:s/>- </text:p>
          </table:table-cell>
          <table:table-cell office:value-type="string">
            <text:p>myw</text:p>
          </table:table-cell>
          <table:table-cell office:value-type="string">
            <text:p>Hyphen , minus sign </text:p>
          </table:table-cell>
          <table:table-cell table:number-columns-repeated="4"/>
        </table:table-row>
        <table:table-row table:style-name="ro1">
          <table:table-cell office:value-type="string">
            <text:p><text:s/>. </text:p>
          </table:table-cell>
          <table:table-cell office:value-type="string">
            <text:p>opa</text:p>
          </table:table-cell>
          <table:table-cell office:value-type="string">
            <text:p>Dot, full stop </text:p>
          </table:table-cell>
          <table:table-cell table:number-columns-repeated="4"/>
        </table:table-row>
        <table:table-row table:style-name="ro1">
          <table:table-cell office:value-type="string">
            <text:p><text:s/>/ </text:p>
          </table:table-cell>
          <table:table-cell office:value-type="string">
            <text:p>rua</text:p>
          </table:table-cell>
          <table:table-cell office:value-type="string">
            <text:p>Slash , forward slash , fraction bar , division slash </text:p>
          </table:table-cell>
          <table:table-cell table:number-columns-repeated="4"/>
        </table:table-row>
        <table:table-row table:style-name="ro1">
          <table:table-cell office:value-type="string">
            <text:p><text:s/>: </text:p>
          </table:table-cell>
          <table:table-cell office:value-type="string">
            <text:p>epa</text:p>
          </table:table-cell>
          <table:table-cell office:value-type="string">
            <text:p>Colon </text:p>
          </table:table-cell>
          <table:table-cell table:number-columns-repeated="4"/>
        </table:table-row>
        <table:table-row table:style-name="ro1">
          <table:table-cell office:value-type="string">
            <text:p><text:s/>; </text:p>
          </table:table-cell>
          <table:table-cell office:value-type="string">
            <text:p>eva</text:p>
          </table:table-cell>
          <table:table-cell office:value-type="string">
            <text:p>Semicolon </text:p>
          </table:table-cell>
          <table:table-cell table:number-columns-repeated="4"/>
        </table:table-row>
        <table:table-row table:style-name="ro1">
          <table:table-cell office:value-type="string">
            <text:p><text:s/>&lt; </text:p>
          </table:table-cell>
          <table:table-cell office:value-type="string">
            <text:p>luo</text:p>
          </table:table-cell>
          <table:table-cell office:value-type="string">
            <text:p>Less-than sign </text:p>
          </table:table-cell>
          <table:table-cell table:number-columns-repeated="4"/>
        </table:table-row>
        <table:table-row table:style-name="ro1">
          <table:table-cell office:value-type="string">
            <text:p><text:s/>= </text:p>
          </table:table-cell>
          <table:table-cell office:value-type="string">
            <text:p>eko</text:p>
          </table:table-cell>
          <table:table-cell office:value-type="string">
            <text:p>Equals sign </text:p>
          </table:table-cell>
          <table:table-cell table:number-columns-repeated="4"/>
        </table:table-row>
        <table:table-row table:style-name="ro1">
          <table:table-cell office:value-type="string">
            <text:p><text:s/>&gt; </text:p>
          </table:table-cell>
          <table:table-cell office:value-type="string">
            <text:p>gao</text:p>
          </table:table-cell>
          <table:table-cell office:value-type="string">
            <text:p>Greater-than sign ; Inequality </text:p>
          </table:table-cell>
          <table:table-cell table:number-columns-repeated="4"/>
        </table:table-row>
        <table:table-row table:style-name="ro1">
          <table:table-cell office:value-type="string">
            <text:p><text:s/>? </text:p>
          </table:table-cell>
          <table:table-cell office:value-type="string">
            <text:p>uha</text:p>
          </table:table-cell>
          <table:table-cell office:value-type="string">
            <text:p>Question mark </text:p>
          </table:table-cell>
          <table:table-cell table:number-columns-repeated="4"/>
        </table:table-row>
        <table:table-row table:style-name="ro1">
          <table:table-cell office:value-type="string">
            <text:p><text:s/>@ </text:p>
          </table:table-cell>
          <table:table-cell office:value-type="string">
            <text:p>ara</text:p>
          </table:table-cell>
          <table:table-cell office:value-type="string">
            <text:p>At sign </text:p>
          </table:table-cell>
          <table:table-cell table:number-columns-repeated="4"/>
        </table:table-row>
        <table:table-row table:style-name="ro1">
          <table:table-cell office:value-type="string">
            <text:p>`()`</text:p>
          </table:table-cell>
          <table:table-cell office:value-type="string">
            <text:p>bra <text:s text:c="3"/></text:p>
          </table:table-cell>
          <table:table-cell office:value-type="string">
            <text:p><text:s/>Round brackets </text:p>
          </table:table-cell>
          <table:table-cell table:number-columns-repeated="4"/>
        </table:table-row>
        <table:table-row table:style-name="ro1">
          <table:table-cell office:value-type="string">
            <text:p>`[]`</text:p>
          </table:table-cell>
          <table:table-cell office:value-type="string">
            <text:p>kra <text:s text:c="3"/></text:p>
          </table:table-cell>
          <table:table-cell office:value-type="string">
            <text:p><text:s/>Square brackets </text:p>
          </table:table-cell>
          <table:table-cell table:number-columns-repeated="4"/>
        </table:table-row>
        <table:table-row table:style-name="ro1">
          <table:table-cell office:value-type="string">
            <text:p>`{}`</text:p>
          </table:table-cell>
          <table:table-cell office:value-type="string">
            <text:p>sra <text:s text:c="3"/></text:p>
          </table:table-cell>
          <table:table-cell office:value-type="string">
            <text:p><text:s/>Curly brackets </text:p>
          </table:table-cell>
          <table:table-cell table:number-columns-repeated="4"/>
        </table:table-row>
      </table:table>
      <table:database-ranges>
        <table:database-range table:target-range-address="PPZ.A1:PPZ.G8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7">11/27/2019</text:date>, <text:time>05:28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1-27T05:28:51.33</dc:date>
    <meta:editing-duration>P23DT7H43M11S</meta:editing-duration>
    <meta:editing-cycles>251</meta:editing-cycles>
    <meta:document-statistic meta:table-count="10" meta:cell-count="3135" meta:object-count="0"/>
  </office:meta>
</office:document-meta>
</file>